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office:font-face-decls>
  <office:automatic-styles>
    <style:style style:name="ce1" style:family="table-cell" style:parent-style-name="Default" style:data-style-name="N0"/>
    <style:style style:name="ce2" style:family="table-cell" style:parent-style-name="Default" style:data-style-name="N3"/>
    <style:style style:name="ce3" style:family="table-cell" style:parent-style-name="Default" style:data-style-name="N15"/>
    <style:style style:name="ce4" style:family="table-cell" style:parent-style-name="Default" style:data-style-name="N19"/>
    <style:style style:name="co1" style:family="table-column">
      <style:table-column-properties fo:break-before="auto" style:column-width="10.1070833333333cm" style:use-optimal-column-width="true"/>
    </style:style>
    <style:style style:name="co2" style:family="table-column">
      <style:table-column-properties fo:break-before="auto" style:column-width="7.99041666666667cm" style:use-optimal-column-width="true"/>
    </style:style>
    <style:style style:name="co3" style:family="table-column">
      <style:table-column-properties fo:break-before="auto" style:column-width="15.0283333333333cm" style:use-optimal-column-width="true"/>
    </style:style>
    <style:style style:name="co4" style:family="table-column">
      <style:table-column-properties fo:break-before="auto" style:column-width="8.78416666666667cm" style:use-optimal-column-width="true"/>
    </style:style>
    <style:style style:name="co5" style:family="table-column">
      <style:table-column-properties fo:break-before="auto" style:column-width="7.64645833333333cm" style:use-optimal-column-width="true"/>
    </style:style>
    <style:style style:name="co6" style:family="table-column">
      <style:table-column-properties fo:break-before="auto" style:column-width="6.429375cm" style:use-optimal-column-width="true"/>
    </style:style>
    <style:style style:name="co7" style:family="table-column">
      <style:table-column-properties fo:break-before="auto" style:column-width="7.91104166666667cm" style:use-optimal-column-width="true"/>
    </style:style>
    <style:style style:name="co8" style:family="table-column">
      <style:table-column-properties fo:break-before="auto" style:column-width="5.76791666666667cm" style:use-optimal-column-width="true"/>
    </style:style>
    <style:style style:name="co9" style:family="table-column">
      <style:table-column-properties fo:break-before="auto" style:column-width="7.46125cm" style:use-optimal-column-width="true"/>
    </style:style>
    <style:style style:name="co10" style:family="table-column">
      <style:table-column-properties fo:break-before="auto" style:column-width="9.26041666666667cm" style:use-optimal-column-width="true"/>
    </style:style>
    <style:style style:name="co11" style:family="table-column">
      <style:table-column-properties fo:break-before="auto" style:column-width="7.77875cm" style:use-optimal-column-width="true"/>
    </style:style>
    <style:style style:name="co12" style:family="table-column">
      <style:table-column-properties fo:break-before="auto" style:column-width="6.79979166666667cm" style:use-optimal-column-width="true"/>
    </style:style>
    <style:style style:name="co13" style:family="table-column">
      <style:table-column-properties fo:break-before="auto" style:column-width="9.286875cm" style:use-optimal-column-width="true"/>
    </style:style>
    <style:style style:name="co14" style:family="table-column">
      <style:table-column-properties fo:break-before="auto" style:column-width="7.83166666666667cm" style:use-optimal-column-width="true"/>
    </style:style>
    <style:style style:name="co15" style:family="table-column">
      <style:table-column-properties fo:break-before="auto" style:column-width="7.62cm" style:use-optimal-column-width="true"/>
    </style:style>
    <style:style style:name="co16" style:family="table-column">
      <style:table-column-properties fo:break-before="auto" style:column-width="7.19666666666667cm" style:use-optimal-column-width="true"/>
    </style:style>
    <style:style style:name="co17" style:family="table-column">
      <style:table-column-properties fo:break-before="auto" style:column-width="8.016875cm" style:use-optimal-column-width="true"/>
    </style:style>
    <style:style style:name="co18" style:family="table-column">
      <style:table-column-properties fo:break-before="auto" style:column-width="10.9008333333333cm" style:use-optimal-column-width="true"/>
    </style:style>
    <style:style style:name="co19" style:family="table-column">
      <style:table-column-properties fo:break-before="auto" style:column-width="11.7475cm" style:use-optimal-column-width="true"/>
    </style:style>
    <style:style style:name="co20" style:family="table-column">
      <style:table-column-properties fo:break-before="auto" style:column-width="6.29708333333333cm" style:use-optimal-column-width="true"/>
    </style:style>
    <style:style style:name="co21" style:family="table-column">
      <style:table-column-properties fo:break-before="auto" style:column-width="7.09083333333333cm" style:use-optimal-column-width="true"/>
    </style:style>
    <style:style style:name="co22" style:family="table-column">
      <style:table-column-properties fo:break-before="auto" style:column-width="9.39270833333333cm" style:use-optimal-column-width="true"/>
    </style:style>
    <style:style style:name="co23" style:family="table-column">
      <style:table-column-properties fo:break-before="auto" style:column-width="6.48229166666667cm" style:use-optimal-column-width="true"/>
    </style:style>
    <style:style style:name="co24" style:family="table-column">
      <style:table-column-properties fo:break-before="auto" style:column-width="8.38729166666667cm" style:use-optimal-column-width="true"/>
    </style:style>
    <style:style style:name="co25" style:family="table-column">
      <style:table-column-properties fo:break-before="auto" style:column-width="6.19125cm" style:use-optimal-column-width="true"/>
    </style:style>
    <style:style style:name="co26" style:family="table-column">
      <style:table-column-properties fo:break-before="auto" style:column-width="8.334375cm" style:use-optimal-column-width="true"/>
    </style:style>
    <style:style style:name="co27" style:family="table-column">
      <style:table-column-properties fo:break-before="auto" style:column-width="7.96395833333333cm" style:use-optimal-column-width="true"/>
    </style:style>
    <style:style style:name="co28" style:family="table-column">
      <style:table-column-properties fo:break-before="auto" style:column-width="6.0325cm" style:use-optimal-column-width="true"/>
    </style:style>
    <style:style style:name="co29" style:family="table-column">
      <style:table-column-properties fo:break-before="auto" style:column-width="7.80520833333333cm" style:use-optimal-column-width="true"/>
    </style:style>
    <style:style style:name="co30" style:family="table-column">
      <style:table-column-properties fo:break-before="auto" style:column-width="8.255cm" style:use-optimal-column-width="true"/>
    </style:style>
    <style:style style:name="co31" style:family="table-column">
      <style:table-column-properties fo:break-before="auto" style:column-width="6.21770833333333cm" style:use-optimal-column-width="true"/>
    </style:style>
    <style:style style:name="co32" style:family="table-column">
      <style:table-column-properties fo:break-before="auto" style:column-width="11.4035416666667cm" style:use-optimal-column-width="true"/>
    </style:style>
    <style:style style:name="co33" style:family="table-column">
      <style:table-column-properties fo:break-before="auto" style:column-width="7.03791666666667cm" style:use-optimal-column-width="true"/>
    </style:style>
    <style:style style:name="co34" style:family="table-column">
      <style:table-column-properties fo:break-before="auto" style:column-width="7.223125cm" style:use-optimal-column-width="true"/>
    </style:style>
    <style:style style:name="co35" style:family="table-column">
      <style:table-column-properties fo:break-before="auto" style:column-width="9.73666666666667cm" style:use-optimal-column-width="true"/>
    </style:style>
    <style:style style:name="co36" style:family="table-column">
      <style:table-column-properties fo:break-before="auto" style:column-width="12.8322916666667cm" style:use-optimal-column-width="true"/>
    </style:style>
    <style:style style:name="co37" style:family="table-column">
      <style:table-column-properties fo:break-before="auto" style:column-width="8.28145833333333cm" style:use-optimal-column-width="true"/>
    </style:style>
    <style:style style:name="co38" style:family="table-column">
      <style:table-column-properties fo:break-before="auto" style:column-width="8.5725cm" style:use-optimal-column-width="true"/>
    </style:style>
    <style:style style:name="co39" style:family="table-column">
      <style:table-column-properties fo:break-before="auto" style:column-width="7.381875cm" style:use-optimal-column-width="true"/>
    </style:style>
    <style:style style:name="co40" style:family="table-column">
      <style:table-column-properties fo:break-before="auto" style:column-width="11.4564583333333cm" style:use-optimal-column-width="true"/>
    </style:style>
    <style:style style:name="co41" style:family="table-column">
      <style:table-column-properties fo:break-before="auto" style:column-width="2.11666666666667cm"/>
    </style:style>
    <style:style style:name="ro1" style:family="table-row">
      <style:table-row-properties style:row-height="15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Tabelle1" table:style-name="ta1">
        <table:table-column table:style-name="co1" table:default-cell-style-name="ce1"/>
        <table:table-column table:style-name="co2" table:default-cell-style-name="ce1"/>
        <table:table-column table:style-name="co3" table:default-cell-style-name="ce1"/>
        <table:table-column table:style-name="co4" table:number-columns-repeated="2" table:default-cell-style-name="ce1"/>
        <table:table-column table:style-name="co5" table:default-cell-style-name="ce1"/>
        <table:table-column table:style-name="co6" table:default-cell-style-name="ce1"/>
        <table:table-column table:style-name="co7" table:default-cell-style-name="ce1"/>
        <table:table-column table:style-name="co5" table:default-cell-style-name="ce1"/>
        <table:table-column table:style-name="co7" table:number-columns-repeated="6" table:default-cell-style-name="ce1"/>
        <table:table-column table:style-name="co5" table:default-cell-style-name="ce1"/>
        <table:table-column table:style-name="co8" table:default-cell-style-name="ce1"/>
        <table:table-column table:style-name="co5" table:number-columns-repeated="2" table:default-cell-style-name="ce1"/>
        <table:table-column table:style-name="co9" table:default-cell-style-name="ce1"/>
        <table:table-column table:style-name="co10" table:number-columns-repeated="2" table:default-cell-style-name="ce1"/>
        <table:table-column table:style-name="co5" table:default-cell-style-name="ce1"/>
        <table:table-column table:style-name="co11" table:default-cell-style-name="ce1"/>
        <table:table-column table:style-name="co5" table:default-cell-style-name="ce1"/>
        <table:table-column table:style-name="co12" table:default-cell-style-name="ce1"/>
        <table:table-column table:style-name="co7" table:default-cell-style-name="ce1"/>
        <table:table-column table:style-name="co5" table:default-cell-style-name="ce1"/>
        <table:table-column table:style-name="co13" table:default-cell-style-name="ce1"/>
        <table:table-column table:style-name="co9" table:default-cell-style-name="ce1"/>
        <table:table-column table:style-name="co14" table:number-columns-repeated="2" table:default-cell-style-name="ce1"/>
        <table:table-column table:style-name="co15" table:default-cell-style-name="ce1"/>
        <table:table-column table:style-name="co5" table:number-columns-repeated="3" table:default-cell-style-name="ce1"/>
        <table:table-column table:style-name="co16" table:default-cell-style-name="ce1"/>
        <table:table-column table:style-name="co17" table:default-cell-style-name="ce1"/>
        <table:table-column table:style-name="co18" table:default-cell-style-name="ce1"/>
        <table:table-column table:style-name="co19" table:default-cell-style-name="ce1"/>
        <table:table-column table:style-name="co3" table:default-cell-style-name="ce1"/>
        <table:table-column table:style-name="co5" table:number-columns-repeated="3" table:default-cell-style-name="ce1"/>
        <table:table-column table:style-name="co20" table:default-cell-style-name="ce1"/>
        <table:table-column table:style-name="co5" table:default-cell-style-name="ce1"/>
        <table:table-column table:style-name="co3" table:default-cell-style-name="ce1"/>
        <table:table-column table:style-name="co5" table:default-cell-style-name="ce1"/>
        <table:table-column table:style-name="co21" table:default-cell-style-name="ce1"/>
        <table:table-column table:style-name="co22" table:default-cell-style-name="ce1"/>
        <table:table-column table:style-name="co5" table:default-cell-style-name="ce1"/>
        <table:table-column table:style-name="co23" table:default-cell-style-name="ce1"/>
        <table:table-column table:style-name="co24" table:default-cell-style-name="ce1"/>
        <table:table-column table:style-name="co5" table:default-cell-style-name="ce1"/>
        <table:table-column table:style-name="co25" table:default-cell-style-name="ce1"/>
        <table:table-column table:style-name="co26" table:default-cell-style-name="ce1"/>
        <table:table-column table:style-name="co27" table:default-cell-style-name="ce1"/>
        <table:table-column table:style-name="co5" table:default-cell-style-name="ce1"/>
        <table:table-column table:style-name="co11" table:default-cell-style-name="ce1"/>
        <table:table-column table:style-name="co5" table:default-cell-style-name="ce1"/>
        <table:table-column table:style-name="co28" table:default-cell-style-name="ce1"/>
        <table:table-column table:style-name="co10" table:default-cell-style-name="ce1"/>
        <table:table-column table:style-name="co29" table:default-cell-style-name="ce1"/>
        <table:table-column table:style-name="co30" table:default-cell-style-name="ce1"/>
        <table:table-column table:style-name="co1" table:default-cell-style-name="ce1"/>
        <table:table-column table:style-name="co13" table:default-cell-style-name="ce1"/>
        <table:table-column table:style-name="co1" table:number-columns-repeated="2" table:default-cell-style-name="ce1"/>
        <table:table-column table:style-name="co13" table:default-cell-style-name="ce1"/>
        <table:table-column table:style-name="co1" table:default-cell-style-name="ce1"/>
        <table:table-column table:style-name="co10" table:default-cell-style-name="ce1"/>
        <table:table-column table:style-name="co3" table:default-cell-style-name="ce1"/>
        <table:table-column table:style-name="co5" table:default-cell-style-name="ce1"/>
        <table:table-column table:style-name="co31" table:default-cell-style-name="ce1"/>
        <table:table-column table:style-name="co5" table:default-cell-style-name="ce1"/>
        <table:table-column table:style-name="co11" table:default-cell-style-name="ce1"/>
        <table:table-column table:style-name="co5" table:default-cell-style-name="ce1"/>
        <table:table-column table:style-name="co3" table:number-columns-repeated="2" table:default-cell-style-name="ce1"/>
        <table:table-column table:style-name="co5" table:default-cell-style-name="ce1"/>
        <table:table-column table:style-name="co32" table:default-cell-style-name="ce1"/>
        <table:table-column table:style-name="co5" table:default-cell-style-name="ce1"/>
        <table:table-column table:style-name="co33" table:default-cell-style-name="ce1"/>
        <table:table-column table:style-name="co5" table:default-cell-style-name="ce1"/>
        <table:table-column table:style-name="co34" table:default-cell-style-name="ce1"/>
        <table:table-column table:style-name="co35" table:default-cell-style-name="ce1"/>
        <table:table-column table:style-name="co3" table:default-cell-style-name="ce1"/>
        <table:table-column table:style-name="co5" table:number-columns-repeated="2" table:default-cell-style-name="ce1"/>
        <table:table-column table:style-name="co36" table:default-cell-style-name="ce1"/>
        <table:table-column table:style-name="co3" table:default-cell-style-name="ce1"/>
        <table:table-column table:style-name="co37" table:default-cell-style-name="ce1"/>
        <table:table-column table:style-name="co38" table:default-cell-style-name="ce1"/>
        <table:table-column table:style-name="co3" table:number-columns-repeated="2" table:default-cell-style-name="ce1"/>
        <table:table-column table:style-name="co5" table:default-cell-style-name="ce1"/>
        <table:table-column table:style-name="co39" table:default-cell-style-name="ce1"/>
        <table:table-column table:style-name="co5" table:default-cell-style-name="ce1"/>
        <table:table-column table:style-name="co40" table:default-cell-style-name="ce1"/>
        <table:table-column table:style-name="co41" table:number-columns-repeated="16285" table:default-cell-style-name="ce1"/>
        <table:table-row table:style-name="ro1">
          <table:table-cell office:value-type="string" table:style-name="ce1">
            <table:cell-range-source table:name="cities" table:last-column-spanned="99" table:last-row-spanned="43" xlink:href="\\LS-WXL4ED\moritz\Dokumente\Udacity\Data Analyst Nanodegree\Data Wrangling with MongoDB\cities.csv"/>
            <text:p>URI</text:p>
          </table:table-cell>
          <table:table-cell office:value-type="string" table:style-name="ce1">
            <text:p>rdf-schema#label</text:p>
          </table:table-cell>
          <table:table-cell office:value-type="string" table:style-name="ce1">
            <text:p>rdf-schema#comment</text:p>
          </table:table-cell>
          <table:table-cell office:value-type="string" table:style-name="ce1">
            <text:p>administrativeDistrict_label</text:p>
          </table:table-cell>
          <table:table-cell office:value-type="string" table:style-name="ce1">
            <text:p>administrativeDistrict</text:p>
          </table:table-cell>
          <table:table-cell office:value-type="string" table:style-name="ce1">
            <text:p>anthem_label</text:p>
          </table:table-cell>
          <table:table-cell office:value-type="string" table:style-name="ce1">
            <text:p>anthem</text:p>
          </table:table-cell>
          <table:table-cell office:value-type="string" table:style-name="ce1">
            <text:p>area</text:p>
          </table:table-cell>
          <table:table-cell office:value-type="string" table:style-name="ce1">
            <text:p>areaCode</text:p>
          </table:table-cell>
          <table:table-cell office:value-type="string" table:style-name="ce1">
            <text:p>areaLand</text:p>
          </table:table-cell>
          <table:table-cell office:value-type="string" table:style-name="ce1">
            <text:p>areaMetro</text:p>
          </table:table-cell>
          <table:table-cell office:value-type="string" table:style-name="ce1">
            <text:p>areaRural</text:p>
          </table:table-cell>
          <table:table-cell office:value-type="string" table:style-name="ce1">
            <text:p>areaTotal</text:p>
          </table:table-cell>
          <table:table-cell office:value-type="string" table:style-name="ce1">
            <text:p>areaUrban</text:p>
          </table:table-cell>
          <table:table-cell office:value-type="string" table:style-name="ce1">
            <text:p>areaWater</text:p>
          </table:table-cell>
          <table:table-cell office:value-type="string" table:style-name="ce1">
            <text:p>city_label</text:p>
          </table:table-cell>
          <table:table-cell office:value-type="string" table:style-name="ce1">
            <text:p>city</text:p>
          </table:table-cell>
          <table:table-cell office:value-type="string" table:style-name="ce1">
            <text:p>code</text:p>
          </table:table-cell>
          <table:table-cell office:value-type="string" table:style-name="ce1">
            <text:p>country_label</text:p>
          </table:table-cell>
          <table:table-cell office:value-type="string" table:style-name="ce1">
            <text:p>country</text:p>
          </table:table-cell>
          <table:table-cell office:value-type="string" table:style-name="ce1">
            <text:p>daylightSavingTimeZone_label</text:p>
          </table:table-cell>
          <table:table-cell office:value-type="string" table:style-name="ce1">
            <text:p>daylightSavingTimeZone</text:p>
          </table:table-cell>
          <table:table-cell office:value-type="string" table:style-name="ce1">
            <text:p>district_label</text:p>
          </table:table-cell>
          <table:table-cell office:value-type="string" table:style-name="ce1">
            <text:p>district</text:p>
          </table:table-cell>
          <table:table-cell office:value-type="string" table:style-name="ce1">
            <text:p>division_label</text:p>
          </table:table-cell>
          <table:table-cell office:value-type="string" table:style-name="ce1">
            <text:p>division</text:p>
          </table:table-cell>
          <table:table-cell office:value-type="string" table:style-name="ce1">
            <text:p>elevation</text:p>
          </table:table-cell>
          <table:table-cell office:value-type="string" table:style-name="ce1">
            <text:p>federalState_label</text:p>
          </table:table-cell>
          <table:table-cell office:value-type="string" table:style-name="ce1">
            <text:p>federalState</text:p>
          </table:table-cell>
          <table:table-cell office:value-type="string" table:style-name="ce1">
            <text:p>foundingDate</text:p>
          </table:table-cell>
          <table:table-cell office:value-type="string" table:style-name="ce1">
            <text:p>foundingPerson_label</text:p>
          </table:table-cell>
          <table:table-cell office:value-type="string" table:style-name="ce1">
            <text:p>foundingPerson</text:p>
          </table:table-cell>
          <table:table-cell office:value-type="string" table:style-name="ce1">
            <text:p>foundingYear</text:p>
          </table:table-cell>
          <table:table-cell office:value-type="string" table:style-name="ce1">
            <text:p>governingBody_label</text:p>
          </table:table-cell>
          <table:table-cell office:value-type="string" table:style-name="ce1">
            <text:p>governingBody</text:p>
          </table:table-cell>
          <table:table-cell office:value-type="string" table:style-name="ce1">
            <text:p>government_label</text:p>
          </table:table-cell>
          <table:table-cell office:value-type="string" table:style-name="ce1">
            <text:p>government</text:p>
          </table:table-cell>
          <table:table-cell office:value-type="string" table:style-name="ce1">
            <text:p>governmentType_label</text:p>
          </table:table-cell>
          <table:table-cell office:value-type="string" table:style-name="ce1">
            <text:p>governmentType</text:p>
          </table:table-cell>
          <table:table-cell office:value-type="string" table:style-name="ce1">
            <text:p>isPartOf_label</text:p>
          </table:table-cell>
          <table:table-cell office:value-type="string" table:style-name="ce1">
            <text:p>isPartOf</text:p>
          </table:table-cell>
          <table:table-cell office:value-type="string" table:style-name="ce1">
            <text:p>isoCodeRegion_label</text:p>
          </table:table-cell>
          <table:table-cell office:value-type="string" table:style-name="ce1">
            <text:p>isoCodeRegion</text:p>
          </table:table-cell>
          <table:table-cell office:value-type="string" table:style-name="ce1">
            <text:p>leader_label</text:p>
          </table:table-cell>
          <table:table-cell office:value-type="string" table:style-name="ce1">
            <text:p>leader</text:p>
          </table:table-cell>
          <table:table-cell office:value-type="string" table:style-name="ce1">
            <text:p>leaderName_label</text:p>
          </table:table-cell>
          <table:table-cell office:value-type="string" table:style-name="ce1">
            <text:p>leaderName</text:p>
          </table:table-cell>
          <table:table-cell office:value-type="string" table:style-name="ce1">
            <text:p>leaderParty_label</text:p>
          </table:table-cell>
          <table:table-cell office:value-type="string" table:style-name="ce1">
            <text:p>leaderParty</text:p>
          </table:table-cell>
          <table:table-cell office:value-type="string" table:style-name="ce1">
            <text:p>leaderTitle</text:p>
          </table:table-cell>
          <table:table-cell office:value-type="string" table:style-name="ce1">
            <text:p>location_label</text:p>
          </table:table-cell>
          <table:table-cell office:value-type="string" table:style-name="ce1">
            <text:p>location</text:p>
          </table:table-cell>
          <table:table-cell office:value-type="string" table:style-name="ce1">
            <text:p>maximumElevation</text:p>
          </table:table-cell>
          <table:table-cell office:value-type="string" table:style-name="ce1">
            <text:p>mayor_label</text:p>
          </table:table-cell>
          <table:table-cell office:value-type="string" table:style-name="ce1">
            <text:p>mayor</text:p>
          </table:table-cell>
          <table:table-cell office:value-type="string" table:style-name="ce1">
            <text:p>minimumElevation</text:p>
          </table:table-cell>
          <table:table-cell office:value-type="string" table:style-name="ce1">
            <text:p>motto</text:p>
          </table:table-cell>
          <table:table-cell office:value-type="string" table:style-name="ce1">
            <text:p>municipality_label</text:p>
          </table:table-cell>
          <table:table-cell office:value-type="string" table:style-name="ce1">
            <text:p>municipality</text:p>
          </table:table-cell>
          <table:table-cell office:value-type="string" table:style-name="ce1">
            <text:p>part_label</text:p>
          </table:table-cell>
          <table:table-cell office:value-type="string" table:style-name="ce1">
            <text:p>part</text:p>
          </table:table-cell>
          <table:table-cell office:value-type="string" table:style-name="ce1">
            <text:p>percentageOfAreaWater</text:p>
          </table:table-cell>
          <table:table-cell office:value-type="string" table:style-name="ce1">
            <text:p>populationAsOf</text:p>
          </table:table-cell>
          <table:table-cell office:value-type="string" table:style-name="ce1">
            <text:p>populationDensity</text:p>
          </table:table-cell>
          <table:table-cell office:value-type="string" table:style-name="ce1">
            <text:p>populationMetro</text:p>
          </table:table-cell>
          <table:table-cell office:value-type="string" table:style-name="ce1">
            <text:p>populationMetroDensity</text:p>
          </table:table-cell>
          <table:table-cell office:value-type="string" table:style-name="ce1">
            <text:p>populationRural</text:p>
          </table:table-cell>
          <table:table-cell office:value-type="string" table:style-name="ce1">
            <text:p>populationTotal</text:p>
          </table:table-cell>
          <table:table-cell office:value-type="string" table:style-name="ce1">
            <text:p>populationTotalRanking</text:p>
          </table:table-cell>
          <table:table-cell office:value-type="string" table:style-name="ce1">
            <text:p>populationUrban</text:p>
          </table:table-cell>
          <table:table-cell office:value-type="string" table:style-name="ce1">
            <text:p>populationUrbanDensity</text:p>
          </table:table-cell>
          <table:table-cell office:value-type="string" table:style-name="ce1">
            <text:p>postalCode</text:p>
          </table:table-cell>
          <table:table-cell office:value-type="string" table:style-name="ce1">
            <text:p>region_label</text:p>
          </table:table-cell>
          <table:table-cell office:value-type="string" table:style-name="ce1">
            <text:p>region</text:p>
          </table:table-cell>
          <table:table-cell office:value-type="string" table:style-name="ce1">
            <text:p>state_label</text:p>
          </table:table-cell>
          <table:table-cell office:value-type="string" table:style-name="ce1">
            <text:p>state</text:p>
          </table:table-cell>
          <table:table-cell office:value-type="string" table:style-name="ce1">
            <text:p>synonym</text:p>
          </table:table-cell>
          <table:table-cell office:value-type="string" table:style-name="ce1">
            <text:p>thumbnail_label</text:p>
          </table:table-cell>
          <table:table-cell office:value-type="string" table:style-name="ce1">
            <text:p>thumbnail</text:p>
          </table:table-cell>
          <table:table-cell office:value-type="string" table:style-name="ce1">
            <text:p>timeZone_label</text:p>
          </table:table-cell>
          <table:table-cell office:value-type="string" table:style-name="ce1">
            <text:p>timeZone</text:p>
          </table:table-cell>
          <table:table-cell office:value-type="string" table:style-name="ce1">
            <text:p>twinCity_label</text:p>
          </table:table-cell>
          <table:table-cell office:value-type="string" table:style-name="ce1">
            <text:p>twinCity</text:p>
          </table:table-cell>
          <table:table-cell office:value-type="string" table:style-name="ce1">
            <text:p>twinCountry_label</text:p>
          </table:table-cell>
          <table:table-cell office:value-type="string" table:style-name="ce1">
            <text:p>twinCountry</text:p>
          </table:table-cell>
          <table:table-cell office:value-type="string" table:style-name="ce1">
            <text:p>type_label</text:p>
          </table:table-cell>
          <table:table-cell office:value-type="string" table:style-name="ce1">
            <text:p>type</text:p>
          </table:table-cell>
          <table:table-cell office:value-type="string" table:style-name="ce1">
            <text:p>utcOffset</text:p>
          </table:table-cell>
          <table:table-cell office:value-type="string" table:style-name="ce1">
            <text:p>point</text:p>
          </table:table-cell>
          <table:table-cell office:value-type="string" table:style-name="ce1">
            <text:p>22-rdf-syntax-ns#type_label</text:p>
          </table:table-cell>
          <table:table-cell office:value-type="string" table:style-name="ce1">
            <text:p>22-rdf-syntax-ns#type</text:p>
          </table:table-cell>
          <table:table-cell office:value-type="string" table:style-name="ce1">
            <text:p>wgs84_pos#lat</text:p>
          </table:table-cell>
          <table:table-cell office:value-type="string" table:style-name="ce1">
            <text:p>wgs84_pos#long</text:p>
          </table:table-cell>
          <table:table-cell office:value-type="string" table:style-name="ce1">
            <text:p>depiction_label</text:p>
          </table:table-cell>
          <table:table-cell office:value-type="string" table:style-name="ce1">
            <text:p>depiction</text:p>
          </table:table-cell>
          <table:table-cell office:value-type="string" table:style-name="ce1">
            <text:p>homepage_label</text:p>
          </table:table-cell>
          <table:table-cell office:value-type="string" table:style-name="ce1">
            <text:p>homepage</text:p>
          </table:table-cell>
          <table:table-cell office:value-type="string" table:style-name="ce1">
            <text:p>name</text:p>
          </table:table-cell>
          <table:table-cell office:value-type="string" table:style-name="ce1">
            <text:p>nick</text:p>
          </table:table-cell>
          <table:table-cell table:number-columns-repeated="16285"/>
        </table:table-row>
        <table:table-row table:style-name="ro1">
          <table:table-cell office:value-type="string" table:style-name="ce1">
            <text:p>URI</text:p>
          </table:table-cell>
          <table:table-cell office:value-type="string" table:style-name="ce1">
            <text:p>http://www.w3.org/2000/01/rdf-schema#label</text:p>
          </table:table-cell>
          <table:table-cell office:value-type="string" table:style-name="ce1">
            <text:p>http://www.w3.org/2000/01/rdf-schema#comment</text:p>
          </table:table-cell>
          <table:table-cell office:value-type="string" table:style-name="ce1">
            <text:p>http://dbpedia.org/ontology/administrativeDistrict</text:p>
          </table:table-cell>
          <table:table-cell office:value-type="string" table:style-name="ce1">
            <text:p>http://dbpedia.org/ontology/administrativeDistrict</text:p>
          </table:table-cell>
          <table:table-cell office:value-type="string" table:style-name="ce1">
            <text:p>http://dbpedia.org/ontology/anthem</text:p>
          </table:table-cell>
          <table:table-cell office:value-type="string" table:style-name="ce1">
            <text:p>http://dbpedia.org/ontology/anthem</text:p>
          </table:table-cell>
          <table:table-cell office:value-type="string" table:style-name="ce1">
            <text:p>http://dbpedia.org/ontology/area</text:p>
          </table:table-cell>
          <table:table-cell office:value-type="string" table:style-name="ce1">
            <text:p>http://dbpedia.org/ontology/areaCode</text:p>
          </table:table-cell>
          <table:table-cell office:value-type="string" table:style-name="ce1">
            <text:p>http://dbpedia.org/ontology/areaLand</text:p>
          </table:table-cell>
          <table:table-cell office:value-type="string" table:style-name="ce1">
            <text:p>http://dbpedia.org/ontology/areaMetro</text:p>
          </table:table-cell>
          <table:table-cell office:value-type="string" table:style-name="ce1">
            <text:p>http://dbpedia.org/ontology/areaRural</text:p>
          </table:table-cell>
          <table:table-cell office:value-type="string" table:style-name="ce1">
            <text:p>http://dbpedia.org/ontology/areaTotal</text:p>
          </table:table-cell>
          <table:table-cell office:value-type="string" table:style-name="ce1">
            <text:p>http://dbpedia.org/ontology/areaUrban</text:p>
          </table:table-cell>
          <table:table-cell office:value-type="string" table:style-name="ce1">
            <text:p>http://dbpedia.org/ontology/areaWater</text:p>
          </table:table-cell>
          <table:table-cell office:value-type="string" table:style-name="ce1">
            <text:p>http://dbpedia.org/ontology/city</text:p>
          </table:table-cell>
          <table:table-cell office:value-type="string" table:style-name="ce1">
            <text:p>http://dbpedia.org/ontology/city</text:p>
          </table:table-cell>
          <table:table-cell office:value-type="string" table:style-name="ce1">
            <text:p>http://dbpedia.org/ontology/code</text:p>
          </table:table-cell>
          <table:table-cell office:value-type="string" table:style-name="ce1">
            <text:p>http://dbpedia.org/ontology/country</text:p>
          </table:table-cell>
          <table:table-cell office:value-type="string" table:style-name="ce1">
            <text:p>http://dbpedia.org/ontology/country</text:p>
          </table:table-cell>
          <table:table-cell office:value-type="string" table:style-name="ce1">
            <text:p>http://dbpedia.org/ontology/daylightSavingTimeZone</text:p>
          </table:table-cell>
          <table:table-cell office:value-type="string" table:style-name="ce1">
            <text:p>http://dbpedia.org/ontology/daylightSavingTimeZone</text:p>
          </table:table-cell>
          <table:table-cell office:value-type="string" table:style-name="ce1">
            <text:p>http://dbpedia.org/ontology/district</text:p>
          </table:table-cell>
          <table:table-cell office:value-type="string" table:style-name="ce1">
            <text:p>http://dbpedia.org/ontology/district</text:p>
          </table:table-cell>
          <table:table-cell office:value-type="string" table:style-name="ce1">
            <text:p>http://dbpedia.org/ontology/division</text:p>
          </table:table-cell>
          <table:table-cell office:value-type="string" table:style-name="ce1">
            <text:p>http://dbpedia.org/ontology/division</text:p>
          </table:table-cell>
          <table:table-cell office:value-type="string" table:style-name="ce1">
            <text:p>http://dbpedia.org/ontology/elevation</text:p>
          </table:table-cell>
          <table:table-cell office:value-type="string" table:style-name="ce1">
            <text:p>http://dbpedia.org/ontology/federalState</text:p>
          </table:table-cell>
          <table:table-cell office:value-type="string" table:style-name="ce1">
            <text:p>http://dbpedia.org/ontology/federalState</text:p>
          </table:table-cell>
          <table:table-cell office:value-type="string" table:style-name="ce1">
            <text:p>http://dbpedia.org/ontology/foundingDate</text:p>
          </table:table-cell>
          <table:table-cell office:value-type="string" table:style-name="ce1">
            <text:p>http://dbpedia.org/ontology/foundingPerson</text:p>
          </table:table-cell>
          <table:table-cell office:value-type="string" table:style-name="ce1">
            <text:p>http://dbpedia.org/ontology/foundingPerson</text:p>
          </table:table-cell>
          <table:table-cell office:value-type="string" table:style-name="ce1">
            <text:p>http://dbpedia.org/ontology/foundingYear</text:p>
          </table:table-cell>
          <table:table-cell office:value-type="string" table:style-name="ce1">
            <text:p>http://dbpedia.org/ontology/governingBody</text:p>
          </table:table-cell>
          <table:table-cell office:value-type="string" table:style-name="ce1">
            <text:p>http://dbpedia.org/ontology/governingBody</text:p>
          </table:table-cell>
          <table:table-cell office:value-type="string" table:style-name="ce1">
            <text:p>http://dbpedia.org/ontology/government</text:p>
          </table:table-cell>
          <table:table-cell office:value-type="string" table:style-name="ce1">
            <text:p>http://dbpedia.org/ontology/government</text:p>
          </table:table-cell>
          <table:table-cell office:value-type="string" table:style-name="ce1">
            <text:p>http://dbpedia.org/ontology/governmentType</text:p>
          </table:table-cell>
          <table:table-cell office:value-type="string" table:style-name="ce1">
            <text:p>http://dbpedia.org/ontology/governmentType</text:p>
          </table:table-cell>
          <table:table-cell office:value-type="string" table:style-name="ce1">
            <text:p>http://dbpedia.org/ontology/isPartOf</text:p>
          </table:table-cell>
          <table:table-cell office:value-type="string" table:style-name="ce1">
            <text:p>http://dbpedia.org/ontology/isPartOf</text:p>
          </table:table-cell>
          <table:table-cell office:value-type="string" table:style-name="ce1">
            <text:p>http://dbpedia.org/ontology/isoCodeRegion</text:p>
          </table:table-cell>
          <table:table-cell office:value-type="string" table:style-name="ce1">
            <text:p>http://dbpedia.org/ontology/isoCodeRegion</text:p>
          </table:table-cell>
          <table:table-cell office:value-type="string" table:style-name="ce1">
            <text:p>http://dbpedia.org/ontology/leader</text:p>
          </table:table-cell>
          <table:table-cell office:value-type="string" table:style-name="ce1">
            <text:p>http://dbpedia.org/ontology/leader</text:p>
          </table:table-cell>
          <table:table-cell office:value-type="string" table:style-name="ce1">
            <text:p>http://dbpedia.org/ontology/leaderName</text:p>
          </table:table-cell>
          <table:table-cell office:value-type="string" table:style-name="ce1">
            <text:p>http://dbpedia.org/ontology/leaderName</text:p>
          </table:table-cell>
          <table:table-cell office:value-type="string" table:style-name="ce1">
            <text:p>http://dbpedia.org/ontology/leaderParty</text:p>
          </table:table-cell>
          <table:table-cell office:value-type="string" table:style-name="ce1">
            <text:p>http://dbpedia.org/ontology/leaderParty</text:p>
          </table:table-cell>
          <table:table-cell office:value-type="string" table:style-name="ce1">
            <text:p>http://dbpedia.org/ontology/leaderTitle</text:p>
          </table:table-cell>
          <table:table-cell office:value-type="string" table:style-name="ce1">
            <text:p>http://dbpedia.org/ontology/location</text:p>
          </table:table-cell>
          <table:table-cell office:value-type="string" table:style-name="ce1">
            <text:p>http://dbpedia.org/ontology/location</text:p>
          </table:table-cell>
          <table:table-cell office:value-type="string" table:style-name="ce1">
            <text:p>http://dbpedia.org/ontology/maximumElevation</text:p>
          </table:table-cell>
          <table:table-cell office:value-type="string" table:style-name="ce1">
            <text:p>http://dbpedia.org/ontology/mayor</text:p>
          </table:table-cell>
          <table:table-cell office:value-type="string" table:style-name="ce1">
            <text:p>http://dbpedia.org/ontology/mayor</text:p>
          </table:table-cell>
          <table:table-cell office:value-type="string" table:style-name="ce1">
            <text:p>http://dbpedia.org/ontology/minimumElevation</text:p>
          </table:table-cell>
          <table:table-cell office:value-type="string" table:style-name="ce1">
            <text:p>http://dbpedia.org/ontology/motto</text:p>
          </table:table-cell>
          <table:table-cell office:value-type="string" table:style-name="ce1">
            <text:p>http://dbpedia.org/ontology/municipality</text:p>
          </table:table-cell>
          <table:table-cell office:value-type="string" table:style-name="ce1">
            <text:p>http://dbpedia.org/ontology/municipality</text:p>
          </table:table-cell>
          <table:table-cell office:value-type="string" table:style-name="ce1">
            <text:p>http://dbpedia.org/ontology/part</text:p>
          </table:table-cell>
          <table:table-cell office:value-type="string" table:style-name="ce1">
            <text:p>http://dbpedia.org/ontology/part</text:p>
          </table:table-cell>
          <table:table-cell office:value-type="string" table:style-name="ce1">
            <text:p>http://dbpedia.org/ontology/percentageOfAreaWater</text:p>
          </table:table-cell>
          <table:table-cell office:value-type="string" table:style-name="ce1">
            <text:p>http://dbpedia.org/ontology/populationAsOf</text:p>
          </table:table-cell>
          <table:table-cell office:value-type="string" table:style-name="ce1">
            <text:p>http://dbpedia.org/ontology/populationDensity</text:p>
          </table:table-cell>
          <table:table-cell office:value-type="string" table:style-name="ce1">
            <text:p>http://dbpedia.org/ontology/populationMetro</text:p>
          </table:table-cell>
          <table:table-cell office:value-type="string" table:style-name="ce1">
            <text:p>http://dbpedia.org/ontology/populationMetroDensity</text:p>
          </table:table-cell>
          <table:table-cell office:value-type="string" table:style-name="ce1">
            <text:p>http://dbpedia.org/ontology/populationRural</text:p>
          </table:table-cell>
          <table:table-cell office:value-type="string" table:style-name="ce1">
            <text:p>http://dbpedia.org/ontology/populationTotal</text:p>
          </table:table-cell>
          <table:table-cell office:value-type="string" table:style-name="ce1">
            <text:p>http://dbpedia.org/ontology/populationTotalRanking</text:p>
          </table:table-cell>
          <table:table-cell office:value-type="string" table:style-name="ce1">
            <text:p>http://dbpedia.org/ontology/populationUrban</text:p>
          </table:table-cell>
          <table:table-cell office:value-type="string" table:style-name="ce1">
            <text:p>http://dbpedia.org/ontology/populationUrbanDensity</text:p>
          </table:table-cell>
          <table:table-cell office:value-type="string" table:style-name="ce1">
            <text:p>http://dbpedia.org/ontology/postalCode</text:p>
          </table:table-cell>
          <table:table-cell office:value-type="string" table:style-name="ce1">
            <text:p>http://dbpedia.org/ontology/region</text:p>
          </table:table-cell>
          <table:table-cell office:value-type="string" table:style-name="ce1">
            <text:p>http://dbpedia.org/ontology/region</text:p>
          </table:table-cell>
          <table:table-cell office:value-type="string" table:style-name="ce1">
            <text:p>http://dbpedia.org/ontology/state</text:p>
          </table:table-cell>
          <table:table-cell office:value-type="string" table:style-name="ce1">
            <text:p>http://dbpedia.org/ontology/state</text:p>
          </table:table-cell>
          <table:table-cell office:value-type="string" table:style-name="ce1">
            <text:p>http://dbpedia.org/ontology/synonym</text:p>
          </table:table-cell>
          <table:table-cell office:value-type="string" table:style-name="ce1">
            <text:p>http://dbpedia.org/ontology/thumbnail</text:p>
          </table:table-cell>
          <table:table-cell office:value-type="string" table:style-name="ce1">
            <text:p>http://dbpedia.org/ontology/thumbnail</text:p>
          </table:table-cell>
          <table:table-cell office:value-type="string" table:style-name="ce1">
            <text:p>http://dbpedia.org/ontology/timeZone</text:p>
          </table:table-cell>
          <table:table-cell office:value-type="string" table:style-name="ce1">
            <text:p>http://dbpedia.org/ontology/timeZone</text:p>
          </table:table-cell>
          <table:table-cell office:value-type="string" table:style-name="ce1">
            <text:p>http://dbpedia.org/ontology/twinCity</text:p>
          </table:table-cell>
          <table:table-cell office:value-type="string" table:style-name="ce1">
            <text:p>http://dbpedia.org/ontology/twinCity</text:p>
          </table:table-cell>
          <table:table-cell office:value-type="string" table:style-name="ce1">
            <text:p>http://dbpedia.org/ontology/twinCountry</text:p>
          </table:table-cell>
          <table:table-cell office:value-type="string" table:style-name="ce1">
            <text:p>http://dbpedia.org/ontology/twinCountry</text:p>
          </table:table-cell>
          <table:table-cell office:value-type="string" table:style-name="ce1">
            <text:p>http://dbpedia.org/ontology/type</text:p>
          </table:table-cell>
          <table:table-cell office:value-type="string" table:style-name="ce1">
            <text:p>http://dbpedia.org/ontology/type</text:p>
          </table:table-cell>
          <table:table-cell office:value-type="string" table:style-name="ce1">
            <text:p>http://dbpedia.org/ontology/utcOffset</text:p>
          </table:table-cell>
          <table:table-cell office:value-type="string" table:style-name="ce1">
            <text:p>http://www.georss.org/georss/point</text:p>
          </table:table-cell>
          <table:table-cell office:value-type="string" table:style-name="ce1">
            <text:p>http://www.w3.org/1999/02/22-rdf-syntax-ns#type</text:p>
          </table:table-cell>
          <table:table-cell office:value-type="string" table:style-name="ce1">
            <text:p>http://www.w3.org/1999/02/22-rdf-syntax-ns#type</text:p>
          </table:table-cell>
          <table:table-cell office:value-type="string" table:style-name="ce1">
            <text:p>http://www.w3.org/2003/01/geo/wgs84_pos#lat</text:p>
          </table:table-cell>
          <table:table-cell office:value-type="string" table:style-name="ce1">
            <text:p>http://www.w3.org/2003/01/geo/wgs84_pos#long</text:p>
          </table:table-cell>
          <table:table-cell office:value-type="string" table:style-name="ce1">
            <text:p>http://xmlns.com/foaf/0.1/depiction</text:p>
          </table:table-cell>
          <table:table-cell office:value-type="string" table:style-name="ce1">
            <text:p>http://xmlns.com/foaf/0.1/depiction</text:p>
          </table:table-cell>
          <table:table-cell office:value-type="string" table:style-name="ce1">
            <text:p>http://xmlns.com/foaf/0.1/homepage</text:p>
          </table:table-cell>
          <table:table-cell office:value-type="string" table:style-name="ce1">
            <text:p>http://xmlns.com/foaf/0.1/homepage</text:p>
          </table:table-cell>
          <table:table-cell office:value-type="string" table:style-name="ce1">
            <text:p>http://xmlns.com/foaf/0.1/name</text:p>
          </table:table-cell>
          <table:table-cell office:value-type="string" table:style-name="ce1">
            <text:p>http://xmlns.com/foaf/0.1/nick</text:p>
          </table:table-cell>
          <table:table-cell table:number-columns-repeated="16285"/>
        </table:table-row>
        <table:table-row table:style-name="ro1">
          <table:table-cell office:value-type="string" table:style-name="ce1">
            <text:p>URI</text:p>
          </table:table-cell>
          <table:table-cell office:value-type="string" table:style-name="ce1">
            <text:p>XMLSchema#string</text:p>
          </table:table-cell>
          <table:table-cell office:value-type="string" table:style-name="ce1">
            <text:p>XMLSchema#string</text:p>
          </table:table-cell>
          <table:table-cell office:value-type="string" table:style-name="ce1">
            <text:p>XMLSchema#string</text:p>
          </table:table-cell>
          <table:table-cell office:value-type="string" table:style-name="ce1">
            <text:p>PopulatedPlace</text:p>
          </table:table-cell>
          <table:table-cell office:value-type="string" table:style-name="ce1">
            <text:p>XMLSchema#string</text:p>
          </table:table-cell>
          <table:table-cell office:value-type="string" table:style-name="ce1">
            <text:p>Work</text:p>
          </table:table-cell>
          <table:table-cell office:value-type="string" table:style-name="ce1">
            <text:p>XMLSchema#double</text:p>
          </table:table-cell>
          <table:table-cell office:value-type="string" table:style-name="ce1">
            <text:p>XMLSchema#string</text:p>
          </table:table-cell>
          <table:table-cell office:value-type="string" table:style-name="ce1">
            <text:p>XMLSchema#double</text:p>
          </table:table-cell>
          <table:table-cell office:value-type="string" table:style-name="ce1">
            <text:p>XMLSchema#double</text:p>
          </table:table-cell>
          <table:table-cell office:value-type="string" table:style-name="ce1">
            <text:p>XMLSchema#double</text:p>
          </table:table-cell>
          <table:table-cell office:value-type="string" table:style-name="ce1">
            <text:p>XMLSchema#double</text:p>
          </table:table-cell>
          <table:table-cell office:value-type="string" table:style-name="ce1">
            <text:p>XMLSchema#double</text:p>
          </table:table-cell>
          <table:table-cell office:value-type="string" table:style-name="ce1">
            <text:p>XMLSchema#double</text:p>
          </table:table-cell>
          <table:table-cell office:value-type="string" table:style-name="ce1">
            <text:p>XMLSchema#string</text:p>
          </table:table-cell>
          <table:table-cell office:value-type="string" table:style-name="ce1">
            <text:p>City</text:p>
          </table:table-cell>
          <table:table-cell office:value-type="string" table:style-name="ce1">
            <text:p>XMLSchema#string</text:p>
          </table:table-cell>
          <table:table-cell office:value-type="string" table:style-name="ce1">
            <text:p>XMLSchema#string</text:p>
          </table:table-cell>
          <table:table-cell office:value-type="string" table:style-name="ce1">
            <text:p>Country</text:p>
          </table:table-cell>
          <table:table-cell office:value-type="string" table:style-name="ce1">
            <text:p>XMLSchema#string</text:p>
          </table:table-cell>
          <table:table-cell office:value-type="string" table:style-name="ce1">
            <text:p>owl#Thing</text:p>
          </table:table-cell>
          <table:table-cell office:value-type="string" table:style-name="ce1">
            <text:p>XMLSchema#string</text:p>
          </table:table-cell>
          <table:table-cell office:value-type="string" table:style-name="ce1">
            <text:p>PopulatedPlace</text:p>
          </table:table-cell>
          <table:table-cell office:value-type="string" table:style-name="ce1">
            <text:p>XMLSchema#string</text:p>
          </table:table-cell>
          <table:table-cell office:value-type="string" table:style-name="ce1">
            <text:p>owl#Thing</text:p>
          </table:table-cell>
          <table:table-cell office:value-type="string" table:style-name="ce1">
            <text:p>XMLSchema#double</text:p>
          </table:table-cell>
          <table:table-cell office:value-type="string" table:style-name="ce1">
            <text:p>XMLSchema#string</text:p>
          </table:table-cell>
          <table:table-cell office:value-type="string" table:style-name="ce1">
            <text:p>PopulatedPlace</text:p>
          </table:table-cell>
          <table:table-cell office:value-type="string" table:style-name="ce1">
            <text:p>XMLSchema#date</text:p>
          </table:table-cell>
          <table:table-cell office:value-type="string" table:style-name="ce1">
            <text:p>XMLSchema#string</text:p>
          </table:table-cell>
          <table:table-cell office:value-type="string" table:style-name="ce1">
            <text:p>Person</text:p>
          </table:table-cell>
          <table:table-cell office:value-type="string" table:style-name="ce1">
            <text:p>XMLSchema#gYear</text:p>
          </table:table-cell>
          <table:table-cell office:value-type="string" table:style-name="ce1">
            <text:p>XMLSchema#string</text:p>
          </table:table-cell>
          <table:table-cell office:value-type="string" table:style-name="ce1">
            <text:p>Organisation</text:p>
          </table:table-cell>
          <table:table-cell office:value-type="string" table:style-name="ce1">
            <text:p>XMLSchema#string</text:p>
          </table:table-cell>
          <table:table-cell office:value-type="string" table:style-name="ce1">
            <text:p>owl#Thing</text:p>
          </table:table-cell>
          <table:table-cell office:value-type="string" table:style-name="ce1">
            <text:p>XMLSchema#string</text:p>
          </table:table-cell>
          <table:table-cell office:value-type="string" table:style-name="ce1">
            <text:p>GovernmentType</text:p>
          </table:table-cell>
          <table:table-cell office:value-type="string" table:style-name="ce1">
            <text:p>XMLSchema#string</text:p>
          </table:table-cell>
          <table:table-cell office:value-type="string" table:style-name="ce1">
            <text:p>owl#Thing</text:p>
          </table:table-cell>
          <table:table-cell office:value-type="string" table:style-name="ce1">
            <text:p>XMLSchema#string</text:p>
          </table:table-cell>
          <table:table-cell office:value-type="string" table:style-name="ce1">
            <text:p>owl#Thing</text:p>
          </table:table-cell>
          <table:table-cell office:value-type="string" table:style-name="ce1">
            <text:p>XMLSchema#string</text:p>
          </table:table-cell>
          <table:table-cell office:value-type="string" table:style-name="ce1">
            <text:p>Person</text:p>
          </table:table-cell>
          <table:table-cell office:value-type="string" table:style-name="ce1">
            <text:p>XMLSchema#string</text:p>
          </table:table-cell>
          <table:table-cell office:value-type="string" table:style-name="ce1">
            <text:p>Person</text:p>
          </table:table-cell>
          <table:table-cell office:value-type="string" table:style-name="ce1">
            <text:p>XMLSchema#string</text:p>
          </table:table-cell>
          <table:table-cell office:value-type="string" table:style-name="ce1">
            <text:p>owl#Thing</text:p>
          </table:table-cell>
          <table:table-cell office:value-type="string" table:style-name="ce1">
            <text:p>XMLSchema#string</text:p>
          </table:table-cell>
          <table:table-cell office:value-type="string" table:style-name="ce1">
            <text:p>XMLSchema#string</text:p>
          </table:table-cell>
          <table:table-cell office:value-type="string" table:style-name="ce1">
            <text:p>Place</text:p>
          </table:table-cell>
          <table:table-cell office:value-type="string" table:style-name="ce1">
            <text:p>XMLSchema#double</text:p>
          </table:table-cell>
          <table:table-cell office:value-type="string" table:style-name="ce1">
            <text:p>XMLSchema#string</text:p>
          </table:table-cell>
          <table:table-cell office:value-type="string" table:style-name="ce1">
            <text:p>Mayor</text:p>
          </table:table-cell>
          <table:table-cell office:value-type="string" table:style-name="ce1">
            <text:p>XMLSchema#double</text:p>
          </table:table-cell>
          <table:table-cell office:value-type="string" table:style-name="ce1">
            <text:p>XMLSchema#string</text:p>
          </table:table-cell>
          <table:table-cell office:value-type="string" table:style-name="ce1">
            <text:p>XMLSchema#string</text:p>
          </table:table-cell>
          <table:table-cell office:value-type="string" table:style-name="ce1">
            <text:p>PopulatedPlace</text:p>
          </table:table-cell>
          <table:table-cell office:value-type="string" table:style-name="ce1">
            <text:p>XMLSchema#string</text:p>
          </table:table-cell>
          <table:table-cell office:value-type="string" table:style-name="ce1">
            <text:p>Place</text:p>
          </table:table-cell>
          <table:table-cell office:value-type="string" table:style-name="ce1">
            <text:p>XMLSchema#float</text:p>
          </table:table-cell>
          <table:table-cell office:value-type="string" table:style-name="ce1">
            <text:p>XMLSchema#date</text:p>
          </table:table-cell>
          <table:table-cell office:value-type="string" table:style-name="ce1">
            <text:p>XMLSchema#double</text:p>
          </table:table-cell>
          <table:table-cell office:value-type="string" table:style-name="ce1">
            <text:p>XMLSchema#nonNegativeInteger</text:p>
          </table:table-cell>
          <table:table-cell office:value-type="string" table:style-name="ce1">
            <text:p>XMLSchema#double</text:p>
          </table:table-cell>
          <table:table-cell office:value-type="string" table:style-name="ce1">
            <text:p>XMLSchema#nonNegativeInteger</text:p>
          </table:table-cell>
          <table:table-cell office:value-type="string" table:style-name="ce1">
            <text:p>XMLSchema#nonNegativeInteger</text:p>
          </table:table-cell>
          <table:table-cell office:value-type="string" table:style-name="ce1">
            <text:p>XMLSchema#positiveInteger</text:p>
          </table:table-cell>
          <table:table-cell office:value-type="string" table:style-name="ce1">
            <text:p>XMLSchema#nonNegativeInteger</text:p>
          </table:table-cell>
          <table:table-cell office:value-type="string" table:style-name="ce1">
            <text:p>XMLSchema#double</text:p>
          </table:table-cell>
          <table:table-cell office:value-type="string" table:style-name="ce1">
            <text:p>XMLSchema#string</text:p>
          </table:table-cell>
          <table:table-cell office:value-type="string" table:style-name="ce1">
            <text:p>XMLSchema#string</text:p>
          </table:table-cell>
          <table:table-cell office:value-type="string" table:style-name="ce1">
            <text:p>Place</text:p>
          </table:table-cell>
          <table:table-cell office:value-type="string" table:style-name="ce1">
            <text:p>XMLSchema#string</text:p>
          </table:table-cell>
          <table:table-cell office:value-type="string" table:style-name="ce1">
            <text:p>PopulatedPlace</text:p>
          </table:table-cell>
          <table:table-cell office:value-type="string" table:style-name="ce1">
            <text:p>XMLSchema#string</text:p>
          </table:table-cell>
          <table:table-cell office:value-type="string" table:style-name="ce1">
            <text:p>XMLSchema#string</text:p>
          </table:table-cell>
          <table:table-cell office:value-type="string" table:style-name="ce1">
            <text:p>owl#Thing</text:p>
          </table:table-cell>
          <table:table-cell office:value-type="string" table:style-name="ce1">
            <text:p>XMLSchema#string</text:p>
          </table:table-cell>
          <table:table-cell office:value-type="string" table:style-name="ce1">
            <text:p>owl#Thing</text:p>
          </table:table-cell>
          <table:table-cell office:value-type="string" table:style-name="ce1">
            <text:p>XMLSchema#string</text:p>
          </table:table-cell>
          <table:table-cell office:value-type="string" table:style-name="ce1">
            <text:p>Settlement</text:p>
          </table:table-cell>
          <table:table-cell office:value-type="string" table:style-name="ce1">
            <text:p>XMLSchema#string</text:p>
          </table:table-cell>
          <table:table-cell office:value-type="string" table:style-name="ce1">
            <text:p>Country</text:p>
          </table:table-cell>
          <table:table-cell office:value-type="string" table:style-name="ce1">
            <text:p>XMLSchema#string</text:p>
          </table:table-cell>
          <table:table-cell office:value-type="string" table:style-name="ce1">
            <text:p>owl#Thing</text:p>
          </table:table-cell>
          <table:table-cell office:value-type="string" table:style-name="ce1">
            <text:p>XMLSchema#string</text:p>
          </table:table-cell>
          <table:table-cell office:value-type="string" table:style-name="ce1">
            <text:p>XMLSchema#string</text:p>
          </table:table-cell>
          <table:table-cell office:value-type="string" table:style-name="ce1">
            <text:p>XMLSchema#string</text:p>
          </table:table-cell>
          <table:table-cell office:value-type="string" table:style-name="ce1">
            <text:p>owl#Class</text:p>
          </table:table-cell>
          <table:table-cell office:value-type="string" table:style-name="ce1">
            <text:p>XMLSchema#float</text:p>
          </table:table-cell>
          <table:table-cell office:value-type="string" table:style-name="ce1">
            <text:p>XMLSchema#float</text:p>
          </table:table-cell>
          <table:table-cell office:value-type="string" table:style-name="ce1">
            <text:p>XMLSchema#string</text:p>
          </table:table-cell>
          <table:table-cell office:value-type="string" table:style-name="ce1">
            <text:p>owl#Thing</text:p>
          </table:table-cell>
          <table:table-cell office:value-type="string" table:style-name="ce1">
            <text:p>XMLSchema#string</text:p>
          </table:table-cell>
          <table:table-cell office:value-type="string" table:style-name="ce1">
            <text:p>owl#Thing</text:p>
          </table:table-cell>
          <table:table-cell office:value-type="string" table:style-name="ce1">
            <text:p>XMLSchema#string</text:p>
          </table:table-cell>
          <table:table-cell office:value-type="string" table:style-name="ce1">
            <text:p>XMLSchema#string</text:p>
          </table:table-cell>
          <table:table-cell table:number-columns-repeated="16285"/>
        </table:table-row>
        <table:table-row table:style-name="ro1">
          <table:table-cell office:value-type="string" table:style-name="ce1">
            <text:p>http://www.w3.org/2002/07/owl#Thing</text:p>
          </table:table-cell>
          <table:table-cell office:value-type="string" table:style-name="ce1">
            <text:p>http://www.w3.org/2001/XMLSchema#string</text:p>
          </table:table-cell>
          <table:table-cell office:value-type="string" table:style-name="ce1">
            <text:p>http://www.w3.org/2001/XMLSchema#string</text:p>
          </table:table-cell>
          <table:table-cell office:value-type="string" table:style-name="ce1">
            <text:p>http://www.w3.org/2001/XMLSchema#string</text:p>
          </table:table-cell>
          <table:table-cell office:value-type="string" table:style-name="ce1">
            <text:p>http://dbpedia.org/ontology/PopulatedPlace</text:p>
          </table:table-cell>
          <table:table-cell office:value-type="string" table:style-name="ce1">
            <text:p>http://www.w3.org/2001/XMLSchema#string</text:p>
          </table:table-cell>
          <table:table-cell office:value-type="string" table:style-name="ce1">
            <text:p>http://dbpedia.org/ontology/Work</text:p>
          </table:table-cell>
          <table:table-cell office:value-type="string" table:style-name="ce1">
            <text:p>http://www.w3.org/2001/XMLSchema#double</text:p>
          </table:table-cell>
          <table:table-cell office:value-type="string" table:style-name="ce1">
            <text:p>http://www.w3.org/2001/XMLSchema#string</text:p>
          </table:table-cell>
          <table:table-cell office:value-type="string" table:style-name="ce1">
            <text:p>http://www.w3.org/2001/XMLSchema#double</text:p>
          </table:table-cell>
          <table:table-cell office:value-type="string" table:style-name="ce1">
            <text:p>http://www.w3.org/2001/XMLSchema#double</text:p>
          </table:table-cell>
          <table:table-cell office:value-type="string" table:style-name="ce1">
            <text:p>http://www.w3.org/2001/XMLSchema#double</text:p>
          </table:table-cell>
          <table:table-cell office:value-type="string" table:style-name="ce1">
            <text:p>http://www.w3.org/2001/XMLSchema#double</text:p>
          </table:table-cell>
          <table:table-cell office:value-type="string" table:style-name="ce1">
            <text:p>http://www.w3.org/2001/XMLSchema#double</text:p>
          </table:table-cell>
          <table:table-cell office:value-type="string" table:style-name="ce1">
            <text:p>http://www.w3.org/2001/XMLSchema#double</text:p>
          </table:table-cell>
          <table:table-cell office:value-type="string" table:style-name="ce1">
            <text:p>http://www.w3.org/2001/XMLSchema#string</text:p>
          </table:table-cell>
          <table:table-cell office:value-type="string" table:style-name="ce1">
            <text:p>http://dbpedia.org/ontology/City</text:p>
          </table:table-cell>
          <table:table-cell office:value-type="string" table:style-name="ce1">
            <text:p>http://www.w3.org/2001/XMLSchema#string</text:p>
          </table:table-cell>
          <table:table-cell office:value-type="string" table:style-name="ce1">
            <text:p>http://www.w3.org/2001/XMLSchema#string</text:p>
          </table:table-cell>
          <table:table-cell office:value-type="string" table:style-name="ce1">
            <text:p>http://dbpedia.org/ontology/Country</text:p>
          </table:table-cell>
          <table:table-cell office:value-type="string" table:style-name="ce1">
            <text:p>http://www.w3.org/2001/XMLSchema#string</text:p>
          </table:table-cell>
          <table:table-cell office:value-type="string" table:style-name="ce1">
            <text:p>http://www.w3.org/2002/07/owl#Thing</text:p>
          </table:table-cell>
          <table:table-cell office:value-type="string" table:style-name="ce1">
            <text:p>http://www.w3.org/2001/XMLSchema#string</text:p>
          </table:table-cell>
          <table:table-cell office:value-type="string" table:style-name="ce1">
            <text:p>http://dbpedia.org/ontology/PopulatedPlace</text:p>
          </table:table-cell>
          <table:table-cell office:value-type="string" table:style-name="ce1">
            <text:p>http://www.w3.org/2001/XMLSchema#string</text:p>
          </table:table-cell>
          <table:table-cell office:value-type="string" table:style-name="ce1">
            <text:p>http://www.w3.org/2002/07/owl#Thing</text:p>
          </table:table-cell>
          <table:table-cell office:value-type="string" table:style-name="ce1">
            <text:p>http://www.w3.org/2001/XMLSchema#double</text:p>
          </table:table-cell>
          <table:table-cell office:value-type="string" table:style-name="ce1">
            <text:p>http://www.w3.org/2001/XMLSchema#string</text:p>
          </table:table-cell>
          <table:table-cell office:value-type="string" table:style-name="ce1">
            <text:p>http://dbpedia.org/ontology/PopulatedPlace</text:p>
          </table:table-cell>
          <table:table-cell office:value-type="string" table:style-name="ce1">
            <text:p>http://www.w3.org/2001/XMLSchema#date</text:p>
          </table:table-cell>
          <table:table-cell office:value-type="string" table:style-name="ce1">
            <text:p>http://www.w3.org/2001/XMLSchema#string</text:p>
          </table:table-cell>
          <table:table-cell office:value-type="string" table:style-name="ce1">
            <text:p>http://dbpedia.org/ontology/Person</text:p>
          </table:table-cell>
          <table:table-cell office:value-type="string" table:style-name="ce1">
            <text:p>http://www.w3.org/2001/XMLSchema#gYear</text:p>
          </table:table-cell>
          <table:table-cell office:value-type="string" table:style-name="ce1">
            <text:p>http://www.w3.org/2001/XMLSchema#string</text:p>
          </table:table-cell>
          <table:table-cell office:value-type="string" table:style-name="ce1">
            <text:p>http://dbpedia.org/ontology/Organisation</text:p>
          </table:table-cell>
          <table:table-cell office:value-type="string" table:style-name="ce1">
            <text:p>http://www.w3.org/2001/XMLSchema#string</text:p>
          </table:table-cell>
          <table:table-cell office:value-type="string" table:style-name="ce1">
            <text:p>http://www.w3.org/2002/07/owl#Thing</text:p>
          </table:table-cell>
          <table:table-cell office:value-type="string" table:style-name="ce1">
            <text:p>http://www.w3.org/2001/XMLSchema#string</text:p>
          </table:table-cell>
          <table:table-cell office:value-type="string" table:style-name="ce1">
            <text:p>http://dbpedia.org/ontology/GovernmentType</text:p>
          </table:table-cell>
          <table:table-cell office:value-type="string" table:style-name="ce1">
            <text:p>http://www.w3.org/2001/XMLSchema#string</text:p>
          </table:table-cell>
          <table:table-cell office:value-type="string" table:style-name="ce1">
            <text:p>http://www.w3.org/2002/07/owl#Thing</text:p>
          </table:table-cell>
          <table:table-cell office:value-type="string" table:style-name="ce1">
            <text:p>http://www.w3.org/2001/XMLSchema#string</text:p>
          </table:table-cell>
          <table:table-cell office:value-type="string" table:style-name="ce1">
            <text:p>http://www.w3.org/2002/07/owl#Thing</text:p>
          </table:table-cell>
          <table:table-cell office:value-type="string" table:style-name="ce1">
            <text:p>http://www.w3.org/2001/XMLSchema#string</text:p>
          </table:table-cell>
          <table:table-cell office:value-type="string" table:style-name="ce1">
            <text:p>http://dbpedia.org/ontology/Person</text:p>
          </table:table-cell>
          <table:table-cell office:value-type="string" table:style-name="ce1">
            <text:p>http://www.w3.org/2001/XMLSchema#string</text:p>
          </table:table-cell>
          <table:table-cell office:value-type="string" table:style-name="ce1">
            <text:p>http://dbpedia.org/ontology/Person</text:p>
          </table:table-cell>
          <table:table-cell office:value-type="string" table:style-name="ce1">
            <text:p>http://www.w3.org/2001/XMLSchema#string</text:p>
          </table:table-cell>
          <table:table-cell office:value-type="string" table:style-name="ce1">
            <text:p>http://www.w3.org/2002/07/owl#Thing</text:p>
          </table:table-cell>
          <table:table-cell office:value-type="string" table:style-name="ce1">
            <text:p>http://www.w3.org/2001/XMLSchema#string</text:p>
          </table:table-cell>
          <table:table-cell office:value-type="string" table:style-name="ce1">
            <text:p>http://www.w3.org/2001/XMLSchema#string</text:p>
          </table:table-cell>
          <table:table-cell office:value-type="string" table:style-name="ce1">
            <text:p>http://dbpedia.org/ontology/Place</text:p>
          </table:table-cell>
          <table:table-cell office:value-type="string" table:style-name="ce1">
            <text:p>http://www.w3.org/2001/XMLSchema#double</text:p>
          </table:table-cell>
          <table:table-cell office:value-type="string" table:style-name="ce1">
            <text:p>http://www.w3.org/2001/XMLSchema#string</text:p>
          </table:table-cell>
          <table:table-cell office:value-type="string" table:style-name="ce1">
            <text:p>http://dbpedia.org/ontology/Mayor</text:p>
          </table:table-cell>
          <table:table-cell office:value-type="string" table:style-name="ce1">
            <text:p>http://www.w3.org/2001/XMLSchema#double</text:p>
          </table:table-cell>
          <table:table-cell office:value-type="string" table:style-name="ce1">
            <text:p>http://www.w3.org/2001/XMLSchema#string</text:p>
          </table:table-cell>
          <table:table-cell office:value-type="string" table:style-name="ce1">
            <text:p>http://www.w3.org/2001/XMLSchema#string</text:p>
          </table:table-cell>
          <table:table-cell office:value-type="string" table:style-name="ce1">
            <text:p>http://dbpedia.org/ontology/PopulatedPlace</text:p>
          </table:table-cell>
          <table:table-cell office:value-type="string" table:style-name="ce1">
            <text:p>http://www.w3.org/2001/XMLSchema#string</text:p>
          </table:table-cell>
          <table:table-cell office:value-type="string" table:style-name="ce1">
            <text:p>http://dbpedia.org/ontology/Place</text:p>
          </table:table-cell>
          <table:table-cell office:value-type="string" table:style-name="ce1">
            <text:p>http://www.w3.org/2001/XMLSchema#float</text:p>
          </table:table-cell>
          <table:table-cell office:value-type="string" table:style-name="ce1">
            <text:p>http://www.w3.org/2001/XMLSchema#date</text:p>
          </table:table-cell>
          <table:table-cell office:value-type="string" table:style-name="ce1">
            <text:p>http://www.w3.org/2001/XMLSchema#double</text:p>
          </table:table-cell>
          <table:table-cell office:value-type="string" table:style-name="ce1">
            <text:p>http://www.w3.org/2001/XMLSchema#nonNegativeInteger</text:p>
          </table:table-cell>
          <table:table-cell office:value-type="string" table:style-name="ce1">
            <text:p>http://www.w3.org/2001/XMLSchema#double</text:p>
          </table:table-cell>
          <table:table-cell office:value-type="string" table:style-name="ce1">
            <text:p>http://www.w3.org/2001/XMLSchema#nonNegativeInteger</text:p>
          </table:table-cell>
          <table:table-cell office:value-type="string" table:style-name="ce1">
            <text:p>http://www.w3.org/2001/XMLSchema#nonNegativeInteger</text:p>
          </table:table-cell>
          <table:table-cell office:value-type="string" table:style-name="ce1">
            <text:p>http://www.w3.org/2001/XMLSchema#positiveInteger</text:p>
          </table:table-cell>
          <table:table-cell office:value-type="string" table:style-name="ce1">
            <text:p>http://www.w3.org/2001/XMLSchema#nonNegativeInteger</text:p>
          </table:table-cell>
          <table:table-cell office:value-type="string" table:style-name="ce1">
            <text:p>http://www.w3.org/2001/XMLSchema#double</text:p>
          </table:table-cell>
          <table:table-cell office:value-type="string" table:style-name="ce1">
            <text:p>http://www.w3.org/2001/XMLSchema#string</text:p>
          </table:table-cell>
          <table:table-cell office:value-type="string" table:style-name="ce1">
            <text:p>http://www.w3.org/2001/XMLSchema#string</text:p>
          </table:table-cell>
          <table:table-cell office:value-type="string" table:style-name="ce1">
            <text:p>http://dbpedia.org/ontology/Place</text:p>
          </table:table-cell>
          <table:table-cell office:value-type="string" table:style-name="ce1">
            <text:p>http://www.w3.org/2001/XMLSchema#string</text:p>
          </table:table-cell>
          <table:table-cell office:value-type="string" table:style-name="ce1">
            <text:p>http://dbpedia.org/ontology/PopulatedPlace</text:p>
          </table:table-cell>
          <table:table-cell office:value-type="string" table:style-name="ce1">
            <text:p>http://www.w3.org/2001/XMLSchema#string</text:p>
          </table:table-cell>
          <table:table-cell office:value-type="string" table:style-name="ce1">
            <text:p>http://www.w3.org/2001/XMLSchema#string</text:p>
          </table:table-cell>
          <table:table-cell office:value-type="string" table:style-name="ce1">
            <text:p>http://www.w3.org/2002/07/owl#Thing</text:p>
          </table:table-cell>
          <table:table-cell office:value-type="string" table:style-name="ce1">
            <text:p>http://www.w3.org/2001/XMLSchema#string</text:p>
          </table:table-cell>
          <table:table-cell office:value-type="string" table:style-name="ce1">
            <text:p>http://www.w3.org/2002/07/owl#Thing</text:p>
          </table:table-cell>
          <table:table-cell office:value-type="string" table:style-name="ce1">
            <text:p>http://www.w3.org/2001/XMLSchema#string</text:p>
          </table:table-cell>
          <table:table-cell office:value-type="string" table:style-name="ce1">
            <text:p>http://dbpedia.org/ontology/Settlement</text:p>
          </table:table-cell>
          <table:table-cell office:value-type="string" table:style-name="ce1">
            <text:p>http://www.w3.org/2001/XMLSchema#string</text:p>
          </table:table-cell>
          <table:table-cell office:value-type="string" table:style-name="ce1">
            <text:p>http://dbpedia.org/ontology/Country</text:p>
          </table:table-cell>
          <table:table-cell office:value-type="string" table:style-name="ce1">
            <text:p>http://www.w3.org/2001/XMLSchema#string</text:p>
          </table:table-cell>
          <table:table-cell office:value-type="string" table:style-name="ce1">
            <text:p>http://www.w3.org/2002/07/owl#Thing</text:p>
          </table:table-cell>
          <table:table-cell office:value-type="string" table:style-name="ce1">
            <text:p>http://www.w3.org/2001/XMLSchema#string</text:p>
          </table:table-cell>
          <table:table-cell office:value-type="string" table:style-name="ce1">
            <text:p>http://www.w3.org/2001/XMLSchema#string</text:p>
          </table:table-cell>
          <table:table-cell office:value-type="string" table:style-name="ce1">
            <text:p>http://www.w3.org/2001/XMLSchema#string</text:p>
          </table:table-cell>
          <table:table-cell office:value-type="string" table:style-name="ce1">
            <text:p>http://www.w3.org/2002/07/owl#Class</text:p>
          </table:table-cell>
          <table:table-cell office:value-type="string" table:style-name="ce1">
            <text:p>http://www.w3.org/2001/XMLSchema#float</text:p>
          </table:table-cell>
          <table:table-cell office:value-type="string" table:style-name="ce1">
            <text:p>http://www.w3.org/2001/XMLSchema#float</text:p>
          </table:table-cell>
          <table:table-cell office:value-type="string" table:style-name="ce1">
            <text:p>http://www.w3.org/2001/XMLSchema#string</text:p>
          </table:table-cell>
          <table:table-cell office:value-type="string" table:style-name="ce1">
            <text:p>http://www.w3.org/2002/07/owl#Thing</text:p>
          </table:table-cell>
          <table:table-cell office:value-type="string" table:style-name="ce1">
            <text:p>http://www.w3.org/2001/XMLSchema#string</text:p>
          </table:table-cell>
          <table:table-cell office:value-type="string" table:style-name="ce1">
            <text:p>http://www.w3.org/2002/07/owl#Thing</text:p>
          </table:table-cell>
          <table:table-cell office:value-type="string" table:style-name="ce1">
            <text:p>http://www.w3.org/2001/XMLSchema#string</text:p>
          </table:table-cell>
          <table:table-cell office:value-type="string" table:style-name="ce1">
            <text:p>http://www.w3.org/2001/XMLSchema#string</text:p>
          </table:table-cell>
          <table:table-cell table:number-columns-repeated="16285"/>
        </table:table-row>
        <table:table-row table:style-name="ro1">
          <table:table-cell office:value-type="string" table:style-name="ce1">
            <text:p>http://dbpedia.org/resource/Kud</text:p>
          </table:table-cell>
          <table:table-cell office:value-type="string" table:style-name="ce1">
            <text:p>Kud</text:p>
          </table:table-cell>
          <table:table-cell office:value-type="string" table:style-name="ce1">
            <text:p>Kud is a town and a notified area committee in Udhampur District in the Indian state of Jammu and Kashmir.</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India</text:p>
          </table:table-cell>
          <table:table-cell office:value-type="string" table:style-name="ce1">
            <text:p>http://dbpedia.org/resource/India</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float" office:value="1855" table:style-name="ce1">
            <text:p>1855</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Jammu and Kashmir|Udhampur district}</text:p>
          </table:table-cell>
          <table:table-cell office:value-type="string" table:style-name="ce1">
            <text:p>{http://dbpedia.org/resource/Jammu_and_Kashmir|http://dbpedia.org/resource/Udhampur_district}</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float" office:value="1140" table:style-name="ce1">
            <text:p>1140</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Indian Standard Time</text:p>
          </table:table-cell>
          <table:table-cell office:value-type="string" table:style-name="ce1">
            <text:p>http://dbpedia.org/resource/Indian_Standard_Time</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5:30</text:p>
          </table:table-cell>
          <table:table-cell office:value-type="string" table:style-name="ce1">
            <text:p>33.08 75.28</text:p>
          </table:table-cell>
          <table:table-cell office:value-type="string" table:style-name="ce1">
            <text:p>{city|place|populated place|municipality|City|Place|_Feature|owl#Thing}</text:p>
          </table:table-cell>
          <table:table-cell office:value-type="string" table:style-name="ce1">
            <text:p>{http://dbpedia.org/ontology/City|http://dbpedia.org/ontology/Place|http://dbpedia.org/ontology/PopulatedPlace|http://dbpedia.org/ontology/Settlement|http://schema.org/City|http://schema.org/Place|http://www.opengis.net/gml/_Feature|http://www.w3.org/2002/07/owl#Thing}</text:p>
          </table:table-cell>
          <table:table-cell office:value-type="float" office:value="33.08" table:style-name="ce1">
            <text:p>33,08</text:p>
          </table:table-cell>
          <table:table-cell office:value-type="float" office:value="75.28" table:style-name="ce1">
            <text:p>75,28</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Kud</text:p>
          </table:table-cell>
          <table:table-cell office:value-type="string" table:style-name="ce1">
            <text:p>NULL</text:p>
          </table:table-cell>
          <table:table-cell table:number-columns-repeated="16285"/>
        </table:table-row>
        <table:table-row table:style-name="ro1">
          <table:table-cell office:value-type="string" table:style-name="ce1">
            <text:p>http://dbpedia.org/resource/Kuju,_Hazaribag</text:p>
          </table:table-cell>
          <table:table-cell office:value-type="string" table:style-name="ce1">
            <text:p>Kuju Hazaribag</text:p>
          </table:table-cell>
          <table:table-cell office:value-type="string" table:style-name="ce1">
            <text:p>Kuju is a census town in Ramgarh district in the Indian state of Jharkhand.</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India</text:p>
          </table:table-cell>
          <table:table-cell office:value-type="string" table:style-name="ce1">
            <text:p>http://dbpedia.org/resource/India</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float" office:value="426" table:style-name="ce1">
            <text:p>426</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Jharkhand|Ramgarh district}</text:p>
          </table:table-cell>
          <table:table-cell office:value-type="string" table:style-name="ce1">
            <text:p>{http://dbpedia.org/resource/Jharkhand|http://dbpedia.org/resource/Ramgarh_district}</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float" office:value="18049" table:style-name="ce1">
            <text:p>18049</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Indian Standard Time</text:p>
          </table:table-cell>
          <table:table-cell office:value-type="string" table:style-name="ce1">
            <text:p>http://dbpedia.org/resource/Indian_Standard_Time</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5:30</text:p>
          </table:table-cell>
          <table:table-cell office:value-type="string" table:style-name="ce1">
            <text:p>23.72 85.5</text:p>
          </table:table-cell>
          <table:table-cell office:value-type="string" table:style-name="ce1">
            <text:p>{city|place|populated place|municipality|City|Place|_Feature|owl#Thing}</text:p>
          </table:table-cell>
          <table:table-cell office:value-type="string" table:style-name="ce1">
            <text:p>{http://dbpedia.org/ontology/City|http://dbpedia.org/ontology/Place|http://dbpedia.org/ontology/PopulatedPlace|http://dbpedia.org/ontology/Settlement|http://schema.org/City|http://schema.org/Place|http://www.opengis.net/gml/_Feature|http://www.w3.org/2002/07/owl#Thing}</text:p>
          </table:table-cell>
          <table:table-cell office:value-type="float" office:value="23.72" table:style-name="ce1">
            <text:p>23,72</text:p>
          </table:table-cell>
          <table:table-cell office:value-type="float" office:value="85.5" table:style-name="ce1">
            <text:p>85,5</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Kuju</text:p>
          </table:table-cell>
          <table:table-cell office:value-type="string" table:style-name="ce1">
            <text:p>NULL</text:p>
          </table:table-cell>
          <table:table-cell table:number-columns-repeated="16285"/>
        </table:table-row>
        <table:table-row table:style-name="ro1">
          <table:table-cell office:value-type="string" table:style-name="ce1">
            <text:p>http://dbpedia.org/resource/Kumbhraj</text:p>
          </table:table-cell>
          <table:table-cell office:value-type="string" table:style-name="ce1">
            <text:p>Kumbhraj</text:p>
          </table:table-cell>
          <table:table-cell office:value-type="string" table:style-name="ce1">
            <text:p>Kumbhraj is a town and a nagar panchayat in Guna district in the Indian state of Madhya Pradesh.</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India</text:p>
          </table:table-cell>
          <table:table-cell office:value-type="string" table:style-name="ce1">
            <text:p>http://dbpedia.org/resource/India</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float" office:value="419" table:style-name="ce1">
            <text:p>419</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Guna district|Madhya Pradesh}</text:p>
          </table:table-cell>
          <table:table-cell office:value-type="string" table:style-name="ce1">
            <text:p>{http://dbpedia.org/resource/Guna_district|http://dbpedia.org/resource/Madhya_Pradesh}</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float" office:value="13999" table:style-name="ce1">
            <text:p>13999</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Indian Standard Time</text:p>
          </table:table-cell>
          <table:table-cell office:value-type="string" table:style-name="ce1">
            <text:p>http://dbpedia.org/resource/Indian_Standard_Time</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5:30</text:p>
          </table:table-cell>
          <table:table-cell office:value-type="string" table:style-name="ce1">
            <text:p>24.37 77.05</text:p>
          </table:table-cell>
          <table:table-cell office:value-type="string" table:style-name="ce1">
            <text:p>{city|place|populated place|municipality|City|Place|_Feature|owl#Thing}</text:p>
          </table:table-cell>
          <table:table-cell office:value-type="string" table:style-name="ce1">
            <text:p>{http://dbpedia.org/ontology/City|http://dbpedia.org/ontology/Place|http://dbpedia.org/ontology/PopulatedPlace|http://dbpedia.org/ontology/Settlement|http://schema.org/City|http://schema.org/Place|http://www.opengis.net/gml/_Feature|http://www.w3.org/2002/07/owl#Thing}</text:p>
          </table:table-cell>
          <table:table-cell office:value-type="float" office:value="24.37" table:style-name="ce1">
            <text:p>24,37</text:p>
          </table:table-cell>
          <table:table-cell office:value-type="float" office:value="77.05" table:style-name="ce1">
            <text:p>77,05</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Kumbhraj</text:p>
          </table:table-cell>
          <table:table-cell office:value-type="string" table:style-name="ce1">
            <text:p>NULL</text:p>
          </table:table-cell>
          <table:table-cell table:number-columns-repeated="16285"/>
        </table:table-row>
        <table:table-row table:style-name="ro1">
          <table:table-cell office:value-type="string" table:style-name="ce1">
            <text:p>http://dbpedia.org/resource/Kumhari</text:p>
          </table:table-cell>
          <table:table-cell office:value-type="string" table:style-name="ce1">
            <text:p>Kumhari</text:p>
          </table:table-cell>
          <table:table-cell office:value-type="string" table:style-name="ce1">
            <text:p>Kumhari is a town and a nagar panchayat in Durg district in the Indian state of Chhattisgarh.</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India</text:p>
          </table:table-cell>
          <table:table-cell office:value-type="string" table:style-name="ce1">
            <text:p>http://dbpedia.org/resource/India</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float" office:value="285" table:style-name="ce1">
            <text:p>285</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Chhattisgarh|Durg district}</text:p>
          </table:table-cell>
          <table:table-cell office:value-type="string" table:style-name="ce1">
            <text:p>{http://dbpedia.org/resource/Chhattisgarh|http://dbpedia.org/resource/Durg_district}</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float" office:value="29737" table:style-name="ce1">
            <text:p>29737</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Indian Standard Time</text:p>
          </table:table-cell>
          <table:table-cell office:value-type="string" table:style-name="ce1">
            <text:p>http://dbpedia.org/resource/Indian_Standard_Time</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5:30</text:p>
          </table:table-cell>
          <table:table-cell office:value-type="string" table:style-name="ce1">
            <text:p>21.27 81.52</text:p>
          </table:table-cell>
          <table:table-cell office:value-type="string" table:style-name="ce1">
            <text:p>{city|place|populated place|municipality|City|Place|_Feature|owl#Thing}</text:p>
          </table:table-cell>
          <table:table-cell office:value-type="string" table:style-name="ce1">
            <text:p>{http://dbpedia.org/ontology/City|http://dbpedia.org/ontology/Place|http://dbpedia.org/ontology/PopulatedPlace|http://dbpedia.org/ontology/Settlement|http://schema.org/City|http://schema.org/Place|http://www.opengis.net/gml/_Feature|http://www.w3.org/2002/07/owl#Thing}</text:p>
          </table:table-cell>
          <table:table-cell office:value-type="float" office:value="21.27" table:style-name="ce1">
            <text:p>21,27</text:p>
          </table:table-cell>
          <table:table-cell office:value-type="float" office:value="81.52" table:style-name="ce1">
            <text:p>81,52</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Kumhari</text:p>
          </table:table-cell>
          <table:table-cell office:value-type="string" table:style-name="ce1">
            <text:p>NULL</text:p>
          </table:table-cell>
          <table:table-cell table:number-columns-repeated="16285"/>
        </table:table-row>
        <table:table-row table:style-name="ro1">
          <table:table-cell office:value-type="string" table:style-name="ce1">
            <text:p>http://dbpedia.org/resource/Kunigal</text:p>
          </table:table-cell>
          <table:table-cell office:value-type="string" table:style-name="ce1">
            <text:p>Kunigal</text:p>
          </table:table-cell>
          <table:table-cell office:value-type="string" table:style-name="ce1">
            <text:p>Kunigal is a town in Tumkur district in the Indian state of Karnataka. It is the headquarters of Kunigal taluk. Kunigal is famous for stud farm owned by Vijay Mallya.</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91-8132</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India</text:p>
          </table:table-cell>
          <table:table-cell office:value-type="string" table:style-name="ce1">
            <text:p>http://dbpedia.org/resource/India</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float" office:value="773" table:style-name="ce1">
            <text:p>773</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Karnataka|Tumkur district}</text:p>
          </table:table-cell>
          <table:table-cell office:value-type="string" table:style-name="ce1">
            <text:p>{http://dbpedia.org/resource/Karnataka|http://dbpedia.org/resource/Tumkur_district}</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float" office:value="30291" table:style-name="ce1">
            <text:p>30291</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float" office:value="572130" table:style-name="ce1">
            <text:p>572130</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Indian Standard Time</text:p>
          </table:table-cell>
          <table:table-cell office:value-type="string" table:style-name="ce1">
            <text:p>http://dbpedia.org/resource/Indian_Standard_Time</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5:30</text:p>
          </table:table-cell>
          <table:table-cell office:value-type="string" table:style-name="ce1">
            <text:p>13.02 77.03</text:p>
          </table:table-cell>
          <table:table-cell office:value-type="string" table:style-name="ce1">
            <text:p>{city|place|populated place|municipality|City|Place|_Feature|owl#Thing}</text:p>
          </table:table-cell>
          <table:table-cell office:value-type="string" table:style-name="ce1">
            <text:p>{http://dbpedia.org/ontology/City|http://dbpedia.org/ontology/Place|http://dbpedia.org/ontology/PopulatedPlace|http://dbpedia.org/ontology/Settlement|http://schema.org/City|http://schema.org/Place|http://www.opengis.net/gml/_Feature|http://www.w3.org/2002/07/owl#Thing}</text:p>
          </table:table-cell>
          <table:table-cell office:value-type="float" office:value="13.02" table:style-name="ce1">
            <text:p>13,02</text:p>
          </table:table-cell>
          <table:table-cell office:value-type="float" office:value="77.03" table:style-name="ce1">
            <text:p>77,03</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Kunigal</text:p>
          </table:table-cell>
          <table:table-cell office:value-type="string" table:style-name="ce1">
            <text:p>NULL</text:p>
          </table:table-cell>
          <table:table-cell table:number-columns-repeated="16285"/>
        </table:table-row>
        <table:table-row table:style-name="ro1">
          <table:table-cell office:value-type="string" table:style-name="ce1">
            <text:p>http://dbpedia.org/resource/Kurgunta</text:p>
          </table:table-cell>
          <table:table-cell office:value-type="string" table:style-name="ce1">
            <text:p>Kurgunta</text:p>
          </table:table-cell>
          <table:table-cell office:value-type="string" table:style-name="ce1">
            <text:p>Kurgunta is a census town in Gulbarga district in the Indian state of Karnataka.</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India</text:p>
          </table:table-cell>
          <table:table-cell office:value-type="string" table:style-name="ce1">
            <text:p>http://dbpedia.org/resource/India</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float" office:value="418" table:style-name="ce1">
            <text:p>418</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Gulbarga district|Karnataka}</text:p>
          </table:table-cell>
          <table:table-cell office:value-type="string" table:style-name="ce1">
            <text:p>{http://dbpedia.org/resource/Gulbarga_district|http://dbpedia.org/resource/Karnataka}</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float" office:value="8584" table:style-name="ce1">
            <text:p>8584</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Indian Standard Time</text:p>
          </table:table-cell>
          <table:table-cell office:value-type="string" table:style-name="ce1">
            <text:p>http://dbpedia.org/resource/Indian_Standard_Time</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5:30</text:p>
          </table:table-cell>
          <table:table-cell office:value-type="string" table:style-name="ce1">
            <text:p>17.2 77.35</text:p>
          </table:table-cell>
          <table:table-cell office:value-type="string" table:style-name="ce1">
            <text:p>{city|place|populated place|municipality|City|Place|_Feature|owl#Thing}</text:p>
          </table:table-cell>
          <table:table-cell office:value-type="string" table:style-name="ce1">
            <text:p>{http://dbpedia.org/ontology/City|http://dbpedia.org/ontology/Place|http://dbpedia.org/ontology/PopulatedPlace|http://dbpedia.org/ontology/Settlement|http://schema.org/City|http://schema.org/Place|http://www.opengis.net/gml/_Feature|http://www.w3.org/2002/07/owl#Thing}</text:p>
          </table:table-cell>
          <table:table-cell office:value-type="float" office:value="17.2" table:style-name="ce1">
            <text:p>17,2</text:p>
          </table:table-cell>
          <table:table-cell office:value-type="float" office:value="77.349999999999994" table:style-name="ce1">
            <text:p>77,35</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Kurgunta</text:p>
          </table:table-cell>
          <table:table-cell office:value-type="string" table:style-name="ce1">
            <text:p>NULL</text:p>
          </table:table-cell>
          <table:table-cell table:number-columns-repeated="16285"/>
        </table:table-row>
        <table:table-row table:style-name="ro1">
          <table:table-cell office:value-type="string" table:style-name="ce1">
            <text:p>http://dbpedia.org/resource/Athens,_Alabama</text:p>
          </table:table-cell>
          <table:table-cell office:value-type="string" table:style-name="ce1">
            <text:p>Athens Alabama</text:p>
          </table:table-cell>
          <table:table-cell office:value-type="string" table:style-name="ce1">
            <text:p>Athens is a city in Limestone County Alabama United States. As of the 2010 census the population of the city is 21897. The city is the county seat of Limestone County and is included in the Huntsville-Decatur Combined Statistical Area.</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float" office:value="1" table:style-name="ce1">
            <text:p>1</text:p>
          </table:table-cell>
          <table:table-cell office:value-type="string" table:style-name="ce1">
            <text:p>256 938</text:p>
          </table:table-cell>
          <table:table-cell office:value-type="string" table:style-name="ce1">
            <text:p>{1.01787e+08|1.019e+08}</text:p>
          </table:table-cell>
          <table:table-cell office:value-type="string" table:style-name="ce1">
            <text:p>NULL</text:p>
          </table:table-cell>
          <table:table-cell office:value-type="string" table:style-name="ce1">
            <text:p>NULL</text:p>
          </table:table-cell>
          <table:table-cell office:value-type="string" table:style-name="ce1">
            <text:p>{1.02046e+08|1.021e+08}</text:p>
          </table:table-cell>
          <table:table-cell office:value-type="string" table:style-name="ce1">
            <text:p>NULL</text:p>
          </table:table-cell>
          <table:table-cell office:value-type="string" table:style-name="ce1">
            <text:p>{200000.0|258999.0}</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United States</text:p>
          </table:table-cell>
          <table:table-cell office:value-type="string" table:style-name="ce1">
            <text:p>http://dbpedia.org/resource/United_States</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243.1|243.23}</text:p>
          </table:table-cell>
          <table:table-cell office:value-type="string" table:style-name="ce1">
            <text:p>NULL</text:p>
          </table:table-cell>
          <table:table-cell office:value-type="string" table:style-name="ce1">
            <text:p>NULL</text:p>
          </table:table-cell>
          <table:table-cell office:value-type="string" table:style-name="ce1">
            <text:p>1818-11-19</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Alabama|Limestone County Alabama}</text:p>
          </table:table-cell>
          <table:table-cell office:value-type="string" table:style-name="ce1">
            <text:p>{http://dbpedia.org/resource/Alabama|http://dbpedia.org/resource/Limestone_County,_Alabama}</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City Council|Mayor}</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float" office:value="21897" table:style-name="ce1">
            <text:p>21897</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35611-35614-35613</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200px-Limestone_County_Courthouse_Athens_Alabama_01.jpg</text:p>
          </table:table-cell>
          <table:table-cell office:value-type="string" table:style-name="ce1">
            <text:p>http://upload.wikimedia.org/wikipedia/commons/thumb/5/5a/Limestone_County_Courthouse,_Athens,_Alabama_01.jpg/200px-Limestone_County_Courthouse,_Athens,_Alabama_01.jpg</text:p>
          </table:table-cell>
          <table:table-cell office:value-type="string" table:style-name="ce1">
            <text:p>Central Time Zone (North America)</text:p>
          </table:table-cell>
          <table:table-cell office:value-type="string" table:style-name="ce1">
            <text:p>http://dbpedia.org/resource/Central_Time_Zone_(North_America)</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City</text:p>
          </table:table-cell>
          <table:table-cell office:value-type="string" table:style-name="ce1">
            <text:p>http://dbpedia.org/resource/City</text:p>
          </table:table-cell>
          <table:table-cell office:value-type="string" table:style-name="ce1">
            <text:p>{-5|-6}</text:p>
          </table:table-cell>
          <table:table-cell office:value-type="string" table:style-name="ce1">
            <text:p>34.789722222222224 -86.96944444444445</text:p>
          </table:table-cell>
          <table:table-cell office:value-type="string" table:style-name="ce1">
            <text:p>{city|place|populated place|municipality|City|Place|_Feature|owl#Thing}</text:p>
          </table:table-cell>
          <table:table-cell office:value-type="string" table:style-name="ce1">
            <text:p>{http://dbpedia.org/ontology/City|http://dbpedia.org/ontology/Place|http://dbpedia.org/ontology/PopulatedPlace|http://dbpedia.org/ontology/Settlement|http://schema.org/City|http://schema.org/Place|http://www.opengis.net/gml/_Feature|http://www.w3.org/2002/07/owl#Thing}</text:p>
          </table:table-cell>
          <table:table-cell office:value-type="float" office:value="347897" table:style-name="ce2">
            <text:p>347.897</text:p>
          </table:table-cell>
          <table:table-cell office:value-type="float" office:value="-869694" table:style-name="ce2">
            <text:p>-869.694</text:p>
          </table:table-cell>
          <table:table-cell office:value-type="string" table:style-name="ce1">
            <text:p>Limestone_County_Courthouse_Athens_Alabama_01.jpg</text:p>
          </table:table-cell>
          <table:table-cell office:value-type="string" table:style-name="ce1">
            <text:p>http://upload.wikimedia.org/wikipedia/commons/5/5a/Limestone_County_Courthouse,_Athens,_Alabama_01.jpg</text:p>
          </table:table-cell>
          <table:table-cell office:value-type="string" table:style-name="ce1">
            <text:p>NULL</text:p>
          </table:table-cell>
          <table:table-cell office:value-type="string" table:style-name="ce1">
            <text:p>NULL</text:p>
          </table:table-cell>
          <table:table-cell office:value-type="string" table:style-name="ce1">
            <text:p>Athens</text:p>
          </table:table-cell>
          <table:table-cell office:value-type="string" table:style-name="ce1">
            <text:p>NULL</text:p>
          </table:table-cell>
          <table:table-cell table:number-columns-repeated="16285"/>
        </table:table-row>
        <table:table-row table:style-name="ro1">
          <table:table-cell office:value-type="string" table:style-name="ce1">
            <text:p>http://dbpedia.org/resource/Demopolis,_Alabama</text:p>
          </table:table-cell>
          <table:table-cell office:value-type="string" table:style-name="ce1">
            <text:p>Demopolis Alabama</text:p>
          </table:table-cell>
          <table:table-cell office:value-type="string" table:style-name="ce1">
            <text:p>Demopolis is the largest city in Marengo County Alabama United States. The population was 7483 at the time of the 2010 United States Census. The city lies within Webb's Bend at the confluence of the Black Warrior and Tombigbee rivers. It is situated atop a cliff composed of the Demopolis Chalk Formation known locally as White Bluff on the east bank of the Tombigbee River. It is at the center of Alabama's Canebrake region and is also within the Black Belt.</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float" office:value="334" table:style-name="ce1">
            <text:p>334</text:p>
          </table:table-cell>
          <table:table-cell office:value-type="string" table:style-name="ce1">
            <text:p>{3.15979e+07|3.17e+07}</text:p>
          </table:table-cell>
          <table:table-cell office:value-type="string" table:style-name="ce1">
            <text:p>NULL</text:p>
          </table:table-cell>
          <table:table-cell office:value-type="string" table:style-name="ce1">
            <text:p>NULL</text:p>
          </table:table-cell>
          <table:table-cell office:value-type="string" table:style-name="ce1">
            <text:p>{3.21159e+07|3.23e+07}</text:p>
          </table:table-cell>
          <table:table-cell office:value-type="string" table:style-name="ce1">
            <text:p>NULL</text:p>
          </table:table-cell>
          <table:table-cell office:value-type="string" table:style-name="ce1">
            <text:p>{517998.0|600000.0}</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36.8808|37.0}</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Alabama|Marengo County Alabama}</text:p>
          </table:table-cell>
          <table:table-cell office:value-type="string" table:style-name="ce1">
            <text:p>{http://dbpedia.org/resource/Alabama|http://dbpedia.org/resource/Marengo_County,_Alabama}</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233.4|234.789}</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float" office:value="7540" table:style-name="ce1">
            <text:p>7540</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float" office:value="36732" table:style-name="ce1">
            <text:p>36732</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200px-Demopolis_Alabama_with_river_confluence.jpg</text:p>
          </table:table-cell>
          <table:table-cell office:value-type="string" table:style-name="ce1">
            <text:p>http://upload.wikimedia.org/wikipedia/commons/thumb/5/5e/Demopolis_Alabama_with_river_confluence.jpg/200px-Demopolis_Alabama_with_river_confluence.jpg</text:p>
          </table:table-cell>
          <table:table-cell office:value-type="string" table:style-name="ce1">
            <text:p>Central Time Zone (North America)</text:p>
          </table:table-cell>
          <table:table-cell office:value-type="string" table:style-name="ce1">
            <text:p>http://dbpedia.org/resource/Central_Time_Zone_(North_America)</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5|-6}</text:p>
          </table:table-cell>
          <table:table-cell office:value-type="string" table:style-name="ce1">
            <text:p>32.50944444444445 -87.83722222222222</text:p>
          </table:table-cell>
          <table:table-cell office:value-type="string" table:style-name="ce1">
            <text:p>{city|place|populated place|municipality|City|Place|_Feature|owl#Thing}</text:p>
          </table:table-cell>
          <table:table-cell office:value-type="string" table:style-name="ce1">
            <text:p>{http://dbpedia.org/ontology/City|http://dbpedia.org/ontology/Place|http://dbpedia.org/ontology/PopulatedPlace|http://dbpedia.org/ontology/Settlement|http://schema.org/City|http://schema.org/Place|http://www.opengis.net/gml/_Feature|http://www.w3.org/2002/07/owl#Thing}</text:p>
          </table:table-cell>
          <table:table-cell office:value-type="float" office:value="325094" table:style-name="ce2">
            <text:p>325.094</text:p>
          </table:table-cell>
          <table:table-cell office:value-type="float" office:value="-878372" table:style-name="ce2">
            <text:p>-878.372</text:p>
          </table:table-cell>
          <table:table-cell office:value-type="string" table:style-name="ce1">
            <text:p>Demopolis_Alabama_with_river_confluence.jpg</text:p>
          </table:table-cell>
          <table:table-cell office:value-type="string" table:style-name="ce1">
            <text:p>http://upload.wikimedia.org/wikipedia/commons/5/5e/Demopolis_Alabama_with_river_confluence.jpg</text:p>
          </table:table-cell>
          <table:table-cell office:value-type="string" table:style-name="ce1">
            <text:p>www.demopolisal.gov</text:p>
          </table:table-cell>
          <table:table-cell office:value-type="string" table:style-name="ce1">
            <text:p>http://www.demopolisal.gov</text:p>
          </table:table-cell>
          <table:table-cell office:value-type="string" table:style-name="ce1">
            <text:p>Demopolis</text:p>
          </table:table-cell>
          <table:table-cell office:value-type="string" table:style-name="ce1">
            <text:p>NULL</text:p>
          </table:table-cell>
          <table:table-cell table:number-columns-repeated="16285"/>
        </table:table-row>
        <table:table-row table:style-name="ro1">
          <table:table-cell office:value-type="string" table:style-name="ce1">
            <text:p>http://dbpedia.org/resource/Chelsea,_Alabama</text:p>
          </table:table-cell>
          <table:table-cell office:value-type="string" table:style-name="ce1">
            <text:p>Chelsea Alabama</text:p>
          </table:table-cell>
          <table:table-cell office:value-type="string" table:style-name="ce1">
            <text:p>Chelsea is a city in Shelby County Alabama United States. Chelsea was incorporated on March 1 1996 with a population of 906. At the 2000 census the population was 2949. According to U.S. Census Bureau the 2010 population for Chelsea was 10183. Chelsea is widely considered the fastest growing city in Shelby County which is the fastest growing county in the state of Alabama.</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float" office:value="205" table:style-name="ce1">
            <text:p>205</text:p>
          </table:table-cell>
          <table:table-cell office:value-type="string" table:style-name="ce1">
            <text:p>{5.51667e+07|5.53e+07}</text:p>
          </table:table-cell>
          <table:table-cell office:value-type="string" table:style-name="ce1">
            <text:p>NULL</text:p>
          </table:table-cell>
          <table:table-cell office:value-type="string" table:style-name="ce1">
            <text:p>NULL</text:p>
          </table:table-cell>
          <table:table-cell office:value-type="string" table:style-name="ce1">
            <text:p>{5.62e+07|5.62027e+07}</text:p>
          </table:table-cell>
          <table:table-cell office:value-type="string" table:style-name="ce1">
            <text:p>NULL</text:p>
          </table:table-cell>
          <table:table-cell office:value-type="string" table:style-name="ce1">
            <text:p>{776996.0|900000.0}</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United States</text:p>
          </table:table-cell>
          <table:table-cell office:value-type="string" table:style-name="ce1">
            <text:p>http://dbpedia.org/resource/United_States</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156.0|156.058}</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Alabama|Shelby County Alabama}</text:p>
          </table:table-cell>
          <table:table-cell office:value-type="string" table:style-name="ce1">
            <text:p>{http://dbpedia.org/resource/Alabama|http://dbpedia.org/resource/Shelby_County,_Alabama}</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It's all about family</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181.159|1215.3}</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float" office:value="10183" table:style-name="ce1">
            <text:p>10183</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float" office:value="35043" table:style-name="ce1">
            <text:p>35043</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200px-Chelsea_Alabama.JPG</text:p>
          </table:table-cell>
          <table:table-cell office:value-type="string" table:style-name="ce1">
            <text:p>http://upload.wikimedia.org/wikipedia/commons/thumb/4/49/Chelsea,_Alabama.JPG/200px-Chelsea,_Alabama.JPG</text:p>
          </table:table-cell>
          <table:table-cell office:value-type="string" table:style-name="ce1">
            <text:p>Central Time Zone (North America)</text:p>
          </table:table-cell>
          <table:table-cell office:value-type="string" table:style-name="ce1">
            <text:p>http://dbpedia.org/resource/Central_Time_Zone_(North_America)</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City</text:p>
          </table:table-cell>
          <table:table-cell office:value-type="string" table:style-name="ce1">
            <text:p>http://dbpedia.org/resource/City</text:p>
          </table:table-cell>
          <table:table-cell office:value-type="string" table:style-name="ce1">
            <text:p>{-5|-6}</text:p>
          </table:table-cell>
          <table:table-cell office:value-type="string" table:style-name="ce1">
            <text:p>33.329166666666666 -86.65083333333334</text:p>
          </table:table-cell>
          <table:table-cell office:value-type="string" table:style-name="ce1">
            <text:p>{city|place|populated place|municipality|City|Place|_Feature|owl#Thing}</text:p>
          </table:table-cell>
          <table:table-cell office:value-type="string" table:style-name="ce1">
            <text:p>{http://dbpedia.org/ontology/City|http://dbpedia.org/ontology/Place|http://dbpedia.org/ontology/PopulatedPlace|http://dbpedia.org/ontology/Settlement|http://schema.org/City|http://schema.org/Place|http://www.opengis.net/gml/_Feature|http://www.w3.org/2002/07/owl#Thing}</text:p>
          </table:table-cell>
          <table:table-cell office:value-type="float" office:value="333292" table:style-name="ce2">
            <text:p>333.292</text:p>
          </table:table-cell>
          <table:table-cell office:value-type="float" office:value="-866508" table:style-name="ce2">
            <text:p>-866.508</text:p>
          </table:table-cell>
          <table:table-cell office:value-type="string" table:style-name="ce1">
            <text:p>Chelsea_Alabama.JPG</text:p>
          </table:table-cell>
          <table:table-cell office:value-type="string" table:style-name="ce1">
            <text:p>http://upload.wikimedia.org/wikipedia/commons/4/49/Chelsea,_Alabama.JPG</text:p>
          </table:table-cell>
          <table:table-cell office:value-type="string" table:style-name="ce1">
            <text:p>www.cityofchelsea.com</text:p>
          </table:table-cell>
          <table:table-cell office:value-type="string" table:style-name="ce1">
            <text:p>http://www.cityofchelsea.com</text:p>
          </table:table-cell>
          <table:table-cell office:value-type="string" table:style-name="ce1">
            <text:p>Chelsea Alabama</text:p>
          </table:table-cell>
          <table:table-cell office:value-type="string" table:style-name="ce1">
            <text:p>NULL</text:p>
          </table:table-cell>
          <table:table-cell table:number-columns-repeated="16285"/>
        </table:table-row>
        <table:table-row table:style-name="ro1">
          <table:table-cell office:value-type="string" table:style-name="ce1">
            <text:p>http://dbpedia.org/resource/Pell_City,_Alabama</text:p>
          </table:table-cell>
          <table:table-cell office:value-type="string" table:style-name="ce1">
            <text:p>Pell City Alabama</text:p>
          </table:table-cell>
          <table:table-cell office:value-type="string" table:style-name="ce1">
            <text:p>Pell City is a city in St. Clair County Alabama United States. The city is the county seat of St. Clair County along with Ashville. At the 2000 census the population was 9565. At the 2010 census the city-limit population jumped to 12695.</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float" office:value="205" table:style-name="ce1">
            <text:p>205</text:p>
          </table:table-cell>
          <table:table-cell office:value-type="string" table:style-name="ce1">
            <text:p>{6.36e+07|6.37137e+07}</text:p>
          </table:table-cell>
          <table:table-cell office:value-type="string" table:style-name="ce1">
            <text:p>NULL</text:p>
          </table:table-cell>
          <table:table-cell office:value-type="string" table:style-name="ce1">
            <text:p>NULL</text:p>
          </table:table-cell>
          <table:table-cell office:value-type="string" table:style-name="ce1">
            <text:p>{7.03e+07|7.04477e+07}</text:p>
          </table:table-cell>
          <table:table-cell office:value-type="string" table:style-name="ce1">
            <text:p>NULL</text:p>
          </table:table-cell>
          <table:table-cell office:value-type="string" table:style-name="ce1">
            <text:p>{6.7e+06|6.73397e+06}</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United States</text:p>
          </table:table-cell>
          <table:table-cell office:value-type="string" table:style-name="ce1">
            <text:p>http://dbpedia.org/resource/United_States</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181.966|182.0}</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Alabama|St. Clair County Alabama}</text:p>
          </table:table-cell>
          <table:table-cell office:value-type="string" table:style-name="ce1">
            <text:p>{http://dbpedia.org/resource/Alabama|http://dbpedia.org/resource/St._Clair_County,_Alabama}</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176.912|177.3}</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float" office:value="12463" table:style-name="ce1">
            <text:p>12463</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35125 35128 35054</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200px-St._Clair_County_Alabama_Incorporated_and_Unincorporated_areas_Pell_City_Highlighted.svg.png</text:p>
          </table:table-cell>
          <table:table-cell office:value-type="string" table:style-name="ce1">
            <text:p>http://upload.wikimedia.org/wikipedia/commons/thumb/e/eb/St._Clair_County_Alabama_Incorporated_and_Unincorporated_areas_Pell_City_Highlighted.svg/200px-St._Clair_County_Alabama_Incorporated_and_Unincorporated_areas_Pell_City_Highlighted.svg.png</text:p>
          </table:table-cell>
          <table:table-cell office:value-type="string" table:style-name="ce1">
            <text:p>Central Time Zone (North America)</text:p>
          </table:table-cell>
          <table:table-cell office:value-type="string" table:style-name="ce1">
            <text:p>http://dbpedia.org/resource/Central_Time_Zone_(North_America)</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City</text:p>
          </table:table-cell>
          <table:table-cell office:value-type="string" table:style-name="ce1">
            <text:p>http://dbpedia.org/resource/City</text:p>
          </table:table-cell>
          <table:table-cell office:value-type="string" table:style-name="ce1">
            <text:p>{-5|-6}</text:p>
          </table:table-cell>
          <table:table-cell office:value-type="string" table:style-name="ce1">
            <text:p>33.57083333333333 -86.27388888888889</text:p>
          </table:table-cell>
          <table:table-cell office:value-type="string" table:style-name="ce1">
            <text:p>{city|place|populated place|municipality|City|Place|_Feature|owl#Thing}</text:p>
          </table:table-cell>
          <table:table-cell office:value-type="string" table:style-name="ce1">
            <text:p>{http://dbpedia.org/ontology/City|http://dbpedia.org/ontology/Place|http://dbpedia.org/ontology/PopulatedPlace|http://dbpedia.org/ontology/Settlement|http://schema.org/City|http://schema.org/Place|http://www.opengis.net/gml/_Feature|http://www.w3.org/2002/07/owl#Thing}</text:p>
          </table:table-cell>
          <table:table-cell office:value-type="float" office:value="335708" table:style-name="ce2">
            <text:p>335.708</text:p>
          </table:table-cell>
          <table:table-cell office:value-type="float" office:value="-862739" table:style-name="ce2">
            <text:p>-862.739</text:p>
          </table:table-cell>
          <table:table-cell office:value-type="string" table:style-name="ce1">
            <text:p>St._Clair_County_Alabama_Incorporated_and_Unincorporated_areas_Pell_City_Highlighted.svg</text:p>
          </table:table-cell>
          <table:table-cell office:value-type="string" table:style-name="ce1">
            <text:p>http://upload.wikimedia.org/wikipedia/commons/e/eb/St._Clair_County_Alabama_Incorporated_and_Unincorporated_areas_Pell_City_Highlighted.svg</text:p>
          </table:table-cell>
          <table:table-cell table:style-name="ce1"/>
          <table:table-cell office:value-type="string" table:style-name="ce1">
            <text:p>http://www.epell.net/</text:p>
          </table:table-cell>
          <table:table-cell office:value-type="string" table:style-name="ce1">
            <text:p>Pell City Alabama</text:p>
          </table:table-cell>
          <table:table-cell office:value-type="string" table:style-name="ce1">
            <text:p>NULL</text:p>
          </table:table-cell>
          <table:table-cell table:number-columns-repeated="16285"/>
        </table:table-row>
        <table:table-row table:style-name="ro1">
          <table:table-cell office:value-type="string" table:style-name="ce1">
            <text:p>http://dbpedia.org/resource/Northport,_Alabama</text:p>
          </table:table-cell>
          <table:table-cell office:value-type="string" table:style-name="ce1">
            <text:p>Northport Alabama</text:p>
          </table:table-cell>
          <table:table-cell office:value-type="string" table:style-name="ce1">
            <text:p>Northport is a city in Tuscaloosa County in the west central part of the U.S. state of Alabama. Located on the Black Warrior River across from downtown Tuscaloosa it is currently the 24th largest city in Alabama with an estimated population of 23442 in 2009. It is part of the Tuscaloosa Metropolitan Statistical Area.</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float" office:value="205" table:style-name="ce1">
            <text:p>205</text:p>
          </table:table-cell>
          <table:table-cell office:value-type="string" table:style-name="ce1">
            <text:p>{3.78138e+07|3.79e+07}</text:p>
          </table:table-cell>
          <table:table-cell office:value-type="string" table:style-name="ce1">
            <text:p>NULL</text:p>
          </table:table-cell>
          <table:table-cell office:value-type="string" table:style-name="ce1">
            <text:p>NULL</text:p>
          </table:table-cell>
          <table:table-cell office:value-type="string" table:style-name="ce1">
            <text:p>{3.83318e+07|3.85e+07}</text:p>
          </table:table-cell>
          <table:table-cell office:value-type="string" table:style-name="ce1">
            <text:p>NULL</text:p>
          </table:table-cell>
          <table:table-cell office:value-type="string" table:style-name="ce1">
            <text:p>{517998.0|600000.0}</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United States</text:p>
          </table:table-cell>
          <table:table-cell office:value-type="string" table:style-name="ce1">
            <text:p>http://dbpedia.org/resource/United_States</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67.0|67.056}</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Alabama|Tuscaloosa County Alabama}</text:p>
          </table:table-cell>
          <table:table-cell office:value-type="string" table:style-name="ce1">
            <text:p>{http://dbpedia.org/resource/Alabama|http://dbpedia.org/resource/Tuscaloosa_County,_Alabama}</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Mayor</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504.8|507.029}</text:p>
          </table:table-cell>
          <table:table-cell office:value-type="float" office:value="210839" table:style-name="ce1">
            <text:p>210839</text:p>
          </table:table-cell>
          <table:table-cell office:value-type="string" table:style-name="ce1">
            <text:p>NULL</text:p>
          </table:table-cell>
          <table:table-cell office:value-type="string" table:style-name="ce1">
            <text:p>NULL</text:p>
          </table:table-cell>
          <table:table-cell office:value-type="float" office:value="23442" table:style-name="ce1">
            <text:p>23442</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35473 35475 35476</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200px-Downtown-Northport-Alabama.jpg</text:p>
          </table:table-cell>
          <table:table-cell office:value-type="string" table:style-name="ce1">
            <text:p>http://upload.wikimedia.org/wikipedia/commons/thumb/a/ab/Downtown-Northport-Alabama.jpg/200px-Downtown-Northport-Alabama.jpg</text:p>
          </table:table-cell>
          <table:table-cell office:value-type="string" table:style-name="ce1">
            <text:p>Central Time Zone (North America)</text:p>
          </table:table-cell>
          <table:table-cell office:value-type="string" table:style-name="ce1">
            <text:p>http://dbpedia.org/resource/Central_Time_Zone_(North_America)</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City</text:p>
          </table:table-cell>
          <table:table-cell office:value-type="string" table:style-name="ce1">
            <text:p>http://dbpedia.org/resource/City</text:p>
          </table:table-cell>
          <table:table-cell office:value-type="string" table:style-name="ce1">
            <text:p>{-5|-6}</text:p>
          </table:table-cell>
          <table:table-cell office:value-type="string" table:style-name="ce1">
            <text:p>33.25388888888889 -87.59222222222222</text:p>
          </table:table-cell>
          <table:table-cell office:value-type="string" table:style-name="ce1">
            <text:p>{city|place|populated place|municipality|City|Place|_Feature|owl#Thing}</text:p>
          </table:table-cell>
          <table:table-cell office:value-type="string" table:style-name="ce1">
            <text:p>{http://dbpedia.org/ontology/City|http://dbpedia.org/ontology/Place|http://dbpedia.org/ontology/PopulatedPlace|http://dbpedia.org/ontology/Settlement|http://schema.org/City|http://schema.org/Place|http://www.opengis.net/gml/_Feature|http://www.w3.org/2002/07/owl#Thing}</text:p>
          </table:table-cell>
          <table:table-cell office:value-type="float" office:value="332539" table:style-name="ce2">
            <text:p>332.539</text:p>
          </table:table-cell>
          <table:table-cell office:value-type="float" office:value="-875922" table:style-name="ce2">
            <text:p>-875.922</text:p>
          </table:table-cell>
          <table:table-cell office:value-type="string" table:style-name="ce1">
            <text:p>Downtown-Northport-Alabama.jpg</text:p>
          </table:table-cell>
          <table:table-cell office:value-type="string" table:style-name="ce1">
            <text:p>http://upload.wikimedia.org/wikipedia/commons/a/ab/Downtown-Northport-Alabama.jpg</text:p>
          </table:table-cell>
          <table:table-cell table:style-name="ce1"/>
          <table:table-cell office:value-type="string" table:style-name="ce1">
            <text:p>http://www.cityofnorthport.org/</text:p>
          </table:table-cell>
          <table:table-cell office:value-type="string" table:style-name="ce1">
            <text:p>City of Northport</text:p>
          </table:table-cell>
          <table:table-cell office:value-type="string" table:style-name="ce1">
            <text:p>NULL</text:p>
          </table:table-cell>
          <table:table-cell table:number-columns-repeated="16285"/>
        </table:table-row>
        <table:table-row table:style-name="ro1">
          <table:table-cell office:value-type="string" table:style-name="ce1">
            <text:p>http://dbpedia.org/resource/Sand_Point,_Alaska</text:p>
          </table:table-cell>
          <table:table-cell office:value-type="string" table:style-name="ce1">
            <text:p>Sand Point Alaska</text:p>
          </table:table-cell>
          <table:table-cell office:value-type="string" table:style-name="ce1">
            <text:p>Sand Point also known as Qagun Tayagungin is a city in Aleutians East Borough Alaska United States. At the 2010 census the population was 976. It is located on northwestern Popof Island one of the Shumagin Islands off the Alaska Peninsula. It is the borough seat of Aleutians East Borough and is located near the entrance to the Bering Sea.</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float" office:value="907" table:style-name="ce1">
            <text:p>907</text:p>
          </table:table-cell>
          <table:table-cell office:value-type="string" table:style-name="ce1">
            <text:p>{2.02e+07|2.02019e+07}</text:p>
          </table:table-cell>
          <table:table-cell office:value-type="string" table:style-name="ce1">
            <text:p>NULL</text:p>
          </table:table-cell>
          <table:table-cell office:value-type="string" table:style-name="ce1">
            <text:p>NULL</text:p>
          </table:table-cell>
          <table:table-cell office:value-type="string" table:style-name="ce1">
            <text:p>{7.48507e+07|7.5e+07}</text:p>
          </table:table-cell>
          <table:table-cell office:value-type="string" table:style-name="ce1">
            <text:p>NULL</text:p>
          </table:table-cell>
          <table:table-cell office:value-type="string" table:style-name="ce1">
            <text:p>{5.46487e+07|5.48e+07}</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11.8872|12.0}</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Mayor</text:p>
          </table:table-cell>
          <table:table-cell office:value-type="string" table:style-name="ce1">
            <text:p>http://dbpedia.org/resource/Mayor</text:p>
          </table:table-cell>
          <table:table-cell office:value-type="string" table:style-name="ce1">
            <text:p>{Alaska|Aleutians East Borough Alaska}</text:p>
          </table:table-cell>
          <table:table-cell office:value-type="string" table:style-name="ce1">
            <text:p>{http://dbpedia.org/resource/Alaska|http://dbpedia.org/resource/Aleutians_East_Borough,_Alaska}</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Mayor</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47.1|47.1431}</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float" office:value="976" table:style-name="ce1">
            <text:p>976</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float" office:value="99661" table:style-name="ce1">
            <text:p>99661</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200px-SDP_Aerial_2.jpg</text:p>
          </table:table-cell>
          <table:table-cell office:value-type="string" table:style-name="ce1">
            <text:p>http://upload.wikimedia.org/wikipedia/commons/thumb/0/01/SDP_Aerial_2.jpg/200px-SDP_Aerial_2.jpg</text:p>
          </table:table-cell>
          <table:table-cell office:value-type="string" table:style-name="ce1">
            <text:p>Alaska Time Zone</text:p>
          </table:table-cell>
          <table:table-cell office:value-type="string" table:style-name="ce1">
            <text:p>http://dbpedia.org/resource/Alaska_Time_Zone</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Alaska</text:p>
          </table:table-cell>
          <table:table-cell office:value-type="string" table:style-name="ce1">
            <text:p>http://dbpedia.org/resource/Alaska</text:p>
          </table:table-cell>
          <table:table-cell office:value-type="string" table:style-name="ce1">
            <text:p>{-8|-9}</text:p>
          </table:table-cell>
          <table:table-cell office:value-type="string" table:style-name="ce1">
            <text:p>55.336666666666666 -160.49333333333334</text:p>
          </table:table-cell>
          <table:table-cell office:value-type="string" table:style-name="ce1">
            <text:p>{city|place|populated place|municipality|City|Place|_Feature|owl#Thing}</text:p>
          </table:table-cell>
          <table:table-cell office:value-type="string" table:style-name="ce1">
            <text:p>{http://dbpedia.org/ontology/City|http://dbpedia.org/ontology/Place|http://dbpedia.org/ontology/PopulatedPlace|http://dbpedia.org/ontology/Settlement|http://schema.org/City|http://schema.org/Place|http://www.opengis.net/gml/_Feature|http://www.w3.org/2002/07/owl#Thing}</text:p>
          </table:table-cell>
          <table:table-cell office:value-type="float" office:value="553367" table:style-name="ce2">
            <text:p>553.367</text:p>
          </table:table-cell>
          <table:table-cell office:value-type="float" office:value="-160493" table:style-name="ce2">
            <text:p>-160.493</text:p>
          </table:table-cell>
          <table:table-cell office:value-type="string" table:style-name="ce1">
            <text:p>SDP_Aerial_2.jpg</text:p>
          </table:table-cell>
          <table:table-cell office:value-type="string" table:style-name="ce1">
            <text:p>http://upload.wikimedia.org/wikipedia/commons/0/01/SDP_Aerial_2.jpg</text:p>
          </table:table-cell>
          <table:table-cell table:style-name="ce1"/>
          <table:table-cell office:value-type="string" table:style-name="ce1">
            <text:p>http://www.ci.sandpoint.ak.us/</text:p>
          </table:table-cell>
          <table:table-cell office:value-type="string" table:style-name="ce1">
            <text:p>Sand Point</text:p>
          </table:table-cell>
          <table:table-cell office:value-type="string" table:style-name="ce1">
            <text:p>NULL</text:p>
          </table:table-cell>
          <table:table-cell table:number-columns-repeated="16285"/>
        </table:table-row>
        <table:table-row table:style-name="ro1">
          <table:table-cell office:value-type="string" table:style-name="ce1">
            <text:p>http://dbpedia.org/resource/Unalaska,_Alaska</text:p>
          </table:table-cell>
          <table:table-cell office:value-type="string" table:style-name="ce1">
            <text:p>Unalaska Alaska</text:p>
          </table:table-cell>
          <table:table-cell office:value-type="string" table:style-name="ce1">
            <text:p>Unalaska is a city in the Aleutians West Census Area of the Unorganized Borough of the U.S. state of Alaska. Unalaska is located on Unalaska Island and neighboring Amaknak Island in the Aleutian Islands off mainland Alaska. The population was 4376 at the 2010 census which is 79% of the entire Aleutians West Census Area. Almost all of the community's port facilities are on Amaknak Island better known as Dutch Harbor or just Dutch. It is the largest fisheries port in the U.S.</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float" office:value="907" table:style-name="ce1">
            <text:p>907</text:p>
          </table:table-cell>
          <table:table-cell office:value-type="string" table:style-name="ce1">
            <text:p>{2.87489e+08|2.875e+08}</text:p>
          </table:table-cell>
          <table:table-cell office:value-type="string" table:style-name="ce1">
            <text:p>NULL</text:p>
          </table:table-cell>
          <table:table-cell office:value-type="string" table:style-name="ce1">
            <text:p>NULL</text:p>
          </table:table-cell>
          <table:table-cell office:value-type="string" table:style-name="ce1">
            <text:p>{5.49854e+08|5.499e+08}</text:p>
          </table:table-cell>
          <table:table-cell office:value-type="string" table:style-name="ce1">
            <text:p>NULL</text:p>
          </table:table-cell>
          <table:table-cell office:value-type="string" table:style-name="ce1">
            <text:p>{2.62366e+08|2.624e+08}</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United States</text:p>
          </table:table-cell>
          <table:table-cell office:value-type="string" table:style-name="ce1">
            <text:p>http://dbpedia.org/resource/United_States</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3.9624|4.0}</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Alaska|Aleutians West Census Area Alaska}</text:p>
          </table:table-cell>
          <table:table-cell office:value-type="string" table:style-name="ce1">
            <text:p>{http://dbpedia.org/resource/Alaska|http://dbpedia.org/resource/Aleutians_West_Census_Area,_Alaska}</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Mayor</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float" office:value="4376" table:style-name="ce1">
            <text:p>4376</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float" office:value="99685" table:style-name="ce1">
            <text:p>99685</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200px-UnalaskaAlaska.jpg</text:p>
          </table:table-cell>
          <table:table-cell office:value-type="string" table:style-name="ce1">
            <text:p>http://upload.wikimedia.org/wikipedia/commons/thumb/2/2e/UnalaskaAlaska.jpg/200px-UnalaskaAlaska.jpg</text:p>
          </table:table-cell>
          <table:table-cell office:value-type="string" table:style-name="ce1">
            <text:p>Alaska Time Zone</text:p>
          </table:table-cell>
          <table:table-cell office:value-type="string" table:style-name="ce1">
            <text:p>http://dbpedia.org/resource/Alaska_Time_Zone</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Alaska</text:p>
          </table:table-cell>
          <table:table-cell office:value-type="string" table:style-name="ce1">
            <text:p>http://dbpedia.org/resource/Alaska</text:p>
          </table:table-cell>
          <table:table-cell office:value-type="string" table:style-name="ce1">
            <text:p>{-8|-9}</text:p>
          </table:table-cell>
          <table:table-cell office:value-type="string" table:style-name="ce1">
            <text:p>53.888888888888886 -166.52722222222224</text:p>
          </table:table-cell>
          <table:table-cell office:value-type="string" table:style-name="ce1">
            <text:p>{city|place|populated place|municipality|City|Place|_Feature|owl#Thing}</text:p>
          </table:table-cell>
          <table:table-cell office:value-type="string" table:style-name="ce1">
            <text:p>{http://dbpedia.org/ontology/City|http://dbpedia.org/ontology/Place|http://dbpedia.org/ontology/PopulatedPlace|http://dbpedia.org/ontology/Settlement|http://schema.org/City|http://schema.org/Place|http://www.opengis.net/gml/_Feature|http://www.w3.org/2002/07/owl#Thing}</text:p>
          </table:table-cell>
          <table:table-cell office:value-type="float" office:value="538889" table:style-name="ce2">
            <text:p>538.889</text:p>
          </table:table-cell>
          <table:table-cell office:value-type="float" office:value="-166527" table:style-name="ce2">
            <text:p>-166.527</text:p>
          </table:table-cell>
          <table:table-cell office:value-type="string" table:style-name="ce1">
            <text:p>UnalaskaAlaska.jpg</text:p>
          </table:table-cell>
          <table:table-cell office:value-type="string" table:style-name="ce1">
            <text:p>http://upload.wikimedia.org/wikipedia/commons/2/2e/UnalaskaAlaska.jpg</text:p>
          </table:table-cell>
          <table:table-cell office:value-type="string" table:style-name="ce1">
            <text:p>NULL</text:p>
          </table:table-cell>
          <table:table-cell office:value-type="string" table:style-name="ce1">
            <text:p>NULL</text:p>
          </table:table-cell>
          <table:table-cell office:value-type="string" table:style-name="ce1">
            <text:p>Unalaska Alaska</text:p>
          </table:table-cell>
          <table:table-cell office:value-type="string" table:style-name="ce1">
            <text:p>NULL</text:p>
          </table:table-cell>
          <table:table-cell table:number-columns-repeated="16285"/>
        </table:table-row>
        <table:table-row table:style-name="ro1">
          <table:table-cell office:value-type="string" table:style-name="ce1">
            <text:p>http://dbpedia.org/resource/Menlo_Park,_California</text:p>
          </table:table-cell>
          <table:table-cell office:value-type="string" table:style-name="ce1">
            <text:p>Menlo Park California</text:p>
          </table:table-cell>
          <table:table-cell office:value-type="string" table:style-name="ce1">
            <text:p>Menlo Park is an affluent town at the eastern edge of San Mateo County in the San Francisco Bay Area of California in the United States. It is bordered by San Francisco Bay on the north and east; East Palo Alto Palo Alto and Stanford to the south; Atherton North Fair Oaks and Redwood City to the west. Menlo Park is one of the most educated cities in the state of California and the United States with nearly 70% of its residents having earned an advanced degree.</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float" office:value="650" table:style-name="ce1">
            <text:p>650</text:p>
          </table:table-cell>
          <table:table-cell office:value-type="string" table:style-name="ce1">
            <text:p>{2.5355e+07|2.5356e+07}</text:p>
          </table:table-cell>
          <table:table-cell office:value-type="string" table:style-name="ce1">
            <text:p>NULL</text:p>
          </table:table-cell>
          <table:table-cell office:value-type="string" table:style-name="ce1">
            <text:p>NULL</text:p>
          </table:table-cell>
          <table:table-cell office:value-type="string" table:style-name="ce1">
            <text:p>{4.51046e+07|4.5105e+07}</text:p>
          </table:table-cell>
          <table:table-cell office:value-type="string" table:style-name="ce1">
            <text:p>NULL</text:p>
          </table:table-cell>
          <table:table-cell office:value-type="string" table:style-name="ce1">
            <text:p>{1.97487e+07|1.975e+07}</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United States</text:p>
          </table:table-cell>
          <table:table-cell office:value-type="string" table:style-name="ce1">
            <text:p>http://dbpedia.org/resource/United_States</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21.9456|22.0}</text:p>
          </table:table-cell>
          <table:table-cell office:value-type="string" table:style-name="ce1">
            <text:p>NULL</text:p>
          </table:table-cell>
          <table:table-cell office:value-type="string" table:style-name="ce1">
            <text:p>NULL</text:p>
          </table:table-cell>
          <table:table-cell office:value-type="string" table:style-name="ce1">
            <text:p>1874-03-23</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California|San Mateo County California}</text:p>
          </table:table-cell>
          <table:table-cell office:value-type="string" table:style-name="ce1">
            <text:p>{http://dbpedia.org/resource/California|http://dbpedia.org/resource/San_Mateo_County,_California}</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Mayor</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float" office:value="43.79" table:style-name="ce1">
            <text:p>43,79</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float" office:value="32026" table:style-name="ce1">
            <text:p>32026</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94025-94029</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200px-Downtown_Menlo_Park_California.jpg</text:p>
          </table:table-cell>
          <table:table-cell office:value-type="string" table:style-name="ce1">
            <text:p>http://upload.wikimedia.org/wikipedia/commons/thumb/9/9f/Downtown_Menlo_Park_California.jpg/200px-Downtown_Menlo_Park_California.jpg</text:p>
          </table:table-cell>
          <table:table-cell office:value-type="string" table:style-name="ce1">
            <text:p>Pacific Time Zone</text:p>
          </table:table-cell>
          <table:table-cell office:value-type="string" table:style-name="ce1">
            <text:p>http://dbpedia.org/resource/Pacific_Time_Zone</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City</text:p>
          </table:table-cell>
          <table:table-cell office:value-type="string" table:style-name="ce1">
            <text:p>http://dbpedia.org/resource/City</text:p>
          </table:table-cell>
          <table:table-cell office:value-type="string" table:style-name="ce1">
            <text:p>{-7|-8}</text:p>
          </table:table-cell>
          <table:table-cell office:value-type="string" table:style-name="ce1">
            <text:p>37.454166666666666 -122.17861111111111</text:p>
          </table:table-cell>
          <table:table-cell office:value-type="string" table:style-name="ce1">
            <text:p>{city|place|populated place|municipality|City|Place|_Feature|owl#Thing}</text:p>
          </table:table-cell>
          <table:table-cell office:value-type="string" table:style-name="ce1">
            <text:p>{http://dbpedia.org/ontology/City|http://dbpedia.org/ontology/Place|http://dbpedia.org/ontology/PopulatedPlace|http://dbpedia.org/ontology/Settlement|http://schema.org/City|http://schema.org/Place|http://www.opengis.net/gml/_Feature|http://www.w3.org/2002/07/owl#Thing}</text:p>
          </table:table-cell>
          <table:table-cell office:value-type="float" office:value="374542" table:style-name="ce2">
            <text:p>374.542</text:p>
          </table:table-cell>
          <table:table-cell office:value-type="float" office:value="-122179" table:style-name="ce2">
            <text:p>-122.179</text:p>
          </table:table-cell>
          <table:table-cell office:value-type="string" table:style-name="ce1">
            <text:p>Downtown_Menlo_Park_California.jpg</text:p>
          </table:table-cell>
          <table:table-cell office:value-type="string" table:style-name="ce1">
            <text:p>http://upload.wikimedia.org/wikipedia/commons/9/9f/Downtown_Menlo_Park_California.jpg</text:p>
          </table:table-cell>
          <table:table-cell table:style-name="ce1"/>
          <table:table-cell office:value-type="string" table:style-name="ce1">
            <text:p>http://www.menlopark.org/</text:p>
          </table:table-cell>
          <table:table-cell office:value-type="string" table:style-name="ce1">
            <text:p>City of Menlo Park</text:p>
          </table:table-cell>
          <table:table-cell office:value-type="string" table:style-name="ce1">
            <text:p>NULL</text:p>
          </table:table-cell>
          <table:table-cell table:number-columns-repeated="16285"/>
        </table:table-row>
        <table:table-row table:style-name="ro1">
          <table:table-cell office:value-type="string" table:style-name="ce1">
            <text:p>http://dbpedia.org/resource/Nightmute,_Alaska</text:p>
          </table:table-cell>
          <table:table-cell office:value-type="string" table:style-name="ce1">
            <text:p>Nightmute Alaska</text:p>
          </table:table-cell>
          <table:table-cell office:value-type="string" table:style-name="ce1">
            <text:p>Nightmute is a city and village in Bethel Census Area Alaska United States. The population was 208 at the 2000 census and 280 as of the 2010 census.</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float" office:value="907" table:style-name="ce1">
            <text:p>907</text:p>
          </table:table-cell>
          <table:table-cell office:value-type="string" table:style-name="ce1">
            <text:p>{2.512e+08|2.51229e+08}</text:p>
          </table:table-cell>
          <table:table-cell office:value-type="string" table:style-name="ce1">
            <text:p>NULL</text:p>
          </table:table-cell>
          <table:table-cell office:value-type="string" table:style-name="ce1">
            <text:p>NULL</text:p>
          </table:table-cell>
          <table:table-cell office:value-type="string" table:style-name="ce1">
            <text:p>{2.62884e+08|2.63e+08}</text:p>
          </table:table-cell>
          <table:table-cell office:value-type="string" table:style-name="ce1">
            <text:p>NULL</text:p>
          </table:table-cell>
          <table:table-cell office:value-type="string" table:style-name="ce1">
            <text:p>{1.18e+07|1.19139e+07}</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22.86|23.0}</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Alaska|Bethel Census Area Alaska}</text:p>
          </table:table-cell>
          <table:table-cell office:value-type="string" table:style-name="ce1">
            <text:p>{http://dbpedia.org/resource/Alaska|http://dbpedia.org/resource/Bethel_Census_Area,_Alaska}</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float" office:value="280" table:style-name="ce1">
            <text:p>280</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float" office:value="99690" table:style-name="ce1">
            <text:p>99690</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Alaska Time Zone</text:p>
          </table:table-cell>
          <table:table-cell office:value-type="string" table:style-name="ce1">
            <text:p>http://dbpedia.org/resource/Alaska_Time_Zone</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Alaska</text:p>
          </table:table-cell>
          <table:table-cell office:value-type="string" table:style-name="ce1">
            <text:p>http://dbpedia.org/resource/Alaska</text:p>
          </table:table-cell>
          <table:table-cell office:value-type="string" table:style-name="ce1">
            <text:p>{-8|-9}</text:p>
          </table:table-cell>
          <table:table-cell office:value-type="string" table:style-name="ce1">
            <text:p>60.49138888888889 -164.82611111111112</text:p>
          </table:table-cell>
          <table:table-cell office:value-type="string" table:style-name="ce1">
            <text:p>{city|place|populated place|municipality|City|Place|_Feature|owl#Thing}</text:p>
          </table:table-cell>
          <table:table-cell office:value-type="string" table:style-name="ce1">
            <text:p>{http://dbpedia.org/ontology/City|http://dbpedia.org/ontology/Place|http://dbpedia.org/ontology/PopulatedPlace|http://dbpedia.org/ontology/Settlement|http://schema.org/City|http://schema.org/Place|http://www.opengis.net/gml/_Feature|http://www.w3.org/2002/07/owl#Thing}</text:p>
          </table:table-cell>
          <table:table-cell office:value-type="float" office:value="604914" table:style-name="ce2">
            <text:p>604.914</text:p>
          </table:table-cell>
          <table:table-cell office:value-type="float" office:value="-164826" table:style-name="ce2">
            <text:p>-164.826</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egtemiut|Nightmute}</text:p>
          </table:table-cell>
          <table:table-cell office:value-type="string" table:style-name="ce1">
            <text:p>NULL</text:p>
          </table:table-cell>
          <table:table-cell table:number-columns-repeated="16285"/>
        </table:table-row>
        <table:table-row table:style-name="ro1">
          <table:table-cell office:value-type="string" table:style-name="ce1">
            <text:p>http://dbpedia.org/resource/Fairbanks,_Alaska</text:p>
          </table:table-cell>
          <table:table-cell office:value-type="string" table:style-name="ce1">
            <text:p>Fairbanks Alaska</text:p>
          </table:table-cell>
          <table:table-cell office:value-type="string" table:style-name="ce1">
            <text:p>Fairbanks is a home rule city in and the borough seat of the Fairbanks North Star Borough in the U.S. state of Alaska. Fairbanks also lies outside of the Arctic Circle. Fairbanks is the largest city in the Interior region of Alaska and second largest in the state far behind Anchorage.</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float" office:value="1" table:style-name="ce1">
            <text:p>1</text:p>
          </table:table-cell>
          <table:table-cell office:value-type="float" office:value="907" table:style-name="ce1">
            <text:p>907</text:p>
          </table:table-cell>
          <table:table-cell office:value-type="string" table:style-name="ce1">
            <text:p>{8.25e+07|8.26206e+07}</text:p>
          </table:table-cell>
          <table:table-cell office:value-type="string" table:style-name="ce1">
            <text:p>NULL</text:p>
          </table:table-cell>
          <table:table-cell office:value-type="string" table:style-name="ce1">
            <text:p>NULL</text:p>
          </table:table-cell>
          <table:table-cell office:value-type="string" table:style-name="ce1">
            <text:p>{8.46e+07|8.46926e+07}</text:p>
          </table:table-cell>
          <table:table-cell office:value-type="string" table:style-name="ce1">
            <text:p>NULL</text:p>
          </table:table-cell>
          <table:table-cell office:value-type="string" table:style-name="ce1">
            <text:p>{2.07199e+06|2.1e+06}</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United States</text:p>
          </table:table-cell>
          <table:table-cell office:value-type="string" table:style-name="ce1">
            <text:p>http://dbpedia.org/resource/United_States</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135.941|136.0}</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Home Rule in the United States</text:p>
          </table:table-cell>
          <table:table-cell office:value-type="string" table:style-name="ce1">
            <text:p>http://dbpedia.org/resource/Home_Rule_in_the_United_States</text:p>
          </table:table-cell>
          <table:table-cell office:value-type="string" table:style-name="ce1">
            <text:p>{Alaska|Fairbanks North Star Borough Alaska}</text:p>
          </table:table-cell>
          <table:table-cell office:value-type="string" table:style-name="ce1">
            <text:p>{http://dbpedia.org/resource/Alaska|http://dbpedia.org/resource/Fairbanks_North_Star_Borough,_Alaska}</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Mayor</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The Golden Heart City</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379.114|379.7}</text:p>
          </table:table-cell>
          <table:table-cell office:value-type="float" office:value="97581" table:style-name="ce1">
            <text:p>97581</text:p>
          </table:table-cell>
          <table:table-cell office:value-type="string" table:style-name="ce1">
            <text:p>NULL</text:p>
          </table:table-cell>
          <table:table-cell office:value-type="string" table:style-name="ce1">
            <text:p>NULL</text:p>
          </table:table-cell>
          <table:table-cell office:value-type="float" office:value="31535" table:style-name="ce1">
            <text:p>31535</text:p>
          </table:table-cell>
          <table:table-cell office:value-type="string" table:style-name="ce1">
            <text:p>NULL</text:p>
          </table:table-cell>
          <table:table-cell office:value-type="float" office:value="51926" table:style-name="ce1">
            <text:p>51926</text:p>
          </table:table-cell>
          <table:table-cell office:value-type="string" table:style-name="ce1">
            <text:p>NULL</text:p>
          </table:table-cell>
          <table:table-cell office:value-type="string" table:style-name="ce1">
            <text:p>99701 99702 99703 99705 99706 99707 99708 99709 99710 99711 <text:s/>99712 99714 99716 99767 99775-(UAF) 99790</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200px-Fairbanks05.jpg</text:p>
          </table:table-cell>
          <table:table-cell office:value-type="string" table:style-name="ce1">
            <text:p>http://upload.wikimedia.org/wikipedia/commons/thumb/e/e9/Fairbanks05.jpg/200px-Fairbanks05.jpg</text:p>
          </table:table-cell>
          <table:table-cell office:value-type="string" table:style-name="ce1">
            <text:p>Alaska Time Zone</text:p>
          </table:table-cell>
          <table:table-cell office:value-type="string" table:style-name="ce1">
            <text:p>http://dbpedia.org/resource/Alaska_Time_Zone</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Alaska</text:p>
          </table:table-cell>
          <table:table-cell office:value-type="string" table:style-name="ce1">
            <text:p>http://dbpedia.org/resource/Alaska</text:p>
          </table:table-cell>
          <table:table-cell office:value-type="string" table:style-name="ce1">
            <text:p>{-8|-9}</text:p>
          </table:table-cell>
          <table:table-cell office:value-type="string" table:style-name="ce1">
            <text:p>64.84361111111112 -147.72305555555556</text:p>
          </table:table-cell>
          <table:table-cell office:value-type="string" table:style-name="ce1">
            <text:p>{city|place|populated place|municipality|City|Place|_Feature|owl#Thing}</text:p>
          </table:table-cell>
          <table:table-cell office:value-type="string" table:style-name="ce1">
            <text:p>{http://dbpedia.org/ontology/City|http://dbpedia.org/ontology/Place|http://dbpedia.org/ontology/PopulatedPlace|http://dbpedia.org/ontology/Settlement|http://schema.org/City|http://schema.org/Place|http://www.opengis.net/gml/_Feature|http://www.w3.org/2002/07/owl#Thing}</text:p>
          </table:table-cell>
          <table:table-cell office:value-type="float" office:value="648436" table:style-name="ce2">
            <text:p>648.436</text:p>
          </table:table-cell>
          <table:table-cell office:value-type="float" office:value="-147723" table:style-name="ce2">
            <text:p>-147.723</text:p>
          </table:table-cell>
          <table:table-cell office:value-type="string" table:style-name="ce1">
            <text:p>Fairbanks05.jpg</text:p>
          </table:table-cell>
          <table:table-cell office:value-type="string" table:style-name="ce1">
            <text:p>http://upload.wikimedia.org/wikipedia/commons/e/e9/Fairbanks05.jpg</text:p>
          </table:table-cell>
          <table:table-cell office:value-type="string" table:style-name="ce1">
            <text:p>NULL</text:p>
          </table:table-cell>
          <table:table-cell office:value-type="string" table:style-name="ce1">
            <text:p>NULL</text:p>
          </table:table-cell>
          <table:table-cell office:value-type="string" table:style-name="ce1">
            <text:p>Fairbanks Alaska</text:p>
          </table:table-cell>
          <table:table-cell office:value-type="string" table:style-name="ce1">
            <text:p>NULL</text:p>
          </table:table-cell>
          <table:table-cell table:number-columns-repeated="16285"/>
        </table:table-row>
        <table:table-row table:style-name="ro1">
          <table:table-cell office:value-type="string" table:style-name="ce1">
            <text:p>http://dbpedia.org/resource/Homer,_Alaska</text:p>
          </table:table-cell>
          <table:table-cell office:value-type="string" table:style-name="ce1">
            <text:p>Homer Alaska</text:p>
          </table:table-cell>
          <table:table-cell office:value-type="string" table:style-name="ce1">
            <text:p>Homer is a city located in Kenai Peninsula Borough in the U.S. state of Alaska. According to the 2010 Census the population is 5003. One of Homer's nicknames is the cosmic hamlet by the sea; another is the end of the road.</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float" office:value="907" table:style-name="ce1">
            <text:p>907</text:p>
          </table:table-cell>
          <table:table-cell office:value-type="float" office:value="3581950000000" table:style-name="ce3">
            <text:p>3,58E+12</text:p>
          </table:table-cell>
          <table:table-cell office:value-type="string" table:style-name="ce1">
            <text:p>NULL</text:p>
          </table:table-cell>
          <table:table-cell office:value-type="string" table:style-name="ce1">
            <text:p>NULL</text:p>
          </table:table-cell>
          <table:table-cell office:value-type="float" office:value="6943760000000" table:style-name="ce3">
            <text:p>6,94E+12</text:p>
          </table:table-cell>
          <table:table-cell office:value-type="string" table:style-name="ce1">
            <text:p>NULL</text:p>
          </table:table-cell>
          <table:table-cell office:value-type="float" office:value="336180000000" table:style-name="ce3">
            <text:p>3,36E+11</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United States</text:p>
          </table:table-cell>
          <table:table-cell office:value-type="string" table:style-name="ce1">
            <text:p>http://dbpedia.org/resource/United_States</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28.956|29.0}</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Alaska|Kenai Peninsula Borough Alaska}</text:p>
          </table:table-cell>
          <table:table-cell office:value-type="string" table:style-name="ce1">
            <text:p>{http://dbpedia.org/resource/Alaska|http://dbpedia.org/resource/Kenai_Peninsula_Borough,_Alaska}</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Mayor</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Where the land ends and the sea begins</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float" office:value="5003" table:style-name="ce1">
            <text:p>5003</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float" office:value="99603" table:style-name="ce1">
            <text:p>99603</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200px-Homerfromslough.JPG</text:p>
          </table:table-cell>
          <table:table-cell office:value-type="string" table:style-name="ce1">
            <text:p>http://upload.wikimedia.org/wikipedia/commons/thumb/8/88/Homerfromslough.JPG/200px-Homerfromslough.JPG</text:p>
          </table:table-cell>
          <table:table-cell office:value-type="string" table:style-name="ce1">
            <text:p>Alaska Time Zone</text:p>
          </table:table-cell>
          <table:table-cell office:value-type="string" table:style-name="ce1">
            <text:p>http://dbpedia.org/resource/Alaska_Time_Zone</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Alaska</text:p>
          </table:table-cell>
          <table:table-cell office:value-type="string" table:style-name="ce1">
            <text:p>http://dbpedia.org/resource/Alaska</text:p>
          </table:table-cell>
          <table:table-cell office:value-type="string" table:style-name="ce1">
            <text:p>{-8|-9}</text:p>
          </table:table-cell>
          <table:table-cell office:value-type="string" table:style-name="ce1">
            <text:p>59.643055555555556 -151.52583333333334</text:p>
          </table:table-cell>
          <table:table-cell office:value-type="string" table:style-name="ce1">
            <text:p>{city|place|populated place|municipality|City|Place|_Feature|owl#Thing}</text:p>
          </table:table-cell>
          <table:table-cell office:value-type="string" table:style-name="ce1">
            <text:p>{http://dbpedia.org/ontology/City|http://dbpedia.org/ontology/Place|http://dbpedia.org/ontology/PopulatedPlace|http://dbpedia.org/ontology/Settlement|http://schema.org/City|http://schema.org/Place|http://www.opengis.net/gml/_Feature|http://www.w3.org/2002/07/owl#Thing}</text:p>
          </table:table-cell>
          <table:table-cell office:value-type="float" office:value="596431" table:style-name="ce2">
            <text:p>596.431</text:p>
          </table:table-cell>
          <table:table-cell office:value-type="float" office:value="-151526" table:style-name="ce2">
            <text:p>-151.526</text:p>
          </table:table-cell>
          <table:table-cell office:value-type="string" table:style-name="ce1">
            <text:p>Homerfromslough.JPG</text:p>
          </table:table-cell>
          <table:table-cell office:value-type="string" table:style-name="ce1">
            <text:p>http://upload.wikimedia.org/wikipedia/commons/8/88/Homerfromslough.JPG</text:p>
          </table:table-cell>
          <table:table-cell table:style-name="ce1"/>
          <table:table-cell office:value-type="string" table:style-name="ce1">
            <text:p>http://www.ci.homer.ak.us/</text:p>
          </table:table-cell>
          <table:table-cell office:value-type="string" table:style-name="ce1">
            <text:p>Homer</text:p>
          </table:table-cell>
          <table:table-cell office:value-type="string" table:style-name="ce1">
            <text:p>NULL</text:p>
          </table:table-cell>
          <table:table-cell table:number-columns-repeated="16285"/>
        </table:table-row>
        <table:table-row table:style-name="ro1">
          <table:table-cell office:value-type="string" table:style-name="ce1">
            <text:p>http://dbpedia.org/resource/Ketchikan,_Alaska</text:p>
          </table:table-cell>
          <table:table-cell office:value-type="string" table:style-name="ce1">
            <text:p>Ketchikan Alaska</text:p>
          </table:table-cell>
          <table:table-cell office:value-type="string" table:style-name="ce1">
            <text:p>Ketchikan is a city in Ketchikan Gateway Borough Alaska United States the southeasternmost city in Alaska. With a population at the 2010 census of 8050 within the city limits it is the fifth-most populous city in the state. Ketchikan's economy is based upon tourism and fishing and the city is known as the Salmon Capital of the World. <text:s/>The Misty Fjords National Monument is one of the area's major attractions.</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float" office:value="907" table:style-name="ce1">
            <text:p>907</text:p>
          </table:table-cell>
          <table:table-cell office:value-type="float" office:value="11300000" table:style-name="ce3">
            <text:p>1,13E+07</text:p>
          </table:table-cell>
          <table:table-cell office:value-type="string" table:style-name="ce1">
            <text:p>NULL</text:p>
          </table:table-cell>
          <table:table-cell office:value-type="string" table:style-name="ce1">
            <text:p>NULL</text:p>
          </table:table-cell>
          <table:table-cell office:value-type="float" office:value="15300000" table:style-name="ce3">
            <text:p>1,53E+07</text:p>
          </table:table-cell>
          <table:table-cell office:value-type="string" table:style-name="ce1">
            <text:p>NULL</text:p>
          </table:table-cell>
          <table:table-cell office:value-type="float" office:value="4000000" table:style-name="ce3">
            <text:p>4,00E+06</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float" office:value="0" table:style-name="ce1">
            <text:p>0</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Alaska|Ketchikan Gateway Borough Alaska}</text:p>
          </table:table-cell>
          <table:table-cell office:value-type="string" table:style-name="ce1">
            <text:p>{http://dbpedia.org/resource/Alaska|http://dbpedia.org/resource/Ketchikan_Gateway_Borough,_Alaska}</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City council</text:p>
          </table:table-cell>
          <table:table-cell office:value-type="string" table:style-name="ce1">
            <text:p>http://dbpedia.org/resource/City_council</text:p>
          </table:table-cell>
          <table:table-cell office:value-type="string" table:style-name="ce1">
            <text:p>NULL</text:p>
          </table:table-cell>
          <table:table-cell office:value-type="string" table:style-name="ce1">
            <text:p>NULL</text:p>
          </table:table-cell>
          <table:table-cell office:value-type="string" table:style-name="ce1">
            <text:p>{Governing body|Mayor}</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float" office:value="714.1" table:style-name="ce1">
            <text:p>714,1</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float" office:value="8050" table:style-name="ce1">
            <text:p>8050</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99901 99928</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200px-Downtown_Ketchikan_Alaska.jpg</text:p>
          </table:table-cell>
          <table:table-cell office:value-type="string" table:style-name="ce1">
            <text:p>http://upload.wikimedia.org/wikipedia/commons/thumb/c/c9/Downtown_Ketchikan_Alaska.jpg/200px-Downtown_Ketchikan_Alaska.jpg</text:p>
          </table:table-cell>
          <table:table-cell office:value-type="string" table:style-name="ce1">
            <text:p>Alaska Time Zone</text:p>
          </table:table-cell>
          <table:table-cell office:value-type="string" table:style-name="ce1">
            <text:p>http://dbpedia.org/resource/Alaska_Time_Zone</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Alaska</text:p>
          </table:table-cell>
          <table:table-cell office:value-type="string" table:style-name="ce1">
            <text:p>http://dbpedia.org/resource/Alaska</text:p>
          </table:table-cell>
          <table:table-cell office:value-type="string" table:style-name="ce1">
            <text:p>{-8|-9}</text:p>
          </table:table-cell>
          <table:table-cell office:value-type="string" table:style-name="ce1">
            <text:p>55.35 -131.67333333333335</text:p>
          </table:table-cell>
          <table:table-cell office:value-type="string" table:style-name="ce1">
            <text:p>{city|place|populated place|municipality|City|Place|_Feature|owl#Thing}</text:p>
          </table:table-cell>
          <table:table-cell office:value-type="string" table:style-name="ce1">
            <text:p>{http://dbpedia.org/ontology/City|http://dbpedia.org/ontology/Place|http://dbpedia.org/ontology/PopulatedPlace|http://dbpedia.org/ontology/Settlement|http://schema.org/City|http://schema.org/Place|http://www.opengis.net/gml/_Feature|http://www.w3.org/2002/07/owl#Thing}</text:p>
          </table:table-cell>
          <table:table-cell office:value-type="float" office:value="55.35" table:style-name="ce1">
            <text:p>55,35</text:p>
          </table:table-cell>
          <table:table-cell office:value-type="float" office:value="-131673" table:style-name="ce2">
            <text:p>-131.673</text:p>
          </table:table-cell>
          <table:table-cell office:value-type="string" table:style-name="ce1">
            <text:p>Downtown_Ketchikan_Alaska.jpg</text:p>
          </table:table-cell>
          <table:table-cell office:value-type="string" table:style-name="ce1">
            <text:p>http://upload.wikimedia.org/wikipedia/commons/c/c9/Downtown_Ketchikan_Alaska.jpg</text:p>
          </table:table-cell>
          <table:table-cell office:value-type="string" table:style-name="ce1">
            <text:p>NULL</text:p>
          </table:table-cell>
          <table:table-cell office:value-type="string" table:style-name="ce1">
            <text:p>NULL</text:p>
          </table:table-cell>
          <table:table-cell office:value-type="string" table:style-name="ce1">
            <text:p>Ketchikan Alaska</text:p>
          </table:table-cell>
          <table:table-cell office:value-type="string" table:style-name="ce1">
            <text:p>Salmon Capital of the World Rain Capital of Alaska Alaska's First City</text:p>
          </table:table-cell>
          <table:table-cell table:number-columns-repeated="16285"/>
        </table:table-row>
        <table:table-row table:style-name="ro1">
          <table:table-cell office:value-type="string" table:style-name="ce1">
            <text:p>http://dbpedia.org/resource/Old_Harbor,_Alaska</text:p>
          </table:table-cell>
          <table:table-cell office:value-type="string" table:style-name="ce1">
            <text:p>Old Harbor Alaska</text:p>
          </table:table-cell>
          <table:table-cell office:value-type="string" table:style-name="ce1">
            <text:p>Old Harbor (Nuniaq in Alutiiq) is a city in Kodiak Island Borough Alaska United States. At the 2010 census the population was 218.</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float" office:value="907" table:style-name="ce1">
            <text:p>907</text:p>
          </table:table-cell>
          <table:table-cell office:value-type="float" office:value="53200000" table:style-name="ce3">
            <text:p>5,32E+07</text:p>
          </table:table-cell>
          <table:table-cell office:value-type="string" table:style-name="ce1">
            <text:p>NULL</text:p>
          </table:table-cell>
          <table:table-cell office:value-type="string" table:style-name="ce1">
            <text:p>NULL</text:p>
          </table:table-cell>
          <table:table-cell office:value-type="float" office:value="68700000" table:style-name="ce3">
            <text:p>6,87E+07</text:p>
          </table:table-cell>
          <table:table-cell office:value-type="string" table:style-name="ce1">
            <text:p>NULL</text:p>
          </table:table-cell>
          <table:table-cell office:value-type="float" office:value="15500000" table:style-name="ce3">
            <text:p>1,55E+07</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0.9144|1.0}</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Alaska|Kodiak Island Borough Alaska}</text:p>
          </table:table-cell>
          <table:table-cell office:value-type="string" table:style-name="ce1">
            <text:p>{http://dbpedia.org/resource/Alaska|http://dbpedia.org/resource/Kodiak_Island_Borough,_Alaska}</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float" office:value="4.0999999999999996" table:style-name="ce1">
            <text:p>4,1</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float" office:value="218" table:style-name="ce1">
            <text:p>218</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float" office:value="99643" table:style-name="ce1">
            <text:p>99643</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200px-Old_Harbor_Alaska_aerial_view.jpg</text:p>
          </table:table-cell>
          <table:table-cell office:value-type="string" table:style-name="ce1">
            <text:p>http://upload.wikimedia.org/wikipedia/commons/thumb/1/17/Old_Harbor_Alaska_aerial_view.jpg/200px-Old_Harbor_Alaska_aerial_view.jpg</text:p>
          </table:table-cell>
          <table:table-cell office:value-type="string" table:style-name="ce1">
            <text:p>Alaska Time Zone</text:p>
          </table:table-cell>
          <table:table-cell office:value-type="string" table:style-name="ce1">
            <text:p>http://dbpedia.org/resource/Alaska_Time_Zone</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Alaska</text:p>
          </table:table-cell>
          <table:table-cell office:value-type="string" table:style-name="ce1">
            <text:p>http://dbpedia.org/resource/Alaska</text:p>
          </table:table-cell>
          <table:table-cell office:value-type="string" table:style-name="ce1">
            <text:p>{-8|-9}</text:p>
          </table:table-cell>
          <table:table-cell office:value-type="string" table:style-name="ce1">
            <text:p>57.19722222222222 -153.30777777777777</text:p>
          </table:table-cell>
          <table:table-cell office:value-type="string" table:style-name="ce1">
            <text:p>{city|place|populated place|municipality|City|Place|_Feature|owl#Thing}</text:p>
          </table:table-cell>
          <table:table-cell office:value-type="string" table:style-name="ce1">
            <text:p>{http://dbpedia.org/ontology/City|http://dbpedia.org/ontology/Place|http://dbpedia.org/ontology/PopulatedPlace|http://dbpedia.org/ontology/Settlement|http://schema.org/City|http://schema.org/Place|http://www.opengis.net/gml/_Feature|http://www.w3.org/2002/07/owl#Thing}</text:p>
          </table:table-cell>
          <table:table-cell office:value-type="float" office:value="571972" table:style-name="ce2">
            <text:p>571.972</text:p>
          </table:table-cell>
          <table:table-cell office:value-type="float" office:value="-153308" table:style-name="ce2">
            <text:p>-153.308</text:p>
          </table:table-cell>
          <table:table-cell office:value-type="string" table:style-name="ce1">
            <text:p>Old_Harbor_Alaska_aerial_view.jpg</text:p>
          </table:table-cell>
          <table:table-cell office:value-type="string" table:style-name="ce1">
            <text:p>http://upload.wikimedia.org/wikipedia/commons/1/17/Old_Harbor_Alaska_aerial_view.jpg</text:p>
          </table:table-cell>
          <table:table-cell office:value-type="string" table:style-name="ce1">
            <text:p>NULL</text:p>
          </table:table-cell>
          <table:table-cell office:value-type="string" table:style-name="ce1">
            <text:p>NULL</text:p>
          </table:table-cell>
          <table:table-cell office:value-type="string" table:style-name="ce1">
            <text:p>{Nuniaq|Old Harbor}</text:p>
          </table:table-cell>
          <table:table-cell office:value-type="string" table:style-name="ce1">
            <text:p>NULL</text:p>
          </table:table-cell>
          <table:table-cell table:number-columns-repeated="16285"/>
        </table:table-row>
        <table:table-row table:style-name="ro1">
          <table:table-cell office:value-type="string" table:style-name="ce1">
            <text:p>http://dbpedia.org/resource/Rainier,_Washington</text:p>
          </table:table-cell>
          <table:table-cell office:value-type="string" table:style-name="ce1">
            <text:p>Rainier Washington</text:p>
          </table:table-cell>
          <table:table-cell office:value-type="string" table:style-name="ce1">
            <text:p>Rainier is a city in Thurston County Washington United States. Beginning as a train stop in the 1870s Rainier was first settled in 1890 and was officially incorporated in 1947. The population was 1794 at the 2010 census.</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float" office:value="360" table:style-name="ce1">
            <text:p>360</text:p>
          </table:table-cell>
          <table:table-cell office:value-type="string" table:style-name="ce1">
            <text:p>{4.48e+06|4.48068e+06}</text:p>
          </table:table-cell>
          <table:table-cell office:value-type="string" table:style-name="ce1">
            <text:p>NULL</text:p>
          </table:table-cell>
          <table:table-cell office:value-type="string" table:style-name="ce1">
            <text:p>NULL</text:p>
          </table:table-cell>
          <table:table-cell office:value-type="string" table:style-name="ce1">
            <text:p>{4.48e+06|4.48068e+06}</text:p>
          </table:table-cell>
          <table:table-cell office:value-type="string" table:style-name="ce1">
            <text:p>NULL</text:p>
          </table:table-cell>
          <table:table-cell office:value-type="float" office:value="0" table:style-name="ce1">
            <text:p>0</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United States</text:p>
          </table:table-cell>
          <table:table-cell office:value-type="string" table:style-name="ce1">
            <text:p>http://dbpedia.org/resource/United_States</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131.978|132.0}</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Thurston County Washington|Washington (state)}</text:p>
          </table:table-cell>
          <table:table-cell office:value-type="string" table:style-name="ce1">
            <text:p>{http://dbpedia.org/resource/Thurston_County,_Washington|http://dbpedia.org/resource/Washington_(state)}</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Mayor</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400.388|400.4}</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float" office:value="1794" table:style-name="ce1">
            <text:p>1794</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float" office:value="98576" table:style-name="ce1">
            <text:p>98576</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200px-Thurston_County_Washington_Incorporated_and_Unincorporated_areas_Rainier_Highlighted.svg.png</text:p>
          </table:table-cell>
          <table:table-cell office:value-type="string" table:style-name="ce1">
            <text:p>http://upload.wikimedia.org/wikipedia/commons/thumb/4/41/Thurston_County_Washington_Incorporated_and_Unincorporated_areas_Rainier_Highlighted.svg/200px-Thurston_County_Washington_Incorporated_and_Unincorporated_areas_Rainier_Highlighted.svg.png</text:p>
          </table:table-cell>
          <table:table-cell office:value-type="string" table:style-name="ce1">
            <text:p>Pacific Time Zone</text:p>
          </table:table-cell>
          <table:table-cell office:value-type="string" table:style-name="ce1">
            <text:p>http://dbpedia.org/resource/Pacific_Time_Zone</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City government in Washington (state)</text:p>
          </table:table-cell>
          <table:table-cell office:value-type="string" table:style-name="ce1">
            <text:p>http://dbpedia.org/resource/City_government_in_Washington_(state)</text:p>
          </table:table-cell>
          <table:table-cell office:value-type="string" table:style-name="ce1">
            <text:p>{-7|-8}</text:p>
          </table:table-cell>
          <table:table-cell office:value-type="string" table:style-name="ce1">
            <text:p>46.89083333333333 -122.68972222222222</text:p>
          </table:table-cell>
          <table:table-cell office:value-type="string" table:style-name="ce1">
            <text:p>{city|place|populated place|municipality|City|Place|_Feature|owl#Thing}</text:p>
          </table:table-cell>
          <table:table-cell office:value-type="string" table:style-name="ce1">
            <text:p>{http://dbpedia.org/ontology/City|http://dbpedia.org/ontology/Place|http://dbpedia.org/ontology/PopulatedPlace|http://dbpedia.org/ontology/Settlement|http://schema.org/City|http://schema.org/Place|http://www.opengis.net/gml/_Feature|http://www.w3.org/2002/07/owl#Thing}</text:p>
          </table:table-cell>
          <table:table-cell office:value-type="float" office:value="468908" table:style-name="ce2">
            <text:p>468.908</text:p>
          </table:table-cell>
          <table:table-cell office:value-type="float" office:value="-122.69" table:style-name="ce1">
            <text:p>-122,69</text:p>
          </table:table-cell>
          <table:table-cell office:value-type="string" table:style-name="ce1">
            <text:p>Thurston_County_Washington_Incorporated_and_Unincorporated_areas_Rainier_Highlighted.svg</text:p>
          </table:table-cell>
          <table:table-cell office:value-type="string" table:style-name="ce1">
            <text:p>http://upload.wikimedia.org/wikipedia/commons/4/41/Thurston_County_Washington_Incorporated_and_Unincorporated_areas_Rainier_Highlighted.svg</text:p>
          </table:table-cell>
          <table:table-cell office:value-type="string" table:style-name="ce1">
            <text:p>NULL</text:p>
          </table:table-cell>
          <table:table-cell office:value-type="string" table:style-name="ce1">
            <text:p>NULL</text:p>
          </table:table-cell>
          <table:table-cell office:value-type="string" table:style-name="ce1">
            <text:p>Rainier Washington</text:p>
          </table:table-cell>
          <table:table-cell office:value-type="string" table:style-name="ce1">
            <text:p>NULL</text:p>
          </table:table-cell>
          <table:table-cell table:number-columns-repeated="16285"/>
        </table:table-row>
        <table:table-row table:style-name="ro1">
          <table:table-cell office:value-type="string" table:style-name="ce1">
            <text:p>http://dbpedia.org/resource/Blaine,_Washington</text:p>
          </table:table-cell>
          <table:table-cell office:value-type="string" table:style-name="ce1">
            <text:p>Blaine Washington</text:p>
          </table:table-cell>
          <table:table-cell office:value-type="string" table:style-name="ce1">
            <text:p>Blaine is a city in Whatcom County Washington United States. The city's northern boundary is the Canadian border. Blaine is the shared home of the Peace Arch international monument. The population was 4684 at the 2010 census.</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float" office:value="360" table:style-name="ce1">
            <text:p>360</text:p>
          </table:table-cell>
          <table:table-cell office:value-type="string" table:style-name="ce1">
            <text:p>{1.458e+07|1.45816e+07}</text:p>
          </table:table-cell>
          <table:table-cell office:value-type="string" table:style-name="ce1">
            <text:p>NULL</text:p>
          </table:table-cell>
          <table:table-cell office:value-type="string" table:style-name="ce1">
            <text:p>NULL</text:p>
          </table:table-cell>
          <table:table-cell office:value-type="string" table:style-name="ce1">
            <text:p>{2.183e+07|2.18336e+07}</text:p>
          </table:table-cell>
          <table:table-cell office:value-type="string" table:style-name="ce1">
            <text:p>NULL</text:p>
          </table:table-cell>
          <table:table-cell office:value-type="string" table:style-name="ce1">
            <text:p>{7.25e+06|7.25197e+06}</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United States</text:p>
          </table:table-cell>
          <table:table-cell office:value-type="string" table:style-name="ce1">
            <text:p>http://dbpedia.org/resource/United_States</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16.0|16.1544}</text:p>
          </table:table-cell>
          <table:table-cell office:value-type="string" table:style-name="ce1">
            <text:p>NULL</text:p>
          </table:table-cell>
          <table:table-cell office:value-type="string" table:style-name="ce1">
            <text:p>NULL</text:p>
          </table:table-cell>
          <table:table-cell office:value-type="string" table:style-name="ce1">
            <text:p>1890-05-20</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Washington (state)|Whatcom County Washington}</text:p>
          </table:table-cell>
          <table:table-cell office:value-type="string" table:style-name="ce1">
            <text:p>{http://dbpedia.org/resource/Washington_(state)|http://dbpedia.org/resource/Whatcom_County,_Washington}</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Mayor</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Blaine is Where America Begins</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321.2|321.237}</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float" office:value="4684" table:style-name="ce1">
            <text:p>4684</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98230 (home delivery) and 98231 (post office boxes)</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200px-BlaneCitySeal.png</text:p>
          </table:table-cell>
          <table:table-cell office:value-type="string" table:style-name="ce1">
            <text:p>http://upload.wikimedia.org/wikipedia/commons/thumb/2/26/BlaneCitySeal.png/200px-BlaneCitySeal.png</text:p>
          </table:table-cell>
          <table:table-cell office:value-type="string" table:style-name="ce1">
            <text:p>Pacific Time Zone</text:p>
          </table:table-cell>
          <table:table-cell office:value-type="string" table:style-name="ce1">
            <text:p>http://dbpedia.org/resource/Pacific_Time_Zone</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City government in Washington (state)</text:p>
          </table:table-cell>
          <table:table-cell office:value-type="string" table:style-name="ce1">
            <text:p>http://dbpedia.org/resource/City_government_in_Washington_(state)</text:p>
          </table:table-cell>
          <table:table-cell office:value-type="string" table:style-name="ce1">
            <text:p>{-7|-8}</text:p>
          </table:table-cell>
          <table:table-cell office:value-type="string" table:style-name="ce1">
            <text:p>48.988055555555555 -122.74361111111111</text:p>
          </table:table-cell>
          <table:table-cell office:value-type="string" table:style-name="ce1">
            <text:p>{city|place|populated place|municipality|City|Place|_Feature|owl#Thing}</text:p>
          </table:table-cell>
          <table:table-cell office:value-type="string" table:style-name="ce1">
            <text:p>{http://dbpedia.org/ontology/City|http://dbpedia.org/ontology/Place|http://dbpedia.org/ontology/PopulatedPlace|http://dbpedia.org/ontology/Settlement|http://schema.org/City|http://schema.org/Place|http://www.opengis.net/gml/_Feature|http://www.w3.org/2002/07/owl#Thing}</text:p>
          </table:table-cell>
          <table:table-cell office:value-type="float" office:value="489881" table:style-name="ce2">
            <text:p>489.881</text:p>
          </table:table-cell>
          <table:table-cell office:value-type="float" office:value="-122744" table:style-name="ce2">
            <text:p>-122.744</text:p>
          </table:table-cell>
          <table:table-cell office:value-type="string" table:style-name="ce1">
            <text:p>BlaneCitySeal.png</text:p>
          </table:table-cell>
          <table:table-cell office:value-type="string" table:style-name="ce1">
            <text:p>http://upload.wikimedia.org/wikipedia/commons/2/26/BlaneCitySeal.png</text:p>
          </table:table-cell>
          <table:table-cell table:style-name="ce1"/>
          <table:table-cell office:value-type="string" table:style-name="ce1">
            <text:p>http://www.cityofblaine.com/</text:p>
          </table:table-cell>
          <table:table-cell office:value-type="string" table:style-name="ce1">
            <text:p>City of Blaine</text:p>
          </table:table-cell>
          <table:table-cell office:value-type="string" table:style-name="ce1">
            <text:p>The Peace Arch City</text:p>
          </table:table-cell>
          <table:table-cell table:number-columns-repeated="16285"/>
        </table:table-row>
        <table:table-row table:style-name="ro1">
          <table:table-cell office:value-type="string" table:style-name="ce1">
            <text:p>http://dbpedia.org/resource/Ferndale,_Washington</text:p>
          </table:table-cell>
          <table:table-cell office:value-type="string" table:style-name="ce1">
            <text:p>Ferndale Washington</text:p>
          </table:table-cell>
          <table:table-cell office:value-type="string" table:style-name="ce1">
            <text:p>Ferndale is a city in Whatcom County Washington United States. The population was 11415 at the 2010 census.</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float" office:value="360" table:style-name="ce1">
            <text:p>360</text:p>
          </table:table-cell>
          <table:table-cell office:value-type="string" table:style-name="ce1">
            <text:p>{1.71198e+07|1.712e+07}</text:p>
          </table:table-cell>
          <table:table-cell office:value-type="string" table:style-name="ce1">
            <text:p>NULL</text:p>
          </table:table-cell>
          <table:table-cell office:value-type="string" table:style-name="ce1">
            <text:p>NULL</text:p>
          </table:table-cell>
          <table:table-cell office:value-type="string" table:style-name="ce1">
            <text:p>{1.7327e+07|1.733e+07}</text:p>
          </table:table-cell>
          <table:table-cell office:value-type="string" table:style-name="ce1">
            <text:p>NULL</text:p>
          </table:table-cell>
          <table:table-cell office:value-type="string" table:style-name="ce1">
            <text:p>{207199.0|210000.0}</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10.9728|11.0}</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Washington (state)|Whatcom County Washington}</text:p>
          </table:table-cell>
          <table:table-cell office:value-type="string" table:style-name="ce1">
            <text:p>{http://dbpedia.org/resource/Washington_(state)|http://dbpedia.org/resource/Whatcom_County,_Washington}</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City Council|Mayor}</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666.76|666.8}</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float" office:value="11415" table:style-name="ce1">
            <text:p>11415</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float" office:value="98248" table:style-name="ce1">
            <text:p>98248</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200px-FerndaleMainSt.JPG</text:p>
          </table:table-cell>
          <table:table-cell office:value-type="string" table:style-name="ce1">
            <text:p>http://upload.wikimedia.org/wikipedia/commons/thumb/a/a2/FerndaleMainSt.JPG/200px-FerndaleMainSt.JPG</text:p>
          </table:table-cell>
          <table:table-cell office:value-type="string" table:style-name="ce1">
            <text:p>Pacific Time Zone</text:p>
          </table:table-cell>
          <table:table-cell office:value-type="string" table:style-name="ce1">
            <text:p>http://dbpedia.org/resource/Pacific_Time_Zone</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City government in Washington (state)</text:p>
          </table:table-cell>
          <table:table-cell office:value-type="string" table:style-name="ce1">
            <text:p>http://dbpedia.org/resource/City_government_in_Washington_(state)</text:p>
          </table:table-cell>
          <table:table-cell office:value-type="string" table:style-name="ce1">
            <text:p>{-7|-8}</text:p>
          </table:table-cell>
          <table:table-cell office:value-type="string" table:style-name="ce1">
            <text:p>48.84888888888889 -122.59027777777777</text:p>
          </table:table-cell>
          <table:table-cell office:value-type="string" table:style-name="ce1">
            <text:p>{city|place|populated place|municipality|City|Place|_Feature|owl#Thing}</text:p>
          </table:table-cell>
          <table:table-cell office:value-type="string" table:style-name="ce1">
            <text:p>{http://dbpedia.org/ontology/City|http://dbpedia.org/ontology/Place|http://dbpedia.org/ontology/PopulatedPlace|http://dbpedia.org/ontology/Settlement|http://schema.org/City|http://schema.org/Place|http://www.opengis.net/gml/_Feature|http://www.w3.org/2002/07/owl#Thing}</text:p>
          </table:table-cell>
          <table:table-cell office:value-type="float" office:value="488489" table:style-name="ce2">
            <text:p>488.489</text:p>
          </table:table-cell>
          <table:table-cell office:value-type="float" office:value="-122.59" table:style-name="ce1">
            <text:p>-122,59</text:p>
          </table:table-cell>
          <table:table-cell office:value-type="string" table:style-name="ce1">
            <text:p>FerndaleMainSt.JPG</text:p>
          </table:table-cell>
          <table:table-cell office:value-type="string" table:style-name="ce1">
            <text:p>http://upload.wikimedia.org/wikipedia/commons/a/a2/FerndaleMainSt.JPG</text:p>
          </table:table-cell>
          <table:table-cell table:style-name="ce1"/>
          <table:table-cell office:value-type="string" table:style-name="ce1">
            <text:p>http://www.ci.ferndale.wa.us/</text:p>
          </table:table-cell>
          <table:table-cell office:value-type="string" table:style-name="ce1">
            <text:p>Ferndale Washington</text:p>
          </table:table-cell>
          <table:table-cell office:value-type="string" table:style-name="ce1">
            <text:p>NULL</text:p>
          </table:table-cell>
          <table:table-cell table:number-columns-repeated="16285"/>
        </table:table-row>
        <table:table-row table:style-name="ro1">
          <table:table-cell office:value-type="string" table:style-name="ce1">
            <text:p>http://dbpedia.org/resource/Mabton,_Washington</text:p>
          </table:table-cell>
          <table:table-cell office:value-type="string" table:style-name="ce1">
            <text:p>Mabton Washington</text:p>
          </table:table-cell>
          <table:table-cell office:value-type="string" table:style-name="ce1">
            <text:p>Mabton is a city in Yakima County Washington United States. The population was 2286 at the 2010 census. Incorporated during the first few years of the 20th century it is located at the eastern edge of the Yakama Indian Reservation.</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float" office:value="509" table:style-name="ce1">
            <text:p>509</text:p>
          </table:table-cell>
          <table:table-cell office:value-type="string" table:style-name="ce1">
            <text:p>{2.07e+06|2.07199e+06}</text:p>
          </table:table-cell>
          <table:table-cell office:value-type="string" table:style-name="ce1">
            <text:p>NULL</text:p>
          </table:table-cell>
          <table:table-cell office:value-type="string" table:style-name="ce1">
            <text:p>NULL</text:p>
          </table:table-cell>
          <table:table-cell office:value-type="string" table:style-name="ce1">
            <text:p>{2.07e+06|2.07199e+06}</text:p>
          </table:table-cell>
          <table:table-cell office:value-type="string" table:style-name="ce1">
            <text:p>NULL</text:p>
          </table:table-cell>
          <table:table-cell office:value-type="float" office:value="0" table:style-name="ce1">
            <text:p>0</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217.932|218.0}</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Washington (state)|Yakima County Washington}</text:p>
          </table:table-cell>
          <table:table-cell office:value-type="string" table:style-name="ce1">
            <text:p>{http://dbpedia.org/resource/Washington_(state)|http://dbpedia.org/resource/Yakima_County,_Washington}</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1103.29|1103.3}</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float" office:value="2286" table:style-name="ce1">
            <text:p>2286</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float" office:value="98935" table:style-name="ce1">
            <text:p>98935</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200px-Yakima_County_Washington_Incorporated_and_Unincorporated_areas_Mabton_Highlighted.svg.png</text:p>
          </table:table-cell>
          <table:table-cell office:value-type="string" table:style-name="ce1">
            <text:p>http://upload.wikimedia.org/wikipedia/commons/thumb/7/73/Yakima_County_Washington_Incorporated_and_Unincorporated_areas_Mabton_Highlighted.svg/200px-Yakima_County_Washington_Incorporated_and_Unincorporated_areas_Mabton_Highlighted.svg.png</text:p>
          </table:table-cell>
          <table:table-cell office:value-type="string" table:style-name="ce1">
            <text:p>Pacific Time Zone</text:p>
          </table:table-cell>
          <table:table-cell office:value-type="string" table:style-name="ce1">
            <text:p>http://dbpedia.org/resource/Pacific_Time_Zone</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City government in Washington (state)</text:p>
          </table:table-cell>
          <table:table-cell office:value-type="string" table:style-name="ce1">
            <text:p>http://dbpedia.org/resource/City_government_in_Washington_(state)</text:p>
          </table:table-cell>
          <table:table-cell office:value-type="string" table:style-name="ce1">
            <text:p>{-7|-8}</text:p>
          </table:table-cell>
          <table:table-cell office:value-type="string" table:style-name="ce1">
            <text:p>46.211666666666666 -119.99638888888889</text:p>
          </table:table-cell>
          <table:table-cell office:value-type="string" table:style-name="ce1">
            <text:p>{city|place|populated place|municipality|City|Place|_Feature|owl#Thing}</text:p>
          </table:table-cell>
          <table:table-cell office:value-type="string" table:style-name="ce1">
            <text:p>{http://dbpedia.org/ontology/City|http://dbpedia.org/ontology/Place|http://dbpedia.org/ontology/PopulatedPlace|http://dbpedia.org/ontology/Settlement|http://schema.org/City|http://schema.org/Place|http://www.opengis.net/gml/_Feature|http://www.w3.org/2002/07/owl#Thing}</text:p>
          </table:table-cell>
          <table:table-cell office:value-type="float" office:value="462117" table:style-name="ce2">
            <text:p>462.117</text:p>
          </table:table-cell>
          <table:table-cell office:value-type="float" office:value="-119996" table:style-name="ce2">
            <text:p>-119.996</text:p>
          </table:table-cell>
          <table:table-cell office:value-type="string" table:style-name="ce1">
            <text:p>Yakima_County_Washington_Incorporated_and_Unincorporated_areas_Mabton_Highlighted.svg</text:p>
          </table:table-cell>
          <table:table-cell office:value-type="string" table:style-name="ce1">
            <text:p>http://upload.wikimedia.org/wikipedia/commons/7/73/Yakima_County_Washington_Incorporated_and_Unincorporated_areas_Mabton_Highlighted.svg</text:p>
          </table:table-cell>
          <table:table-cell office:value-type="string" table:style-name="ce1">
            <text:p>NULL</text:p>
          </table:table-cell>
          <table:table-cell office:value-type="string" table:style-name="ce1">
            <text:p>NULL</text:p>
          </table:table-cell>
          <table:table-cell office:value-type="string" table:style-name="ce1">
            <text:p>Mabton Washington</text:p>
          </table:table-cell>
          <table:table-cell office:value-type="string" table:style-name="ce1">
            <text:p>NULL</text:p>
          </table:table-cell>
          <table:table-cell table:number-columns-repeated="16285"/>
        </table:table-row>
        <table:table-row table:style-name="ro1">
          <table:table-cell office:value-type="string" table:style-name="ce1">
            <text:p>http://dbpedia.org/resource/Zillah,_Washington</text:p>
          </table:table-cell>
          <table:table-cell office:value-type="string" table:style-name="ce1">
            <text:p>Zillah Washington</text:p>
          </table:table-cell>
          <table:table-cell office:value-type="string" table:style-name="ce1">
            <text:p>Zillah is a city in Yakima County Washington United States with a population of 3035 as of March 18 2013. Tourist attractions include the Teapot Dome Service Station the fortuitously named Church of God Zillah and the local wineries.</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float" office:value="509" table:style-name="ce1">
            <text:p>509</text:p>
          </table:table-cell>
          <table:table-cell office:value-type="string" table:style-name="ce1">
            <text:p>{4.61e+06|4.61018e+06}</text:p>
          </table:table-cell>
          <table:table-cell office:value-type="string" table:style-name="ce1">
            <text:p>NULL</text:p>
          </table:table-cell>
          <table:table-cell office:value-type="string" table:style-name="ce1">
            <text:p>NULL</text:p>
          </table:table-cell>
          <table:table-cell office:value-type="string" table:style-name="ce1">
            <text:p>{4.61e+06|4.61018e+06}</text:p>
          </table:table-cell>
          <table:table-cell office:value-type="string" table:style-name="ce1">
            <text:p>NULL</text:p>
          </table:table-cell>
          <table:table-cell office:value-type="float" office:value="0" table:style-name="ce1">
            <text:p>0</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United States</text:p>
          </table:table-cell>
          <table:table-cell office:value-type="string" table:style-name="ce1">
            <text:p>http://dbpedia.org/resource/United_States</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249.936|250.0}</text:p>
          </table:table-cell>
          <table:table-cell office:value-type="string" table:style-name="ce1">
            <text:p>NULL</text:p>
          </table:table-cell>
          <table:table-cell office:value-type="string" table:style-name="ce1">
            <text:p>NULL</text:p>
          </table:table-cell>
          <table:table-cell office:value-type="date" office:date-value="1911-01-05T00:00:00" table:style-name="ce4">
            <text:p>05.01.1911</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Washington (state)|Yakima County Washington}</text:p>
          </table:table-cell>
          <table:table-cell office:value-type="string" table:style-name="ce1">
            <text:p>{http://dbpedia.org/resource/Washington_(state)|http://dbpedia.org/resource/Yakima_County,_Washington}</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642.9|642.937}</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float" office:value="2964" table:style-name="ce1">
            <text:p>2964</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float" office:value="98953" table:style-name="ce1">
            <text:p>98953</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200px-Yakima_County_Washington_Incorporated_and_Unincorporated_areas_Zillah_Highlighted.svg.png</text:p>
          </table:table-cell>
          <table:table-cell office:value-type="string" table:style-name="ce1">
            <text:p>http://upload.wikimedia.org/wikipedia/commons/thumb/9/97/Yakima_County_Washington_Incorporated_and_Unincorporated_areas_Zillah_Highlighted.svg/200px-Yakima_County_Washington_Incorporated_and_Unincorporated_areas_Zillah_Highlighted.svg.png</text:p>
          </table:table-cell>
          <table:table-cell office:value-type="string" table:style-name="ce1">
            <text:p>Pacific Time Zone</text:p>
          </table:table-cell>
          <table:table-cell office:value-type="string" table:style-name="ce1">
            <text:p>http://dbpedia.org/resource/Pacific_Time_Zone</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City</text:p>
          </table:table-cell>
          <table:table-cell office:value-type="string" table:style-name="ce1">
            <text:p>http://dbpedia.org/resource/City</text:p>
          </table:table-cell>
          <table:table-cell office:value-type="string" table:style-name="ce1">
            <text:p>{-7|-8}</text:p>
          </table:table-cell>
          <table:table-cell office:value-type="string" table:style-name="ce1">
            <text:p>46.40361111111111 -120.26083333333334</text:p>
          </table:table-cell>
          <table:table-cell office:value-type="string" table:style-name="ce1">
            <text:p>{city|place|populated place|municipality|City|Place|_Feature|owl#Thing}</text:p>
          </table:table-cell>
          <table:table-cell office:value-type="string" table:style-name="ce1">
            <text:p>{http://dbpedia.org/ontology/City|http://dbpedia.org/ontology/Place|http://dbpedia.org/ontology/PopulatedPlace|http://dbpedia.org/ontology/Settlement|http://schema.org/City|http://schema.org/Place|http://www.opengis.net/gml/_Feature|http://www.w3.org/2002/07/owl#Thing}</text:p>
          </table:table-cell>
          <table:table-cell office:value-type="float" office:value="464036" table:style-name="ce2">
            <text:p>464.036</text:p>
          </table:table-cell>
          <table:table-cell office:value-type="float" office:value="-120261" table:style-name="ce2">
            <text:p>-120.261</text:p>
          </table:table-cell>
          <table:table-cell office:value-type="string" table:style-name="ce1">
            <text:p>Yakima_County_Washington_Incorporated_and_Unincorporated_areas_Zillah_Highlighted.svg</text:p>
          </table:table-cell>
          <table:table-cell office:value-type="string" table:style-name="ce1">
            <text:p>http://upload.wikimedia.org/wikipedia/commons/9/97/Yakima_County_Washington_Incorporated_and_Unincorporated_areas_Zillah_Highlighted.svg</text:p>
          </table:table-cell>
          <table:table-cell table:style-name="ce1"/>
          <table:table-cell office:value-type="string" table:style-name="ce1">
            <text:p>http://www.cityofzillah.us/</text:p>
          </table:table-cell>
          <table:table-cell office:value-type="string" table:style-name="ce1">
            <text:p>Zillah Washington</text:p>
          </table:table-cell>
          <table:table-cell office:value-type="string" table:style-name="ce1">
            <text:p>NULL</text:p>
          </table:table-cell>
          <table:table-cell table:number-columns-repeated="16285"/>
        </table:table-row>
        <table:table-row table:style-name="ro1">
          <table:table-cell office:value-type="string" table:style-name="ce1">
            <text:p>http://dbpedia.org/resource/Kenova,_West_Virginia</text:p>
          </table:table-cell>
          <table:table-cell office:value-type="string" table:style-name="ce1">
            <text:p>Kenova West Virginia</text:p>
          </table:table-cell>
          <table:table-cell office:value-type="string" table:style-name="ce1">
            <text:p>Kenova is a city in Wayne County West Virginia at the confluence of the Ohio and Big Sandy Rivers. The name of the town comes from its unique position where the borders of Kentucky Ohio and (West) Virginia meet. Founded in 1859 but not incorporated until 1894 the town's early history and development was centered around the railroad industry. It is home to a major Norfolk Southern Ohio River Bridge.</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float" office:value="304" table:style-name="ce1">
            <text:p>304</text:p>
          </table:table-cell>
          <table:table-cell office:value-type="string" table:style-name="ce1">
            <text:p>{3.26e+06|3.26339e+06}</text:p>
          </table:table-cell>
          <table:table-cell office:value-type="string" table:style-name="ce1">
            <text:p>NULL</text:p>
          </table:table-cell>
          <table:table-cell office:value-type="string" table:style-name="ce1">
            <text:p>NULL</text:p>
          </table:table-cell>
          <table:table-cell office:value-type="string" table:style-name="ce1">
            <text:p>{4.14e+06|4.14398e+06}</text:p>
          </table:table-cell>
          <table:table-cell office:value-type="string" table:style-name="ce1">
            <text:p>NULL</text:p>
          </table:table-cell>
          <table:table-cell office:value-type="string" table:style-name="ce1">
            <text:p>{880000.0|880596.0}</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United States</text:p>
          </table:table-cell>
          <table:table-cell office:value-type="string" table:style-name="ce1">
            <text:p>http://dbpedia.org/resource/United_States</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170.0|170.078}</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Wayne County West Virginia|West Virginia}</text:p>
          </table:table-cell>
          <table:table-cell office:value-type="string" table:style-name="ce1">
            <text:p>{http://dbpedia.org/resource/Wayne_County,_West_Virginia|http://dbpedia.org/resource/West_Virginia}</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Mayor</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985.487|985.5}</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float" office:value="3216" table:style-name="ce1">
            <text:p>3216</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float" office:value="25530" table:style-name="ce1">
            <text:p>25530</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200px-WVMap-doton-Kenova.PNG</text:p>
          </table:table-cell>
          <table:table-cell office:value-type="string" table:style-name="ce1">
            <text:p>http://upload.wikimedia.org/wikipedia/commons/thumb/0/07/WVMap-doton-Kenova.PNG/200px-WVMap-doton-Kenova.PNG</text:p>
          </table:table-cell>
          <table:table-cell office:value-type="string" table:style-name="ce1">
            <text:p>Eastern Time Zone</text:p>
          </table:table-cell>
          <table:table-cell office:value-type="string" table:style-name="ce1">
            <text:p>http://dbpedia.org/resource/Eastern_Time_Zone</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City</text:p>
          </table:table-cell>
          <table:table-cell office:value-type="string" table:style-name="ce1">
            <text:p>http://dbpedia.org/resource/City</text:p>
          </table:table-cell>
          <table:table-cell office:value-type="string" table:style-name="ce1">
            <text:p>{-4|-5}</text:p>
          </table:table-cell>
          <table:table-cell office:value-type="string" table:style-name="ce1">
            <text:p>38.39972222222222 -82.57861111111112</text:p>
          </table:table-cell>
          <table:table-cell office:value-type="string" table:style-name="ce1">
            <text:p>{city|place|populated place|municipality|City|Place|_Feature|owl#Thing}</text:p>
          </table:table-cell>
          <table:table-cell office:value-type="string" table:style-name="ce1">
            <text:p>{http://dbpedia.org/ontology/City|http://dbpedia.org/ontology/Place|http://dbpedia.org/ontology/PopulatedPlace|http://dbpedia.org/ontology/Settlement|http://schema.org/City|http://schema.org/Place|http://www.opengis.net/gml/_Feature|http://www.w3.org/2002/07/owl#Thing}</text:p>
          </table:table-cell>
          <table:table-cell office:value-type="float" office:value="383997" table:style-name="ce2">
            <text:p>383.997</text:p>
          </table:table-cell>
          <table:table-cell office:value-type="float" office:value="-825786" table:style-name="ce2">
            <text:p>-825.786</text:p>
          </table:table-cell>
          <table:table-cell office:value-type="string" table:style-name="ce1">
            <text:p>WVMap-doton-Kenova.PNG</text:p>
          </table:table-cell>
          <table:table-cell office:value-type="string" table:style-name="ce1">
            <text:p>http://upload.wikimedia.org/wikipedia/commons/0/07/WVMap-doton-Kenova.PNG</text:p>
          </table:table-cell>
          <table:table-cell office:value-type="string" table:style-name="ce1">
            <text:p>www.cityofkenova.com</text:p>
          </table:table-cell>
          <table:table-cell office:value-type="string" table:style-name="ce1">
            <text:p>http://www.cityofkenova.com</text:p>
          </table:table-cell>
          <table:table-cell office:value-type="string" table:style-name="ce1">
            <text:p>Kenova West Virginia</text:p>
          </table:table-cell>
          <table:table-cell office:value-type="string" table:style-name="ce1">
            <text:p>NULL</text:p>
          </table:table-cell>
          <table:table-cell table:number-columns-repeated="16285"/>
        </table:table-row>
        <table:table-row table:style-name="ro1">
          <table:table-cell office:value-type="string" table:style-name="ce1">
            <text:p>http://dbpedia.org/resource/Fitchburg,_Wisconsin</text:p>
          </table:table-cell>
          <table:table-cell office:value-type="string" table:style-name="ce1">
            <text:p>Fitchburg Wisconsin</text:p>
          </table:table-cell>
          <table:table-cell office:value-type="string" table:style-name="ce1">
            <text:p>Fitchburg is a city in Dane County Wisconsin United States. The population was 25260 at the 2010 census. Fitchburg is a suburb of Madison and is part of the Madison Metropolitan Statistical Area.</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float" office:value="608" table:style-name="ce1">
            <text:p>608</text:p>
          </table:table-cell>
          <table:table-cell office:value-type="string" table:style-name="ce1">
            <text:p>{9.057e+07|9.05719e+07}</text:p>
          </table:table-cell>
          <table:table-cell office:value-type="string" table:style-name="ce1">
            <text:p>NULL</text:p>
          </table:table-cell>
          <table:table-cell office:value-type="string" table:style-name="ce1">
            <text:p>NULL</text:p>
          </table:table-cell>
          <table:table-cell office:value-type="string" table:style-name="ce1">
            <text:p>{9.119e+07|9.11935e+07}</text:p>
          </table:table-cell>
          <table:table-cell office:value-type="string" table:style-name="ce1">
            <text:p>NULL</text:p>
          </table:table-cell>
          <table:table-cell office:value-type="string" table:style-name="ce1">
            <text:p>{620000.0|621597.0}</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United States</text:p>
          </table:table-cell>
          <table:table-cell office:value-type="string" table:style-name="ce1">
            <text:p>http://dbpedia.org/resource/United_States</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Dane County Wisconsin|Wisconsin}</text:p>
          </table:table-cell>
          <table:table-cell office:value-type="string" table:style-name="ce1">
            <text:p>{http://dbpedia.org/resource/Dane_County,_Wisconsin|http://dbpedia.org/resource/Wisconsin}</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278.882|278.9}</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float" office:value="25260" table:style-name="ce1">
            <text:p>25260</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float" office:value="53711" table:style-name="ce1">
            <text:p>53711</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200px-WIMap-doton-Fitchburg.png</text:p>
          </table:table-cell>
          <table:table-cell office:value-type="string" table:style-name="ce1">
            <text:p>http://upload.wikimedia.org/wikipedia/commons/thumb/7/7c/WIMap-doton-Fitchburg.png/200px-WIMap-doton-Fitchburg.png</text:p>
          </table:table-cell>
          <table:table-cell office:value-type="string" table:style-name="ce1">
            <text:p>Central Time Zone (North America)</text:p>
          </table:table-cell>
          <table:table-cell office:value-type="string" table:style-name="ce1">
            <text:p>http://dbpedia.org/resource/Central_Time_Zone_(North_America)</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City</text:p>
          </table:table-cell>
          <table:table-cell office:value-type="string" table:style-name="ce1">
            <text:p>http://dbpedia.org/resource/City</text:p>
          </table:table-cell>
          <table:table-cell office:value-type="string" table:style-name="ce1">
            <text:p>{-5|-6}</text:p>
          </table:table-cell>
          <table:table-cell office:value-type="string" table:style-name="ce1">
            <text:p>43.006388888888885 -89.43138888888889</text:p>
          </table:table-cell>
          <table:table-cell office:value-type="string" table:style-name="ce1">
            <text:p>{city|place|populated place|municipality|City|Place|_Feature|owl#Thing}</text:p>
          </table:table-cell>
          <table:table-cell office:value-type="string" table:style-name="ce1">
            <text:p>{http://dbpedia.org/ontology/City|http://dbpedia.org/ontology/Place|http://dbpedia.org/ontology/PopulatedPlace|http://dbpedia.org/ontology/Settlement|http://schema.org/City|http://schema.org/Place|http://www.opengis.net/gml/_Feature|http://www.w3.org/2002/07/owl#Thing}</text:p>
          </table:table-cell>
          <table:table-cell office:value-type="float" office:value="430064" table:style-name="ce2">
            <text:p>430.064</text:p>
          </table:table-cell>
          <table:table-cell office:value-type="float" office:value="-894314" table:style-name="ce2">
            <text:p>-894.314</text:p>
          </table:table-cell>
          <table:table-cell office:value-type="string" table:style-name="ce1">
            <text:p>WIMap-doton-Fitchburg.png</text:p>
          </table:table-cell>
          <table:table-cell office:value-type="string" table:style-name="ce1">
            <text:p>http://upload.wikimedia.org/wikipedia/commons/7/7c/WIMap-doton-Fitchburg.png</text:p>
          </table:table-cell>
          <table:table-cell office:value-type="string" table:style-name="ce1">
            <text:p>index.php</text:p>
          </table:table-cell>
          <table:table-cell office:value-type="string" table:style-name="ce1">
            <text:p>http://www.city.fitchburg.wi.us/index.php</text:p>
          </table:table-cell>
          <table:table-cell office:value-type="string" table:style-name="ce1">
            <text:p>Fitchburg Wisconsin</text:p>
          </table:table-cell>
          <table:table-cell office:value-type="string" table:style-name="ce1">
            <text:p>NULL</text:p>
          </table:table-cell>
          <table:table-cell table:number-columns-repeated="16285"/>
        </table:table-row>
        <table:table-row table:style-name="ro1">
          <table:table-cell office:value-type="string" table:style-name="ce1">
            <text:p>http://dbpedia.org/resource/Stoughton,_Wisconsin</text:p>
          </table:table-cell>
          <table:table-cell office:value-type="string" table:style-name="ce1">
            <text:p>Stoughton Wisconsin</text:p>
          </table:table-cell>
          <table:table-cell office:value-type="string" table:style-name="ce1">
            <text:p>Stoughton is a city in Dane County Wisconsin United States. It straddles the Yahara River about 20 miles southeast of the state capital Madison. Stoughton is part of the Madison Metropolitan Statistical Area. As of the 2010 census the population was 12611. Known for its Norwegian heritage Stoughton hosts a citywide celebration of Syttende Mai the Norwegian constitution day.</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float" office:value="608" table:style-name="ce1">
            <text:p>608</text:p>
          </table:table-cell>
          <table:table-cell office:value-type="string" table:style-name="ce1">
            <text:p>{1.274e+07|1.27427e+07}</text:p>
          </table:table-cell>
          <table:table-cell office:value-type="string" table:style-name="ce1">
            <text:p>NULL</text:p>
          </table:table-cell>
          <table:table-cell office:value-type="string" table:style-name="ce1">
            <text:p>NULL</text:p>
          </table:table-cell>
          <table:table-cell office:value-type="string" table:style-name="ce1">
            <text:p>{1.318e+07|1.3183e+07}</text:p>
          </table:table-cell>
          <table:table-cell office:value-type="string" table:style-name="ce1">
            <text:p>NULL</text:p>
          </table:table-cell>
          <table:table-cell office:value-type="string" table:style-name="ce1">
            <text:p>{440000.0|440298.0}</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United States</text:p>
          </table:table-cell>
          <table:table-cell office:value-type="string" table:style-name="ce1">
            <text:p>http://dbpedia.org/resource/United_States</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267.0|267.005}</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Dane County Wisconsin|Wisconsin}</text:p>
          </table:table-cell>
          <table:table-cell office:value-type="string" table:style-name="ce1">
            <text:p>{http://dbpedia.org/resource/Dane_County,_Wisconsin|http://dbpedia.org/resource/Wisconsin}</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Mayor</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989.657|989.7}</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float" office:value="12611" table:style-name="ce1">
            <text:p>12611</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float" office:value="53589" table:style-name="ce1">
            <text:p>53589</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200px-StoughtonWisconsinDowntownUS51.jpg</text:p>
          </table:table-cell>
          <table:table-cell office:value-type="string" table:style-name="ce1">
            <text:p>http://upload.wikimedia.org/wikipedia/commons/thumb/9/9e/StoughtonWisconsinDowntownUS51.jpg/200px-StoughtonWisconsinDowntownUS51.jpg</text:p>
          </table:table-cell>
          <table:table-cell office:value-type="string" table:style-name="ce1">
            <text:p>Central Time Zone (North America)</text:p>
          </table:table-cell>
          <table:table-cell office:value-type="string" table:style-name="ce1">
            <text:p>http://dbpedia.org/resource/Central_Time_Zone_(North_America)</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City</text:p>
          </table:table-cell>
          <table:table-cell office:value-type="string" table:style-name="ce1">
            <text:p>http://dbpedia.org/resource/City</text:p>
          </table:table-cell>
          <table:table-cell office:value-type="string" table:style-name="ce1">
            <text:p>{-5|-6}</text:p>
          </table:table-cell>
          <table:table-cell office:value-type="string" table:style-name="ce1">
            <text:p>42.92111111111111 -89.22444444444444</text:p>
          </table:table-cell>
          <table:table-cell office:value-type="string" table:style-name="ce1">
            <text:p>{city|place|populated place|municipality|City|Place|_Feature|owl#Thing}</text:p>
          </table:table-cell>
          <table:table-cell office:value-type="string" table:style-name="ce1">
            <text:p>{http://dbpedia.org/ontology/City|http://dbpedia.org/ontology/Place|http://dbpedia.org/ontology/PopulatedPlace|http://dbpedia.org/ontology/Settlement|http://schema.org/City|http://schema.org/Place|http://www.opengis.net/gml/_Feature|http://www.w3.org/2002/07/owl#Thing}</text:p>
          </table:table-cell>
          <table:table-cell office:value-type="float" office:value="429211" table:style-name="ce2">
            <text:p>429.211</text:p>
          </table:table-cell>
          <table:table-cell office:value-type="float" office:value="-892244" table:style-name="ce2">
            <text:p>-892.244</text:p>
          </table:table-cell>
          <table:table-cell office:value-type="string" table:style-name="ce1">
            <text:p>StoughtonWisconsinDowntownUS51.jpg</text:p>
          </table:table-cell>
          <table:table-cell office:value-type="string" table:style-name="ce1">
            <text:p>http://upload.wikimedia.org/wikipedia/commons/9/9e/StoughtonWisconsinDowntownUS51.jpg</text:p>
          </table:table-cell>
          <table:table-cell office:value-type="string" table:style-name="ce1">
            <text:p>www.cityofstoughton.com</text:p>
          </table:table-cell>
          <table:table-cell office:value-type="string" table:style-name="ce1">
            <text:p>http://www.cityofstoughton.com</text:p>
          </table:table-cell>
          <table:table-cell office:value-type="string" table:style-name="ce1">
            <text:p>Stoughton Wisconsin</text:p>
          </table:table-cell>
          <table:table-cell office:value-type="string" table:style-name="ce1">
            <text:p>NULL</text:p>
          </table:table-cell>
          <table:table-cell table:number-columns-repeated="16285"/>
        </table:table-row>
        <table:table-row table:style-name="ro1">
          <table:table-cell office:value-type="string" table:style-name="ce1">
            <text:p>http://dbpedia.org/resource/Watertown,_Wisconsin</text:p>
          </table:table-cell>
          <table:table-cell office:value-type="string" table:style-name="ce1">
            <text:p>Watertown Wisconsin</text:p>
          </table:table-cell>
          <table:table-cell office:value-type="string" table:style-name="ce1">
            <text:p>Watertown is a city in Dodge and Jefferson counties in the US state of Wisconsin. Most of the city's population is in Jefferson County. Division Street several blocks north of downtown marks the county line. The population of Watertown was 23861 at the 2010 census. Watertown is the largest city in the Watertown-Fort Atkinson micropolitan area which also includes Johnson Creek and Jefferson.</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float" office:value="920" table:style-name="ce1">
            <text:p>920</text:p>
          </table:table-cell>
          <table:table-cell office:value-type="string" table:style-name="ce1">
            <text:p>{3.136e+07|3.13648e+07}</text:p>
          </table:table-cell>
          <table:table-cell office:value-type="string" table:style-name="ce1">
            <text:p>NULL</text:p>
          </table:table-cell>
          <table:table-cell office:value-type="string" table:style-name="ce1">
            <text:p>NULL</text:p>
          </table:table-cell>
          <table:table-cell office:value-type="string" table:style-name="ce1">
            <text:p>{3.24e+07|3.24008e+07}</text:p>
          </table:table-cell>
          <table:table-cell office:value-type="string" table:style-name="ce1">
            <text:p>NULL</text:p>
          </table:table-cell>
          <table:table-cell office:value-type="string" table:style-name="ce1">
            <text:p>{1.036e+06|1.04e+06}</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259.994|260.0}</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Dodge County Wisconsin|Jefferson County Wisconsin|Wisconsin}</text:p>
          </table:table-cell>
          <table:table-cell office:value-type="string" table:style-name="ce1">
            <text:p>{http://dbpedia.org/resource/Dodge_County,_Wisconsin|http://dbpedia.org/resource/Jefferson_County,_Wisconsin|http://dbpedia.org/resource/Wisconsin}</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Mayor</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760.776|760.8}</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float" office:value="23861" table:style-name="ce1">
            <text:p>23861</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200px-Watertown_Main_Street.JPG</text:p>
          </table:table-cell>
          <table:table-cell office:value-type="string" table:style-name="ce1">
            <text:p>http://upload.wikimedia.org/wikipedia/commons/thumb/e/ef/Watertown_Main_Street.JPG/200px-Watertown_Main_Street.JPG</text:p>
          </table:table-cell>
          <table:table-cell office:value-type="string" table:style-name="ce1">
            <text:p>Central Time Zone (North America)</text:p>
          </table:table-cell>
          <table:table-cell office:value-type="string" table:style-name="ce1">
            <text:p>http://dbpedia.org/resource/Central_Time_Zone_(North_America)</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5|-6}</text:p>
          </table:table-cell>
          <table:table-cell office:value-type="string" table:style-name="ce1">
            <text:p>43.2 -88.71666666666667</text:p>
          </table:table-cell>
          <table:table-cell office:value-type="string" table:style-name="ce1">
            <text:p>{city|place|populated place|municipality|City|Place|_Feature|owl#Thing}</text:p>
          </table:table-cell>
          <table:table-cell office:value-type="string" table:style-name="ce1">
            <text:p>{http://dbpedia.org/ontology/City|http://dbpedia.org/ontology/Place|http://dbpedia.org/ontology/PopulatedPlace|http://dbpedia.org/ontology/Settlement|http://schema.org/City|http://schema.org/Place|http://www.opengis.net/gml/_Feature|http://www.w3.org/2002/07/owl#Thing}</text:p>
          </table:table-cell>
          <table:table-cell office:value-type="float" office:value="43.2" table:style-name="ce1">
            <text:p>43,2</text:p>
          </table:table-cell>
          <table:table-cell office:value-type="float" office:value="-887167" table:style-name="ce2">
            <text:p>-887.167</text:p>
          </table:table-cell>
          <table:table-cell office:value-type="string" table:style-name="ce1">
            <text:p>Watertown_Main_Street.JPG</text:p>
          </table:table-cell>
          <table:table-cell office:value-type="string" table:style-name="ce1">
            <text:p>http://upload.wikimedia.org/wikipedia/commons/e/ef/Watertown_Main_Street.JPG</text:p>
          </table:table-cell>
          <table:table-cell office:value-type="string" table:style-name="ce1">
            <text:p>NULL</text:p>
          </table:table-cell>
          <table:table-cell office:value-type="string" table:style-name="ce1">
            <text:p>NULL</text:p>
          </table:table-cell>
          <table:table-cell office:value-type="string" table:style-name="ce1">
            <text:p>Watertown Wisconsin</text:p>
          </table:table-cell>
          <table:table-cell office:value-type="string" table:style-name="ce1">
            <text:p>NULL</text:p>
          </table:table-cell>
          <table:table-cell table:number-columns-repeated="16285"/>
        </table:table-row>
        <table:table-row table:style-name="ro1">
          <table:table-cell office:value-type="string" table:style-name="ce1">
            <text:p>http://dbpedia.org/resource/La_Crosse,_Wisconsin</text:p>
          </table:table-cell>
          <table:table-cell office:value-type="string" table:style-name="ce1">
            <text:p>La Crosse Wisconsin</text:p>
          </table:table-cell>
          <table:table-cell office:value-type="string" table:style-name="ce1">
            <text:p>La Crosse is a city in and the county seat of La Crosse County Wisconsin United States. The city lies alongside the Mississippi River. The population according to the 2010 census was 51230. The city forms the core of and is the principal city in the La Crosse Metropolitan Statistical Area which includes all of La Crosse County and Houston County Minnesota with a combined population of 133665.</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float" office:value="1" table:style-name="ce1">
            <text:p>1</text:p>
          </table:table-cell>
          <table:table-cell office:value-type="float" office:value="608" table:style-name="ce1">
            <text:p>608</text:p>
          </table:table-cell>
          <table:table-cell office:value-type="string" table:style-name="ce1">
            <text:p>{5.31466e+07|5.315e+07}</text:p>
          </table:table-cell>
          <table:table-cell office:value-type="string" table:style-name="ce1">
            <text:p>NULL</text:p>
          </table:table-cell>
          <table:table-cell office:value-type="string" table:style-name="ce1">
            <text:p>NULL</text:p>
          </table:table-cell>
          <table:table-cell office:value-type="string" table:style-name="ce1">
            <text:p>{5.83783e+07|5.838e+07}</text:p>
          </table:table-cell>
          <table:table-cell office:value-type="string" table:style-name="ce1">
            <text:p>NULL</text:p>
          </table:table-cell>
          <table:table-cell office:value-type="string" table:style-name="ce1">
            <text:p>{5.23e+06|5.23178e+06}</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United States</text:p>
          </table:table-cell>
          <table:table-cell office:value-type="string" table:style-name="ce1">
            <text:p>http://dbpedia.org/resource/United_States</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203.911|204.0}</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La Crosse County Wisconsin|Wisconsin}</text:p>
          </table:table-cell>
          <table:table-cell office:value-type="string" table:style-name="ce1">
            <text:p>{http://dbpedia.org/resource/La_Crosse_County,_Wisconsin|http://dbpedia.org/resource/Wisconsin}</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Mathias Harter</text:p>
          </table:table-cell>
          <table:table-cell office:value-type="string" table:style-name="ce1">
            <text:p>http://dbpedia.org/resource/Mathias_Harter</text:p>
          </table:table-cell>
          <table:table-cell office:value-type="string" table:style-name="ce1">
            <text:p>NULL</text:p>
          </table:table-cell>
          <table:table-cell office:value-type="string" table:style-name="ce1">
            <text:p>NULL</text:p>
          </table:table-cell>
          <table:table-cell office:value-type="string" table:style-name="ce1">
            <text:p>Mayor</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965.6|965.641}</text:p>
          </table:table-cell>
          <table:table-cell office:value-type="float" office:value="133665" table:style-name="ce1">
            <text:p>133665</text:p>
          </table:table-cell>
          <table:table-cell office:value-type="string" table:style-name="ce1">
            <text:p>NULL</text:p>
          </table:table-cell>
          <table:table-cell office:value-type="string" table:style-name="ce1">
            <text:p>NULL</text:p>
          </table:table-cell>
          <table:table-cell office:value-type="float" office:value="51320" table:style-name="ce1">
            <text:p>51320</text:p>
          </table:table-cell>
          <table:table-cell office:value-type="string" table:style-name="ce1">
            <text:p>NULL</text:p>
          </table:table-cell>
          <table:table-cell office:value-type="float" office:value="87566" table:style-name="ce1">
            <text:p>87566</text:p>
          </table:table-cell>
          <table:table-cell office:value-type="string" table:style-name="ce1">
            <text:p>NULL</text:p>
          </table:table-cell>
          <table:table-cell office:value-type="string" table:style-name="ce1">
            <text:p>54601 54602 54603</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200px-2012GranddadBluffViewLaXWisc.jpg</text:p>
          </table:table-cell>
          <table:table-cell office:value-type="string" table:style-name="ce1">
            <text:p>http://upload.wikimedia.org/wikipedia/commons/thumb/7/7f/2012GranddadBluffViewLaXWisc.jpg/200px-2012GranddadBluffViewLaXWisc.jpg</text:p>
          </table:table-cell>
          <table:table-cell office:value-type="string" table:style-name="ce1">
            <text:p>Central Time Zone (North America)</text:p>
          </table:table-cell>
          <table:table-cell office:value-type="string" table:style-name="ce1">
            <text:p>http://dbpedia.org/resource/Central_Time_Zone_(North_America)</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City</text:p>
          </table:table-cell>
          <table:table-cell office:value-type="string" table:style-name="ce1">
            <text:p>http://dbpedia.org/resource/City</text:p>
          </table:table-cell>
          <table:table-cell office:value-type="string" table:style-name="ce1">
            <text:p>{-5|-6}</text:p>
          </table:table-cell>
          <table:table-cell office:value-type="string" table:style-name="ce1">
            <text:p>43.81333333333333 -91.23305555555555</text:p>
          </table:table-cell>
          <table:table-cell office:value-type="string" table:style-name="ce1">
            <text:p>{city|place|populated place|municipality|City|Place|_Feature|owl#Thing}</text:p>
          </table:table-cell>
          <table:table-cell office:value-type="string" table:style-name="ce1">
            <text:p>{http://dbpedia.org/ontology/City|http://dbpedia.org/ontology/Place|http://dbpedia.org/ontology/PopulatedPlace|http://dbpedia.org/ontology/Settlement|http://schema.org/City|http://schema.org/Place|http://www.opengis.net/gml/_Feature|http://www.w3.org/2002/07/owl#Thing}</text:p>
          </table:table-cell>
          <table:table-cell office:value-type="float" office:value="438133" table:style-name="ce2">
            <text:p>438.133</text:p>
          </table:table-cell>
          <table:table-cell office:value-type="float" office:value="-912331" table:style-name="ce2">
            <text:p>-912.331</text:p>
          </table:table-cell>
          <table:table-cell office:value-type="string" table:style-name="ce1">
            <text:p>2012GranddadBluffViewLaXWisc.jpg</text:p>
          </table:table-cell>
          <table:table-cell office:value-type="string" table:style-name="ce1">
            <text:p>http://upload.wikimedia.org/wikipedia/commons/7/7f/2012GranddadBluffViewLaXWisc.jpg</text:p>
          </table:table-cell>
          <table:table-cell table:style-name="ce1"/>
          <table:table-cell office:value-type="string" table:style-name="ce1">
            <text:p>http://www.cityoflacrosse.org/</text:p>
          </table:table-cell>
          <table:table-cell office:value-type="string" table:style-name="ce1">
            <text:p>LaCrosse Wisconsin</text:p>
          </table:table-cell>
          <table:table-cell office:value-type="string" table:style-name="ce1">
            <text:p>NULL</text:p>
          </table:table-cell>
          <table:table-cell table:number-columns-repeated="16285"/>
        </table:table-row>
        <table:table-row table:style-name="ro1">
          <table:table-cell office:value-type="string" table:style-name="ce1">
            <text:p>http://dbpedia.org/resource/Wauwatosa,_Wisconsin</text:p>
          </table:table-cell>
          <table:table-cell office:value-type="string" table:style-name="ce1">
            <text:p>Wauwatosa Wisconsin</text:p>
          </table:table-cell>
          <table:table-cell office:value-type="string" table:style-name="ce1">
            <text:p>Wauwatosa is a city in Milwaukee County Wisconsin United States. The population was 46396 at the 2010 census. Wauwatosa is located immediately west of Milwaukee Wisconsin and is a part of the Milwaukee metropolitan area. It is named after the Potawatomi word for firefly.</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float" office:value="414" table:style-name="ce1">
            <text:p>414</text:p>
          </table:table-cell>
          <table:table-cell office:value-type="string" table:style-name="ce1">
            <text:p>{3.43173e+07|3.432e+07}</text:p>
          </table:table-cell>
          <table:table-cell office:value-type="string" table:style-name="ce1">
            <text:p>NULL</text:p>
          </table:table-cell>
          <table:table-cell office:value-type="string" table:style-name="ce1">
            <text:p>NULL</text:p>
          </table:table-cell>
          <table:table-cell office:value-type="string" table:style-name="ce1">
            <text:p>{3.43173e+07|3.432e+07}</text:p>
          </table:table-cell>
          <table:table-cell office:value-type="string" table:style-name="ce1">
            <text:p>NULL</text:p>
          </table:table-cell>
          <table:table-cell office:value-type="float" office:value="0" table:style-name="ce1">
            <text:p>0</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United States</text:p>
          </table:table-cell>
          <table:table-cell office:value-type="string" table:style-name="ce1">
            <text:p>http://dbpedia.org/resource/United_States</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205.0|205.13}</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Milwaukee County Wisconsin|Wisconsin}</text:p>
          </table:table-cell>
          <table:table-cell office:value-type="string" table:style-name="ce1">
            <text:p>{http://dbpedia.org/resource/Milwaukee_County,_Wisconsin|http://dbpedia.org/resource/Wisconsin}</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Jim Sensenbrenner|Kathy_Ehley}</text:p>
          </table:table-cell>
          <table:table-cell office:value-type="string" table:style-name="ce1">
            <text:p>{http://dbpedia.org/resource/Jim_Sensenbrenner|http://dbpedia.org/resource/Kathy_Ehley}</text:p>
          </table:table-cell>
          <table:table-cell office:value-type="string" table:style-name="ce1">
            <text:p>NULL</text:p>
          </table:table-cell>
          <table:table-cell office:value-type="string" table:style-name="ce1">
            <text:p>NULL</text:p>
          </table:table-cell>
          <table:table-cell office:value-type="string" table:style-name="ce1">
            <text:p>{Congressional Rep.|Mayor}</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float" office:value="0" table:style-name="ce1">
            <text:p>0</text:p>
          </table:table-cell>
          <table:table-cell office:value-type="string" table:style-name="ce1">
            <text:p>NULL</text:p>
          </table:table-cell>
          <table:table-cell office:value-type="string" table:style-name="ce1">
            <text:p>{1351.98|1352.0}</text:p>
          </table:table-cell>
          <table:table-cell office:value-type="float" office:value="1753355" table:style-name="ce1">
            <text:p>1753355</text:p>
          </table:table-cell>
          <table:table-cell office:value-type="string" table:style-name="ce1">
            <text:p>NULL</text:p>
          </table:table-cell>
          <table:table-cell office:value-type="string" table:style-name="ce1">
            <text:p>NULL</text:p>
          </table:table-cell>
          <table:table-cell office:value-type="float" office:value="46396" table:style-name="ce1">
            <text:p>46396</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200px-Wauwatosa_at_Menomonee_River.jpg</text:p>
          </table:table-cell>
          <table:table-cell office:value-type="string" table:style-name="ce1">
            <text:p>http://upload.wikimedia.org/wikipedia/commons/thumb/5/58/Wauwatosa_at_Menomonee_River.jpg/200px-Wauwatosa_at_Menomonee_River.jpg</text:p>
          </table:table-cell>
          <table:table-cell office:value-type="string" table:style-name="ce1">
            <text:p>Central Time Zone (North America)</text:p>
          </table:table-cell>
          <table:table-cell office:value-type="string" table:style-name="ce1">
            <text:p>http://dbpedia.org/resource/Central_Time_Zone_(North_America)</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City</text:p>
          </table:table-cell>
          <table:table-cell office:value-type="string" table:style-name="ce1">
            <text:p>http://dbpedia.org/resource/City</text:p>
          </table:table-cell>
          <table:table-cell office:value-type="string" table:style-name="ce1">
            <text:p>{-5|-6}</text:p>
          </table:table-cell>
          <table:table-cell office:value-type="string" table:style-name="ce1">
            <text:p>43.05888888888889 -88.0261111111111</text:p>
          </table:table-cell>
          <table:table-cell office:value-type="string" table:style-name="ce1">
            <text:p>{city|place|populated place|municipality|City|Place|_Feature|owl#Thing}</text:p>
          </table:table-cell>
          <table:table-cell office:value-type="string" table:style-name="ce1">
            <text:p>{http://dbpedia.org/ontology/City|http://dbpedia.org/ontology/Place|http://dbpedia.org/ontology/PopulatedPlace|http://dbpedia.org/ontology/Settlement|http://schema.org/City|http://schema.org/Place|http://www.opengis.net/gml/_Feature|http://www.w3.org/2002/07/owl#Thing}</text:p>
          </table:table-cell>
          <table:table-cell office:value-type="float" office:value="430589" table:style-name="ce2">
            <text:p>430.589</text:p>
          </table:table-cell>
          <table:table-cell office:value-type="float" office:value="-880261" table:style-name="ce2">
            <text:p>-880.261</text:p>
          </table:table-cell>
          <table:table-cell office:value-type="string" table:style-name="ce1">
            <text:p>Wauwatosa_at_Menomonee_River.jpg</text:p>
          </table:table-cell>
          <table:table-cell office:value-type="string" table:style-name="ce1">
            <text:p>http://upload.wikimedia.org/wikipedia/commons/5/58/Wauwatosa_at_Menomonee_River.jpg</text:p>
          </table:table-cell>
          <table:table-cell office:value-type="string" table:style-name="ce1">
            <text:p>www.wauwatosa.net</text:p>
          </table:table-cell>
          <table:table-cell office:value-type="string" table:style-name="ce1">
            <text:p>http://www.wauwatosa.net</text:p>
          </table:table-cell>
          <table:table-cell office:value-type="string" table:style-name="ce1">
            <text:p>Wauwatosa Wisconsin</text:p>
          </table:table-cell>
          <table:table-cell office:value-type="string" table:style-name="ce1">
            <text:p>NULL</text:p>
          </table:table-cell>
          <table:table-cell table:number-columns-repeated="16285"/>
        </table:table-row>
        <table:table-row table:style-name="ro1">
          <table:table-cell office:value-type="string" table:style-name="ce1">
            <text:p>http://dbpedia.org/resource/Osseo,_Wisconsin</text:p>
          </table:table-cell>
          <table:table-cell office:value-type="string" table:style-name="ce1">
            <text:p>Osseo Wisconsin</text:p>
          </table:table-cell>
          <table:table-cell office:value-type="string" table:style-name="ce1">
            <text:p>Osseo is a city located in Trempealeau County Wisconsin at the confluence of the North and South Forks of the Buffalo River. The population was 1701 at the 2010 census.</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715 &amp; 534</text:p>
          </table:table-cell>
          <table:table-cell office:value-type="string" table:style-name="ce1">
            <text:p>{5.33538e+06|5.34e+06}</text:p>
          </table:table-cell>
          <table:table-cell office:value-type="string" table:style-name="ce1">
            <text:p>NULL</text:p>
          </table:table-cell>
          <table:table-cell office:value-type="string" table:style-name="ce1">
            <text:p>NULL</text:p>
          </table:table-cell>
          <table:table-cell office:value-type="string" table:style-name="ce1">
            <text:p>{5.41e+06|5.41308e+06}</text:p>
          </table:table-cell>
          <table:table-cell office:value-type="string" table:style-name="ce1">
            <text:p>NULL</text:p>
          </table:table-cell>
          <table:table-cell office:value-type="string" table:style-name="ce1">
            <text:p>{77699.6|80000.0}</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United States</text:p>
          </table:table-cell>
          <table:table-cell office:value-type="string" table:style-name="ce1">
            <text:p>http://dbpedia.org/resource/United_States</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291.998|292.0}</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Trempealeau County Wisconsin|Wisconsin}</text:p>
          </table:table-cell>
          <table:table-cell office:value-type="string" table:style-name="ce1">
            <text:p>{http://dbpedia.org/resource/Trempealeau_County,_Wisconsin|http://dbpedia.org/resource/Wisconsin}</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318.8|318.805}</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float" office:value="1701" table:style-name="ce1">
            <text:p>1701</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200px-WIMap-doton-Osseo.png</text:p>
          </table:table-cell>
          <table:table-cell office:value-type="string" table:style-name="ce1">
            <text:p>http://upload.wikimedia.org/wikipedia/commons/thumb/a/a3/WIMap-doton-Osseo.png/200px-WIMap-doton-Osseo.png</text:p>
          </table:table-cell>
          <table:table-cell office:value-type="string" table:style-name="ce1">
            <text:p>Central Time Zone (North America)</text:p>
          </table:table-cell>
          <table:table-cell office:value-type="string" table:style-name="ce1">
            <text:p>http://dbpedia.org/resource/Central_Time_Zone_(North_America)</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City</text:p>
          </table:table-cell>
          <table:table-cell office:value-type="string" table:style-name="ce1">
            <text:p>http://dbpedia.org/resource/City</text:p>
          </table:table-cell>
          <table:table-cell office:value-type="string" table:style-name="ce1">
            <text:p>{-5|-6}</text:p>
          </table:table-cell>
          <table:table-cell office:value-type="string" table:style-name="ce1">
            <text:p>44.57833333333333 -91.21833333333333</text:p>
          </table:table-cell>
          <table:table-cell office:value-type="string" table:style-name="ce1">
            <text:p>{city|place|populated place|municipality|City|Place|_Feature|owl#Thing}</text:p>
          </table:table-cell>
          <table:table-cell office:value-type="string" table:style-name="ce1">
            <text:p>{http://dbpedia.org/ontology/City|http://dbpedia.org/ontology/Place|http://dbpedia.org/ontology/PopulatedPlace|http://dbpedia.org/ontology/Settlement|http://schema.org/City|http://schema.org/Place|http://www.opengis.net/gml/_Feature|http://www.w3.org/2002/07/owl#Thing}</text:p>
          </table:table-cell>
          <table:table-cell office:value-type="float" office:value="445783" table:style-name="ce2">
            <text:p>445.783</text:p>
          </table:table-cell>
          <table:table-cell office:value-type="float" office:value="-912183" table:style-name="ce2">
            <text:p>-912.183</text:p>
          </table:table-cell>
          <table:table-cell office:value-type="string" table:style-name="ce1">
            <text:p>WIMap-doton-Osseo.png</text:p>
          </table:table-cell>
          <table:table-cell office:value-type="string" table:style-name="ce1">
            <text:p>http://upload.wikimedia.org/wikipedia/commons/a/a3/WIMap-doton-Osseo.png</text:p>
          </table:table-cell>
          <table:table-cell office:value-type="string" table:style-name="ce1">
            <text:p>NULL</text:p>
          </table:table-cell>
          <table:table-cell office:value-type="string" table:style-name="ce1">
            <text:p>NULL</text:p>
          </table:table-cell>
          <table:table-cell office:value-type="string" table:style-name="ce1">
            <text:p>Osseo Wisconsin</text:p>
          </table:table-cell>
          <table:table-cell office:value-type="string" table:style-name="ce1">
            <text:p>NULL</text:p>
          </table:table-cell>
          <table:table-cell table:number-columns-repeated="16285"/>
        </table:table-row>
        <table:table-row table:style-name="ro1">
          <table:table-cell office:value-type="string" table:style-name="ce1">
            <text:p>http://dbpedia.org/resource/Muskego,_Wisconsin</text:p>
          </table:table-cell>
          <table:table-cell office:value-type="string" table:style-name="ce1">
            <text:p>Muskego Wisconsin</text:p>
          </table:table-cell>
          <table:table-cell office:value-type="string" table:style-name="ce1">
            <text:p>Muskego is a city in Waukesha County Wisconsin United States. As of the 2010 census the city had a population of 24135. Muskego is the fifth largest community in Waukesha County. The name Muskego is derived from the Potawatomi Indian name for the area Mus-kee-Guaac meaning sunfish. The Potawatomi were the original inhabitants of Muskego. There are three lakes within the city's boundaries.</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414 262</text:p>
          </table:table-cell>
          <table:table-cell office:value-type="string" table:style-name="ce1">
            <text:p>{8.184e+07|8.18436e+07}</text:p>
          </table:table-cell>
          <table:table-cell office:value-type="string" table:style-name="ce1">
            <text:p>NULL</text:p>
          </table:table-cell>
          <table:table-cell office:value-type="string" table:style-name="ce1">
            <text:p>NULL</text:p>
          </table:table-cell>
          <table:table-cell office:value-type="string" table:style-name="ce1">
            <text:p>{9.31878e+07|9.319e+07}</text:p>
          </table:table-cell>
          <table:table-cell office:value-type="string" table:style-name="ce1">
            <text:p>NULL</text:p>
          </table:table-cell>
          <table:table-cell office:value-type="string" table:style-name="ce1">
            <text:p>{1.134e+07|1.13441e+07}</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United States</text:p>
          </table:table-cell>
          <table:table-cell office:value-type="string" table:style-name="ce1">
            <text:p>http://dbpedia.org/resource/United_States</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244.0|244.145}</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Waukesha County Wisconsin|Wisconsin}</text:p>
          </table:table-cell>
          <table:table-cell office:value-type="string" table:style-name="ce1">
            <text:p>{http://dbpedia.org/resource/Waukesha_County,_Wisconsin|http://dbpedia.org/resource/Wisconsin}</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Mayor</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294.9|294.905}</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float" office:value="24135" table:style-name="ce1">
            <text:p>24135</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float" office:value="53150" table:style-name="ce1">
            <text:p>53150</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200px-WIMap-doton-Muskego.png</text:p>
          </table:table-cell>
          <table:table-cell office:value-type="string" table:style-name="ce1">
            <text:p>http://upload.wikimedia.org/wikipedia/commons/thumb/3/33/WIMap-doton-Muskego.png/200px-WIMap-doton-Muskego.png</text:p>
          </table:table-cell>
          <table:table-cell office:value-type="string" table:style-name="ce1">
            <text:p>Central Time Zone (North America)</text:p>
          </table:table-cell>
          <table:table-cell office:value-type="string" table:style-name="ce1">
            <text:p>http://dbpedia.org/resource/Central_Time_Zone_(North_America)</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City</text:p>
          </table:table-cell>
          <table:table-cell office:value-type="string" table:style-name="ce1">
            <text:p>http://dbpedia.org/resource/City</text:p>
          </table:table-cell>
          <table:table-cell office:value-type="string" table:style-name="ce1">
            <text:p>{-5|-6}</text:p>
          </table:table-cell>
          <table:table-cell office:value-type="string" table:style-name="ce1">
            <text:p>42.90123611111111 -88.1246388888889</text:p>
          </table:table-cell>
          <table:table-cell office:value-type="string" table:style-name="ce1">
            <text:p>{city|place|populated place|municipality|City|Place|_Feature|owl#Thing}</text:p>
          </table:table-cell>
          <table:table-cell office:value-type="string" table:style-name="ce1">
            <text:p>{http://dbpedia.org/ontology/City|http://dbpedia.org/ontology/Place|http://dbpedia.org/ontology/PopulatedPlace|http://dbpedia.org/ontology/Settlement|http://schema.org/City|http://schema.org/Place|http://www.opengis.net/gml/_Feature|http://www.w3.org/2002/07/owl#Thing}</text:p>
          </table:table-cell>
          <table:table-cell office:value-type="float" office:value="429012" table:style-name="ce2">
            <text:p>429.012</text:p>
          </table:table-cell>
          <table:table-cell office:value-type="float" office:value="-881246" table:style-name="ce2">
            <text:p>-881.246</text:p>
          </table:table-cell>
          <table:table-cell office:value-type="string" table:style-name="ce1">
            <text:p>WIMap-doton-Muskego.png</text:p>
          </table:table-cell>
          <table:table-cell office:value-type="string" table:style-name="ce1">
            <text:p>http://upload.wikimedia.org/wikipedia/commons/3/33/WIMap-doton-Muskego.png</text:p>
          </table:table-cell>
          <table:table-cell table:style-name="ce1"/>
          <table:table-cell office:value-type="string" table:style-name="ce1">
            <text:p>http://www.ci.muskego.wi.us/</text:p>
          </table:table-cell>
          <table:table-cell office:value-type="string" table:style-name="ce1">
            <text:p>Muskego Wisconsin</text:p>
          </table:table-cell>
          <table:table-cell office:value-type="string" table:style-name="ce1">
            <text:p>NULL</text:p>
          </table:table-cell>
          <table:table-cell table:number-columns-repeated="16285"/>
        </table:table-row>
        <table:table-row table:style-name="ro1">
          <table:table-cell office:value-type="string" table:style-name="ce1">
            <text:p>http://dbpedia.org/resource/Clintonville,_Wisconsin</text:p>
          </table:table-cell>
          <table:table-cell office:value-type="string" table:style-name="ce1">
            <text:p>Clintonville Wisconsin</text:p>
          </table:table-cell>
          <table:table-cell office:value-type="string" table:style-name="ce1">
            <text:p>Clintonville is a city in Waupaca County Wisconsin United States. The population was 4559 at the 2010 census.</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715 &amp; 534</text:p>
          </table:table-cell>
          <table:table-cell office:value-type="string" table:style-name="ce1">
            <text:p>{1.13959e+07|1.14e+07}</text:p>
          </table:table-cell>
          <table:table-cell office:value-type="string" table:style-name="ce1">
            <text:p>NULL</text:p>
          </table:table-cell>
          <table:table-cell office:value-type="string" table:style-name="ce1">
            <text:p>NULL</text:p>
          </table:table-cell>
          <table:table-cell office:value-type="string" table:style-name="ce1">
            <text:p>{1.155e+07|1.15513e+07}</text:p>
          </table:table-cell>
          <table:table-cell office:value-type="string" table:style-name="ce1">
            <text:p>NULL</text:p>
          </table:table-cell>
          <table:table-cell office:value-type="string" table:style-name="ce1">
            <text:p>{155399.0|160000.0}</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United States</text:p>
          </table:table-cell>
          <table:table-cell office:value-type="string" table:style-name="ce1">
            <text:p>http://dbpedia.org/resource/United_States</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248.0|248.107}</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Waupaca County Wisconsin|Wisconsin}</text:p>
          </table:table-cell>
          <table:table-cell office:value-type="string" table:style-name="ce1">
            <text:p>{http://dbpedia.org/resource/Waupaca_County,_Wisconsin|http://dbpedia.org/resource/Wisconsin}</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400.0|400.04}</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float" office:value="4559" table:style-name="ce1">
            <text:p>4559</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float" office:value="54929" table:style-name="ce1">
            <text:p>54929</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200px-ClintonvilleWisconsinDowntown2011.jpg</text:p>
          </table:table-cell>
          <table:table-cell office:value-type="string" table:style-name="ce1">
            <text:p>http://upload.wikimedia.org/wikipedia/commons/thumb/e/e8/ClintonvilleWisconsinDowntown2011.jpg/200px-ClintonvilleWisconsinDowntown2011.jpg</text:p>
          </table:table-cell>
          <table:table-cell office:value-type="string" table:style-name="ce1">
            <text:p>Central Time Zone (North America)</text:p>
          </table:table-cell>
          <table:table-cell office:value-type="string" table:style-name="ce1">
            <text:p>http://dbpedia.org/resource/Central_Time_Zone_(North_America)</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City</text:p>
          </table:table-cell>
          <table:table-cell office:value-type="string" table:style-name="ce1">
            <text:p>http://dbpedia.org/resource/City</text:p>
          </table:table-cell>
          <table:table-cell office:value-type="string" table:style-name="ce1">
            <text:p>{-5|-6}</text:p>
          </table:table-cell>
          <table:table-cell office:value-type="string" table:style-name="ce1">
            <text:p>44.62416666666667 -88.75805555555556</text:p>
          </table:table-cell>
          <table:table-cell office:value-type="string" table:style-name="ce1">
            <text:p>{city|place|populated place|municipality|City|Place|_Feature|owl#Thing}</text:p>
          </table:table-cell>
          <table:table-cell office:value-type="string" table:style-name="ce1">
            <text:p>{http://dbpedia.org/ontology/City|http://dbpedia.org/ontology/Place|http://dbpedia.org/ontology/PopulatedPlace|http://dbpedia.org/ontology/Settlement|http://schema.org/City|http://schema.org/Place|http://www.opengis.net/gml/_Feature|http://www.w3.org/2002/07/owl#Thing}</text:p>
          </table:table-cell>
          <table:table-cell office:value-type="float" office:value="446242" table:style-name="ce2">
            <text:p>446.242</text:p>
          </table:table-cell>
          <table:table-cell office:value-type="float" office:value="-887581" table:style-name="ce2">
            <text:p>-887.581</text:p>
          </table:table-cell>
          <table:table-cell office:value-type="string" table:style-name="ce1">
            <text:p>ClintonvilleWisconsinDowntown2011.jpg</text:p>
          </table:table-cell>
          <table:table-cell office:value-type="string" table:style-name="ce1">
            <text:p>http://upload.wikimedia.org/wikipedia/commons/e/e8/ClintonvilleWisconsinDowntown2011.jpg</text:p>
          </table:table-cell>
          <table:table-cell office:value-type="string" table:style-name="ce1">
            <text:p>NULL</text:p>
          </table:table-cell>
          <table:table-cell office:value-type="string" table:style-name="ce1">
            <text:p>NULL</text:p>
          </table:table-cell>
          <table:table-cell office:value-type="string" table:style-name="ce1">
            <text:p>Clintonville Wisconsin</text:p>
          </table:table-cell>
          <table:table-cell office:value-type="string" table:style-name="ce1">
            <text:p>NULL</text:p>
          </table:table-cell>
          <table:table-cell table:number-columns-repeated="16285"/>
        </table:table-row>
        <table:table-row table:style-name="ro1">
          <table:table-cell office:value-type="string" table:style-name="ce1">
            <text:p>http://dbpedia.org/resource/Hartford,_Wisconsin</text:p>
          </table:table-cell>
          <table:table-cell office:value-type="string" table:style-name="ce1">
            <text:p>Hartford Wisconsin</text:p>
          </table:table-cell>
          <table:table-cell office:value-type="string" table:style-name="ce1">
            <text:p>Hartford is a city in Dodge and Washington counties in the U.S. state of Wisconsin. As of the 2010 census the city had a population of 14223.</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float" office:value="262" table:style-name="ce1">
            <text:p>262</text:p>
          </table:table-cell>
          <table:table-cell office:value-type="string" table:style-name="ce1">
            <text:p>{2.056e+07|2.05645e+07}</text:p>
          </table:table-cell>
          <table:table-cell office:value-type="string" table:style-name="ce1">
            <text:p>NULL</text:p>
          </table:table-cell>
          <table:table-cell office:value-type="string" table:style-name="ce1">
            <text:p>NULL</text:p>
          </table:table-cell>
          <table:table-cell office:value-type="string" table:style-name="ce1">
            <text:p>{2.077e+07|2.07717e+07}</text:p>
          </table:table-cell>
          <table:table-cell office:value-type="string" table:style-name="ce1">
            <text:p>NULL</text:p>
          </table:table-cell>
          <table:table-cell office:value-type="string" table:style-name="ce1">
            <text:p>{207199.0|210000.0}</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United States</text:p>
          </table:table-cell>
          <table:table-cell office:value-type="string" table:style-name="ce1">
            <text:p>http://dbpedia.org/resource/United_States</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299.0|299.009}</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Dodge County Wisconsin|Washington County Wisconsin|Wisconsin}</text:p>
          </table:table-cell>
          <table:table-cell office:value-type="string" table:style-name="ce1">
            <text:p>{http://dbpedia.org/resource/Dodge_County,_Wisconsin|http://dbpedia.org/resource/Washington_County,_Wisconsin|http://dbpedia.org/resource/Wisconsin}</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691.6|691.625}</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float" office:value="14223" table:style-name="ce1">
            <text:p>14223</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float" office:value="53027" table:style-name="ce1">
            <text:p>53027</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200px-WIMap-doton-Hartford_b.png</text:p>
          </table:table-cell>
          <table:table-cell office:value-type="string" table:style-name="ce1">
            <text:p>http://upload.wikimedia.org/wikipedia/commons/thumb/d/d7/WIMap-doton-Hartford_b.png/200px-WIMap-doton-Hartford_b.png</text:p>
          </table:table-cell>
          <table:table-cell office:value-type="string" table:style-name="ce1">
            <text:p>Central Time Zone (North America)</text:p>
          </table:table-cell>
          <table:table-cell office:value-type="string" table:style-name="ce1">
            <text:p>http://dbpedia.org/resource/Central_Time_Zone_(North_America)</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City</text:p>
          </table:table-cell>
          <table:table-cell office:value-type="string" table:style-name="ce1">
            <text:p>http://dbpedia.org/resource/City</text:p>
          </table:table-cell>
          <table:table-cell office:value-type="string" table:style-name="ce1">
            <text:p>{-5|-6}</text:p>
          </table:table-cell>
          <table:table-cell office:value-type="string" table:style-name="ce1">
            <text:p>43.318333333333335 -88.3788888888889</text:p>
          </table:table-cell>
          <table:table-cell office:value-type="string" table:style-name="ce1">
            <text:p>{city|place|populated place|municipality|City|Place|_Feature|owl#Thing}</text:p>
          </table:table-cell>
          <table:table-cell office:value-type="string" table:style-name="ce1">
            <text:p>{http://dbpedia.org/ontology/City|http://dbpedia.org/ontology/Place|http://dbpedia.org/ontology/PopulatedPlace|http://dbpedia.org/ontology/Settlement|http://schema.org/City|http://schema.org/Place|http://www.opengis.net/gml/_Feature|http://www.w3.org/2002/07/owl#Thing}</text:p>
          </table:table-cell>
          <table:table-cell office:value-type="float" office:value="433183" table:style-name="ce2">
            <text:p>433.183</text:p>
          </table:table-cell>
          <table:table-cell office:value-type="float" office:value="-883789" table:style-name="ce2">
            <text:p>-883.789</text:p>
          </table:table-cell>
          <table:table-cell office:value-type="string" table:style-name="ce1">
            <text:p>WIMap-doton-Hartford_b.png</text:p>
          </table:table-cell>
          <table:table-cell office:value-type="string" table:style-name="ce1">
            <text:p>http://upload.wikimedia.org/wikipedia/commons/d/d7/WIMap-doton-Hartford_b.png</text:p>
          </table:table-cell>
          <table:table-cell office:value-type="string" table:style-name="ce1">
            <text:p>NULL</text:p>
          </table:table-cell>
          <table:table-cell office:value-type="string" table:style-name="ce1">
            <text:p>NULL</text:p>
          </table:table-cell>
          <table:table-cell office:value-type="string" table:style-name="ce1">
            <text:p>Hartford Wisconsin</text:p>
          </table:table-cell>
          <table:table-cell office:value-type="string" table:style-name="ce1">
            <text:p>NULL</text:p>
          </table:table-cell>
          <table:table-cell table:number-columns-repeated="16285"/>
        </table:table-row>
        <table:table-row table:style-name="ro1">
          <table:table-cell office:value-type="string" table:style-name="ce1">
            <text:p>http://dbpedia.org/resource/Spokane_Valley,_Washington</text:p>
          </table:table-cell>
          <table:table-cell office:value-type="string" table:style-name="ce1">
            <text:p>Spokane Valley Washington</text:p>
          </table:table-cell>
          <table:table-cell office:value-type="string" table:style-name="ce1">
            <text:p>Spokane Valley is an incorporated city in Spokane County Washington United States. It is located east of Spokane and west of Coeur d'Alene. It surrounds the town of Millwood on three sides. The city the eleventh largest in the state had a population of 89755 as of 2010.</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float" office:value="509" table:style-name="ce1">
            <text:p>509</text:p>
          </table:table-cell>
          <table:table-cell office:value-type="string" table:style-name="ce1">
            <text:p>{9.782e+07|9.78239e+07}</text:p>
          </table:table-cell>
          <table:table-cell office:value-type="string" table:style-name="ce1">
            <text:p>NULL</text:p>
          </table:table-cell>
          <table:table-cell office:value-type="string" table:style-name="ce1">
            <text:p>NULL</text:p>
          </table:table-cell>
          <table:table-cell office:value-type="string" table:style-name="ce1">
            <text:p>{9.857e+07|9.85749e+07}</text:p>
          </table:table-cell>
          <table:table-cell office:value-type="string" table:style-name="ce1">
            <text:p>NULL</text:p>
          </table:table-cell>
          <table:table-cell office:value-type="string" table:style-name="ce1">
            <text:p>{750000.0|751097.0}</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United States</text:p>
          </table:table-cell>
          <table:table-cell office:value-type="string" table:style-name="ce1">
            <text:p>http://dbpedia.org/resource/United_States</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Spokane County Washington|Washington (state)}</text:p>
          </table:table-cell>
          <table:table-cell office:value-type="string" table:style-name="ce1">
            <text:p>{http://dbpedia.org/resource/Spokane_County,_Washington|http://dbpedia.org/resource/Washington_(state)}</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Deputy Mayor|Mayor}</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917.5|917.533}</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float" office:value="89755" table:style-name="ce1">
            <text:p>89755</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float" office:value="99206" table:style-name="ce1">
            <text:p>99206</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200px-City_of_spokane_valley.jpg</text:p>
          </table:table-cell>
          <table:table-cell office:value-type="string" table:style-name="ce1">
            <text:p>http://upload.wikimedia.org/wikipedia/commons/thumb/1/1b/City_of_spokane_valley.jpg/200px-City_of_spokane_valley.jpg</text:p>
          </table:table-cell>
          <table:table-cell office:value-type="string" table:style-name="ce1">
            <text:p>Pacific Time Zone</text:p>
          </table:table-cell>
          <table:table-cell office:value-type="string" table:style-name="ce1">
            <text:p>http://dbpedia.org/resource/Pacific_Time_Zone</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City</text:p>
          </table:table-cell>
          <table:table-cell office:value-type="string" table:style-name="ce1">
            <text:p>http://dbpedia.org/resource/City</text:p>
          </table:table-cell>
          <table:table-cell office:value-type="string" table:style-name="ce1">
            <text:p>{-7|-8}</text:p>
          </table:table-cell>
          <table:table-cell office:value-type="string" table:style-name="ce1">
            <text:p>47.67333333333333 -117.23944444444444</text:p>
          </table:table-cell>
          <table:table-cell office:value-type="string" table:style-name="ce1">
            <text:p>{city|place|populated place|municipality|City|Place|_Feature|owl#Thing}</text:p>
          </table:table-cell>
          <table:table-cell office:value-type="string" table:style-name="ce1">
            <text:p>{http://dbpedia.org/ontology/City|http://dbpedia.org/ontology/Place|http://dbpedia.org/ontology/PopulatedPlace|http://dbpedia.org/ontology/Settlement|http://schema.org/City|http://schema.org/Place|http://www.opengis.net/gml/_Feature|http://www.w3.org/2002/07/owl#Thing}</text:p>
          </table:table-cell>
          <table:table-cell office:value-type="float" office:value="476733" table:style-name="ce2">
            <text:p>476.733</text:p>
          </table:table-cell>
          <table:table-cell office:value-type="float" office:value="-117239" table:style-name="ce2">
            <text:p>-117.239</text:p>
          </table:table-cell>
          <table:table-cell office:value-type="string" table:style-name="ce1">
            <text:p>City_of_spokane_valley.jpg</text:p>
          </table:table-cell>
          <table:table-cell office:value-type="string" table:style-name="ce1">
            <text:p>http://upload.wikimedia.org/wikipedia/commons/1/1b/City_of_spokane_valley.jpg</text:p>
          </table:table-cell>
          <table:table-cell table:style-name="ce1"/>
          <table:table-cell office:value-type="string" table:style-name="ce1">
            <text:p>http://www.spokanevalley.org/</text:p>
          </table:table-cell>
          <table:table-cell office:value-type="string" table:style-name="ce1">
            <text:p>City of Spokane Valley Washington</text:p>
          </table:table-cell>
          <table:table-cell office:value-type="string" table:style-name="ce1">
            <text:p>SpoValley The Valley</text:p>
          </table:table-cell>
          <table:table-cell table:number-columns-repeated="16285"/>
        </table:table-row>
        <table:table-row table:style-name="ro1">
          <table:table-cell office:value-type="string" table:style-name="ce1">
            <text:p>http://dbpedia.org/resource/Harbin</text:p>
          </table:table-cell>
          <table:table-cell office:value-type="string" table:style-name="ce1">
            <text:p>Harbin</text:p>
          </table:table-cell>
          <table:table-cell office:value-type="string" table:style-name="ce1">
            <text:p>Harbin (Manchu language: Harbin; is the capital and largest city of Heilongjiang Province in Northeast China as well as the tenth most populated city in the People's Republic of China. According to the 2010 China census data the city's urban area has 5878939 inhabitants while the total population of the sub-provincial city is up to 10635971. Harbin serves as a key political economic scientific cultural and communications hub in Northeast China.</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float" office:value="451" table:style-name="ce1">
            <text:p>451</text:p>
          </table:table-cell>
          <table:table-cell office:value-type="string" table:style-name="ce1">
            <text:p>NULL</text:p>
          </table:table-cell>
          <table:table-cell office:value-type="float" office:value="7068000000000" table:style-name="ce3">
            <text:p>7,07E+12</text:p>
          </table:table-cell>
          <table:table-cell office:value-type="string" table:style-name="ce1">
            <text:p>NULL</text:p>
          </table:table-cell>
          <table:table-cell office:value-type="float" office:value="53100000000" table:style-name="ce3">
            <text:p>5,31E+10</text:p>
          </table:table-cell>
          <table:table-cell office:value-type="float" office:value="7068000000000" table:style-name="ce3">
            <text:p>7,07E+12</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China</text:p>
          </table:table-cell>
          <table:table-cell office:value-type="string" table:style-name="ce1">
            <text:p>http://dbpedia.org/resource/China</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148.742|150.0}</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Heilongjiang</text:p>
          </table:table-cell>
          <table:table-cell office:value-type="string" table:style-name="ce1">
            <text:p>http://dbpedia.org/resource/Heilongjiang</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Lin_Duo|Song_Xibin}</text:p>
          </table:table-cell>
          <table:table-cell office:value-type="string" table:style-name="ce1">
            <text:p>{http://dbpedia.org/resource/Lin_Duo|http://dbpedia.org/resource/Song_Xibin}</text:p>
          </table:table-cell>
          <table:table-cell office:value-type="string" table:style-name="ce1">
            <text:p>NULL</text:p>
          </table:table-cell>
          <table:table-cell office:value-type="string" table:style-name="ce1">
            <text:p>NULL</text:p>
          </table:table-cell>
          <table:table-cell office:value-type="string" table:style-name="ce1">
            <text:p>{Mayor|secretary of a municipal committee of the CPC}</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float" office:value="5878939" table:style-name="ce1">
            <text:p>5878939</text:p>
          </table:table-cell>
          <table:table-cell office:value-type="string" table:style-name="ce1">
            <text:p>NULL</text:p>
          </table:table-cell>
          <table:table-cell office:value-type="string" table:style-name="ce1">
            <text:p>NULL</text:p>
          </table:table-cell>
          <table:table-cell office:value-type="float" office:value="10635971" table:style-name="ce1">
            <text:p>10635971</text:p>
          </table:table-cell>
          <table:table-cell office:value-type="string" table:style-name="ce1">
            <text:p>NULL</text:p>
          </table:table-cell>
          <table:table-cell office:value-type="float" office:value="5282083" table:style-name="ce1">
            <text:p>5282083</text:p>
          </table:table-cell>
          <table:table-cell office:value-type="string" table:style-name="ce1">
            <text:p>NULL</text:p>
          </table:table-cell>
          <table:table-cell office:value-type="float" office:value="150000" table:style-name="ce1">
            <text:p>150000</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200px-Harbin_montage.png</text:p>
          </table:table-cell>
          <table:table-cell office:value-type="string" table:style-name="ce1">
            <text:p>http://upload.wikimedia.org/wikipedia/commons/thumb/f/f3/Harbin_montage.png/200px-Harbin_montage.png</text:p>
          </table:table-cell>
          <table:table-cell office:value-type="string" table:style-name="ce1">
            <text:p>Time in China</text:p>
          </table:table-cell>
          <table:table-cell office:value-type="string" table:style-name="ce1">
            <text:p>http://dbpedia.org/resource/Time_in_China</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Sub-provincial divisions in the People's Republic of China</text:p>
          </table:table-cell>
          <table:table-cell office:value-type="string" table:style-name="ce1">
            <text:p>http://dbpedia.org/resource/Sub-provincial_divisions_in_the_People's_Republic_of_China</text:p>
          </table:table-cell>
          <table:table-cell office:value-type="float" office:value="8" table:style-name="ce1">
            <text:p>8</text:p>
          </table:table-cell>
          <table:table-cell office:value-type="string" table:style-name="ce1">
            <text:p>45.75 126.63333333333334</text:p>
          </table:table-cell>
          <table:table-cell office:value-type="string" table:style-name="ce1">
            <text:p>{city|place|populated place|municipality|City|Place|_Feature|owl#Thing}</text:p>
          </table:table-cell>
          <table:table-cell office:value-type="string" table:style-name="ce1">
            <text:p>{http://dbpedia.org/ontology/City|http://dbpedia.org/ontology/Place|http://dbpedia.org/ontology/PopulatedPlace|http://dbpedia.org/ontology/Settlement|http://schema.org/City|http://schema.org/Place|http://www.opengis.net/gml/_Feature|http://www.w3.org/2002/07/owl#Thing}</text:p>
          </table:table-cell>
          <table:table-cell office:value-type="float" office:value="45.75" table:style-name="ce1">
            <text:p>45,75</text:p>
          </table:table-cell>
          <table:table-cell office:value-type="float" office:value="126633" table:style-name="ce2">
            <text:p>126.633</text:p>
          </table:table-cell>
          <table:table-cell office:value-type="string" table:style-name="ce1">
            <text:p>Harbin_montage.png</text:p>
          </table:table-cell>
          <table:table-cell office:value-type="string" table:style-name="ce1">
            <text:p>http://upload.wikimedia.org/wikipedia/commons/f/f3/Harbin_montage.png</text:p>
          </table:table-cell>
          <table:table-cell table:style-name="ce1"/>
          <table:table-cell office:value-type="string" table:style-name="ce1">
            <text:p>http://www.harbin.gov.cn/</text:p>
          </table:table-cell>
          <table:table-cell office:value-type="string" table:style-name="ce1">
            <text:p>NULL</text:p>
          </table:table-cell>
          <table:table-cell office:value-type="string" table:style-name="ce1">
            <text:p>Ice City Oriental Paris Oriental Moscow</text:p>
          </table:table-cell>
          <table:table-cell table:number-columns-repeated="16285"/>
        </table:table-row>
        <table:table-row table:style-name="ro1">
          <table:table-cell office:value-type="string" table:style-name="ce1">
            <text:p>http://dbpedia.org/resource/Dortmund</text:p>
          </table:table-cell>
          <table:table-cell office:value-type="string" table:style-name="ce1">
            <text:p>Dortmund</text:p>
          </table:table-cell>
          <table:table-cell office:value-type="string" table:style-name="ce1">
            <text:p>Dortmund is a city in Germany. It is located in the Bundesland of North Rhine-Westphalia. Its population of 579012 (in December 2012) makes it the 8th largest city in Germany. Dortmund is the largest city in the Ruhr Area an urban area with some 5.2 million (2009) inhabitants which is the largest urban agglomeration in Germany. Dortmund is also a part of the larger Rhine-Ruhr metropolitan region of more than 12 million people.</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0231 02304</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float" office:value="280400000000" table:style-name="ce3">
            <text:p>2,80E+11</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Germany</text:p>
          </table:table-cell>
          <table:table-cell office:value-type="string" table:style-name="ce1">
            <text:p>http://dbpedia.org/resource/Germany</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float" office:value="86" table:style-name="ce1">
            <text:p>86</text:p>
          </table:table-cell>
          <table:table-cell office:value-type="string" table:style-name="ce1">
            <text:p>North Rhine-Westphalia</text:p>
          </table:table-cell>
          <table:table-cell office:value-type="string" table:style-name="ce1">
            <text:p>http://dbpedia.org/resource/North_Rhine-Westphalia</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Lord Mayor</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date" office:date-value="2010-12-31T00:00:00" table:style-name="ce4">
            <text:p>31.12.2010</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44001-44388</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200px-Dortmund.jpg</text:p>
          </table:table-cell>
          <table:table-cell office:value-type="string" table:style-name="ce1">
            <text:p>http://upload.wikimedia.org/wikipedia/commons/thumb/2/2c/Dortmund.jpg/200px-Dortmund.jpg</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51.516666666666666 7.466666666666667</text:p>
          </table:table-cell>
          <table:table-cell office:value-type="string" table:style-name="ce1">
            <text:p>{city|place|populated place|municipality|City|Place|_Feature|owl#Thing}</text:p>
          </table:table-cell>
          <table:table-cell office:value-type="string" table:style-name="ce1">
            <text:p>{http://dbpedia.org/ontology/City|http://dbpedia.org/ontology/Place|http://dbpedia.org/ontology/PopulatedPlace|http://dbpedia.org/ontology/Settlement|http://schema.org/City|http://schema.org/Place|http://www.opengis.net/gml/_Feature|http://www.w3.org/2002/07/owl#Thing}</text:p>
          </table:table-cell>
          <table:table-cell office:value-type="float" office:value="515167" table:style-name="ce2">
            <text:p>515.167</text:p>
          </table:table-cell>
          <table:table-cell office:value-type="float" office:value="746667" table:style-name="ce2">
            <text:p>746.667</text:p>
          </table:table-cell>
          <table:table-cell office:value-type="string" table:style-name="ce1">
            <text:p>Dortmund.jpg</text:p>
          </table:table-cell>
          <table:table-cell office:value-type="string" table:style-name="ce1">
            <text:p>http://upload.wikimedia.org/wikipedia/commons/2/2c/Dortmund.jpg</text:p>
          </table:table-cell>
          <table:table-cell table:style-name="ce1"/>
          <table:table-cell office:value-type="string" table:style-name="ce1">
            <text:p>http://www.dortmund.de/</text:p>
          </table:table-cell>
          <table:table-cell office:value-type="string" table:style-name="ce1">
            <text:p>Dortmund</text:p>
          </table:table-cell>
          <table:table-cell office:value-type="string" table:style-name="ce1">
            <text:p>NULL</text:p>
          </table:table-cell>
          <table:table-cell table:number-columns-repeated="16285"/>
        </table:table-row>
        <table:table-row table:style-name="ro1">
          <table:table-cell office:value-type="string" table:style-name="ce1">
            <text:p>http://dbpedia.org/resource/Stratford,_Iowa</text:p>
          </table:table-cell>
          <table:table-cell office:value-type="string" table:style-name="ce1">
            <text:p>Stratford Iowa</text:p>
          </table:table-cell>
          <table:table-cell office:value-type="string" table:style-name="ce1">
            <text:p>Stratford is a city in Hamilton and Webster counties in the U.S. state of Iowa. The population was 743 at the 2010 census.</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float" office:value="515" table:style-name="ce1">
            <text:p>515</text:p>
          </table:table-cell>
          <table:table-cell office:value-type="string" table:style-name="ce1">
            <text:p>{4.94688e+06|4.95e+06}</text:p>
          </table:table-cell>
          <table:table-cell office:value-type="string" table:style-name="ce1">
            <text:p>NULL</text:p>
          </table:table-cell>
          <table:table-cell office:value-type="string" table:style-name="ce1">
            <text:p>NULL</text:p>
          </table:table-cell>
          <table:table-cell office:value-type="string" table:style-name="ce1">
            <text:p>{4.94688e+06|4.95e+06}</text:p>
          </table:table-cell>
          <table:table-cell office:value-type="string" table:style-name="ce1">
            <text:p>NULL</text:p>
          </table:table-cell>
          <table:table-cell office:value-type="float" office:value="0" table:style-name="ce1">
            <text:p>0</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United States</text:p>
          </table:table-cell>
          <table:table-cell office:value-type="string" table:style-name="ce1">
            <text:p>http://dbpedia.org/resource/United_States</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338.0|338.023}</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Hamilton County Iowa|Iowa|Webster County Iowa}</text:p>
          </table:table-cell>
          <table:table-cell office:value-type="string" table:style-name="ce1">
            <text:p>{http://dbpedia.org/resource/Hamilton_County,_Iowa|http://dbpedia.org/resource/Iowa|http://dbpedia.org/resource/Webster_County,_Iowa}</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The place to be</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150.194|150.2}</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float" office:value="743" table:style-name="ce1">
            <text:p>743</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float" office:value="50249" table:style-name="ce1">
            <text:p>50249</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200px-Stratford_Iowa_20090419_Sign.JPG</text:p>
          </table:table-cell>
          <table:table-cell office:value-type="string" table:style-name="ce1">
            <text:p>http://upload.wikimedia.org/wikipedia/commons/thumb/8/89/Stratford_Iowa_20090419_Sign.JPG/200px-Stratford_Iowa_20090419_Sign.JPG</text:p>
          </table:table-cell>
          <table:table-cell office:value-type="string" table:style-name="ce1">
            <text:p>Central Time Zone (North America)</text:p>
          </table:table-cell>
          <table:table-cell office:value-type="string" table:style-name="ce1">
            <text:p>http://dbpedia.org/resource/Central_Time_Zone_(North_America)</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City</text:p>
          </table:table-cell>
          <table:table-cell office:value-type="string" table:style-name="ce1">
            <text:p>http://dbpedia.org/resource/City</text:p>
          </table:table-cell>
          <table:table-cell office:value-type="string" table:style-name="ce1">
            <text:p>{-5|-6}</text:p>
          </table:table-cell>
          <table:table-cell office:value-type="string" table:style-name="ce1">
            <text:p>42.270833333333336 -93.92694444444444</text:p>
          </table:table-cell>
          <table:table-cell office:value-type="string" table:style-name="ce1">
            <text:p>{city|place|populated place|municipality|City|Place|_Feature|owl#Thing}</text:p>
          </table:table-cell>
          <table:table-cell office:value-type="string" table:style-name="ce1">
            <text:p>{http://dbpedia.org/ontology/City|http://dbpedia.org/ontology/Place|http://dbpedia.org/ontology/PopulatedPlace|http://dbpedia.org/ontology/Settlement|http://schema.org/City|http://schema.org/Place|http://www.opengis.net/gml/_Feature|http://www.w3.org/2002/07/owl#Thing}</text:p>
          </table:table-cell>
          <table:table-cell office:value-type="float" office:value="422708" table:style-name="ce2">
            <text:p>422.708</text:p>
          </table:table-cell>
          <table:table-cell office:value-type="float" office:value="-939269" table:style-name="ce2">
            <text:p>-939.269</text:p>
          </table:table-cell>
          <table:table-cell office:value-type="string" table:style-name="ce1">
            <text:p>Stratford_Iowa_20090419_Sign.JPG</text:p>
          </table:table-cell>
          <table:table-cell office:value-type="string" table:style-name="ce1">
            <text:p>http://upload.wikimedia.org/wikipedia/commons/8/89/Stratford_Iowa_20090419_Sign.JPG</text:p>
          </table:table-cell>
          <table:table-cell office:value-type="string" table:style-name="ce1">
            <text:p>www.stratfordiowa.com</text:p>
          </table:table-cell>
          <table:table-cell office:value-type="string" table:style-name="ce1">
            <text:p>http://www.stratfordiowa.com</text:p>
          </table:table-cell>
          <table:table-cell office:value-type="string" table:style-name="ce1">
            <text:p>Stratford Iowa</text:p>
          </table:table-cell>
          <table:table-cell office:value-type="string" table:style-name="ce1">
            <text:p>NULL</text:p>
          </table:table-cell>
          <table:table-cell table:number-columns-repeated="16285"/>
        </table:table-row>
        <table:table-row table:style-name="ro1">
          <table:table-cell office:value-type="string" table:style-name="ce1">
            <text:p>http://dbpedia.org/resource/Forest_City,_Iowa</text:p>
          </table:table-cell>
          <table:table-cell office:value-type="string" table:style-name="ce1">
            <text:p>Forest City Iowa</text:p>
          </table:table-cell>
          <table:table-cell office:value-type="string" table:style-name="ce1">
            <text:p>Forest City is a city in Hancock and Winnebago Counties in the U.S. state of Iowa and the county seat of Winnebago County. The population was 4151 in the 2010 census a decline from the 4362 population in the 2000 census. Forest City claims to be the smallest city in the United States with its own YMCA thanks to the benevolence of John K. and Luise V. Hanson. In reality it's not even the smallest city in Iowa with its own YMCA.</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float" office:value="641" table:style-name="ce1">
            <text:p>641</text:p>
          </table:table-cell>
          <table:table-cell office:value-type="string" table:style-name="ce1">
            <text:p>{1.20175e+07|1.202e+07}</text:p>
          </table:table-cell>
          <table:table-cell office:value-type="string" table:style-name="ce1">
            <text:p>NULL</text:p>
          </table:table-cell>
          <table:table-cell office:value-type="string" table:style-name="ce1">
            <text:p>NULL</text:p>
          </table:table-cell>
          <table:table-cell office:value-type="string" table:style-name="ce1">
            <text:p>{1.20175e+07|1.202e+07}</text:p>
          </table:table-cell>
          <table:table-cell office:value-type="string" table:style-name="ce1">
            <text:p>NULL</text:p>
          </table:table-cell>
          <table:table-cell office:value-type="float" office:value="0" table:style-name="ce1">
            <text:p>0</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United States</text:p>
          </table:table-cell>
          <table:table-cell office:value-type="string" table:style-name="ce1">
            <text:p>http://dbpedia.org/resource/United_States</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383.0|383.134}</text:p>
          </table:table-cell>
          <table:table-cell office:value-type="string" table:style-name="ce1">
            <text:p>NULL</text:p>
          </table:table-cell>
          <table:table-cell office:value-type="string" table:style-name="ce1">
            <text:p>NULL</text:p>
          </table:table-cell>
          <table:table-cell office:value-type="string" table:style-name="ce1">
            <text:p>1878-06-14</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Hancock County Iowa|Iowa|Winnebago County Iowa}</text:p>
          </table:table-cell>
          <table:table-cell office:value-type="string" table:style-name="ce1">
            <text:p>{http://dbpedia.org/resource/Hancock_County,_Iowa|http://dbpedia.org/resource/Iowa|http://dbpedia.org/resource/Winnebago_County,_Iowa}</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Friends are Closer|Where Nature's Close and}</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345.4|345.407}</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float" office:value="4151" table:style-name="ce1">
            <text:p>4151</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float" office:value="50436" table:style-name="ce1">
            <text:p>50436</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200px-Hancock_County_Iowa_Incorporated_and_Unincorporated_areas_Forest_City_Highlighted.svg.png</text:p>
          </table:table-cell>
          <table:table-cell office:value-type="string" table:style-name="ce1">
            <text:p>http://upload.wikimedia.org/wikipedia/commons/thumb/7/75/Hancock_County_Iowa_Incorporated_and_Unincorporated_areas_Forest_City_Highlighted.svg/200px-Hancock_County_Iowa_Incorporated_and_Unincorporated_areas_Forest_City_Highlighted.svg.png</text:p>
          </table:table-cell>
          <table:table-cell office:value-type="string" table:style-name="ce1">
            <text:p>Central Time Zone (North America)</text:p>
          </table:table-cell>
          <table:table-cell office:value-type="string" table:style-name="ce1">
            <text:p>http://dbpedia.org/resource/Central_Time_Zone_(North_America)</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City</text:p>
          </table:table-cell>
          <table:table-cell office:value-type="string" table:style-name="ce1">
            <text:p>http://dbpedia.org/resource/City</text:p>
          </table:table-cell>
          <table:table-cell office:value-type="string" table:style-name="ce1">
            <text:p>{-5|-6}</text:p>
          </table:table-cell>
          <table:table-cell office:value-type="string" table:style-name="ce1">
            <text:p>43.261944444444445 -93.64027777777778</text:p>
          </table:table-cell>
          <table:table-cell office:value-type="string" table:style-name="ce1">
            <text:p>{city|place|populated place|municipality|City|Place|_Feature|owl#Thing}</text:p>
          </table:table-cell>
          <table:table-cell office:value-type="string" table:style-name="ce1">
            <text:p>{http://dbpedia.org/ontology/City|http://dbpedia.org/ontology/Place|http://dbpedia.org/ontology/PopulatedPlace|http://dbpedia.org/ontology/Settlement|http://schema.org/City|http://schema.org/Place|http://www.opengis.net/gml/_Feature|http://www.w3.org/2002/07/owl#Thing}</text:p>
          </table:table-cell>
          <table:table-cell office:value-type="float" office:value="432619" table:style-name="ce2">
            <text:p>432.619</text:p>
          </table:table-cell>
          <table:table-cell office:value-type="float" office:value="-936403" table:style-name="ce2">
            <text:p>-936.403</text:p>
          </table:table-cell>
          <table:table-cell office:value-type="string" table:style-name="ce1">
            <text:p>Hancock_County_Iowa_Incorporated_and_Unincorporated_areas_Forest_City_Highlighted.svg</text:p>
          </table:table-cell>
          <table:table-cell office:value-type="string" table:style-name="ce1">
            <text:p>http://upload.wikimedia.org/wikipedia/commons/7/75/Hancock_County_Iowa_Incorporated_and_Unincorporated_areas_Forest_City_Highlighted.svg</text:p>
          </table:table-cell>
          <table:table-cell office:value-type="string" table:style-name="ce1">
            <text:p>NULL</text:p>
          </table:table-cell>
          <table:table-cell office:value-type="string" table:style-name="ce1">
            <text:p>NULL</text:p>
          </table:table-cell>
          <table:table-cell office:value-type="string" table:style-name="ce1">
            <text:p>Forest City Iowa</text:p>
          </table:table-cell>
          <table:table-cell office:value-type="string" table:style-name="ce1">
            <text:p>NULL</text:p>
          </table:table-cell>
          <table:table-cell table:number-columns-repeated="16285"/>
        </table:table-row>
        <table:table-row table:number-rows-repeated="1048533" table:style-name="ro1">
          <table:table-cell table:number-columns-repeated="16384"/>
        </table:table-row>
        <table:named-expressions>
          <table:named-range table:name="cities" table:cell-range-address="Tabelle1.$A$1:Tabelle1.$CU$43" table:base-cell-address="Tabelle1.$A$1"/>
        </table:named-expressions>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office:font-face-decls>
  <office:styles>
    <number:number-style style:name="N0">
      <number:number number:min-integer-digits="1"/>
    </number:number-style>
    <number:number-style style:name="N3">
      <number:number number:decimal-places="0" number:min-integer-digits="1" number:grouping="true"/>
    </number:number-style>
    <number:number-style style:name="N15">
      <number:scientific-number number:decimal-places="2" number:min-integer-digits="1" number:min-exponent-digits="2"/>
    </number:number-style>
    <number:date-style style:name="N19">
      <number:day number:style="long"/>
      <number:text>.</number:text>
      <number:month number:style="long"/>
      <number:text>.</number:text>
      <number:year number:style="long"/>
    </number:date-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office:styles>
  <office:automatic-styles>
    <style:page-layout style:name="pm1">
      <style:page-layout-properties fo:margin-top="0.3in" fo:margin-bottom="0.3in" fo:margin-left="0.7in" fo:margin-right="0.7in" style:table-centering="none" style:print="objects charts drawings"/>
      <style:header-style>
        <style:header-footer-properties fo:min-height="0.487401575in" fo:margin-left="0.7in" fo:margin-right="0.7in" fo:margin-bottom="0in"/>
      </style:header-style>
      <style:footer-style>
        <style:header-footer-properties fo:min-height="0.48740157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17571</meta:generator>
    <meta:initial-creator>Moritz Bunse</meta:initial-creator>
    <dc:creator>Moritz Bunse</dc:creator>
    <meta:creation-date>2017-01-14T23:27:52Z</meta:creation-date>
    <dc:date>2017-01-15T00:36:02Z</dc:date>
    <meta:editing-duration>PT0S</meta:editing-duration>
  </office:meta>
</office:document-meta>
</file>